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9">
      <style:drawing-page-properties draw:fill="bitmap" draw:fill-image-name="a24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06">
      <style:drawing-page-properties draw:fill="bitmap" draw:fill-image-name="a23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1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77">
      <style:drawing-page-properties draw:fill="bitmap" draw:fill-image-name="a22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8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1">
      <style:paragraph-properties fo:line-height="9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6">
      <style:paragraph-properties fo:line-height="8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6">
      <style:graphic-properties draw:fill="solid" draw:fill-color="#729fcf" draw:opacity="100%" draw:stroke="solid" svg:stroke-width="0.02778in" svg:stroke-color="#3465a4" svg:stroke-opacity="100%"/>
    </style:style>
    <style:style style:family="text" style:name="a2318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9">
      <style:paragraph-properties fo:line-height="8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8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3">
      <style:graphic-properties draw:fill="solid" draw:fill-color="#729fcf" draw:opacity="100%" draw:stroke="solid" svg:stroke-width="0.02778in" svg:stroke-color="#3465a4" svg:stroke-opacity="100%"/>
    </style:style>
    <style:style style:family="paragraph" style:name="a2289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17">
      <style:drawing-page-properties draw:fill="bitmap" draw:fill-image-name="a25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1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2">
      <style:paragraph-properties fo:line-height="8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5">
      <style:paragraph-properties fo:line-height="9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8">
      <style:paragraph-properties fo:line-height="8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6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0">
      <style:text-properties fo:font-variant="normal" fo:text-transform="none" fo:color="#2a6099" style:text-line-through-type="single" style:text-line-through-style="solid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1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2">
      <style:paragraph-properties fo:line-height="8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5">
      <style:paragraph-properties fo:line-height="8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45">
      <style:drawing-page-properties draw:fill="bitmap" draw:fill-image-name="a23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5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54">
      <style:drawing-page-properties draw:fill="bitmap" draw:fill-image-name="a25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1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7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6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1">
      <style:graphic-properties draw:fill="none" draw:stroke="solid" svg:stroke-width="0.00694in" svg:stroke-color="#4472c4" draw:marker-end="a2400" svg:stroke-opacity="100%" draw:stroke-linejoin="miter" svg:stroke-linecap="butt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2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00">
      <style:drawing-page-properties draw:fill="bitmap" draw:fill-image-name="a25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7">
      <style:drawing-page-properties draw:fill="bitmap" draw:fill-image-name="a23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7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5">
      <style:drawing-page-properties draw:fill="bitmap" draw:fill-image-name="a25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graphic" style:name="a2415">
      <style:graphic-properties draw:fill="none" draw:stroke="solid" svg:stroke-width="0.00694in" svg:stroke-color="#4472c4" draw:marker-end="a2414" svg:stroke-opacity="100%" draw:stroke-linejoin="miter" svg:stroke-linecap="butt"/>
    </style:style>
    <style:style style:family="graphic" style:name="a2417">
      <style:graphic-properties draw:fill="none" draw:stroke="solid" svg:stroke-width="0.00694in" svg:stroke-color="#4472c4" draw:marker-end="a2416" svg:stroke-opacity="100%" draw:stroke-linejoin="miter" svg:stroke-linecap="butt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226">
      <style:drawing-page-properties draw:fill="bitmap" draw:fill-image-name="a22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8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5">
      <style:drawing-page-properties draw:fill="bitmap" draw:fill-image-name="a2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262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9">
      <style:graphic-properties draw:fill="none" draw:stroke="solid" svg:stroke-width="0.00694in" svg:stroke-color="#4472c4" draw:marker-end="a2398" svg:stroke-opacity="100%" draw:stroke-linejoin="miter" svg:stroke-linecap="butt"/>
    </style:style>
    <style:style style:family="presentation" style:name="a2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8">
      <style:graphic-properties draw:fill="solid" draw:fill-color="#729fcf" draw:opacity="100%" draw:stroke="solid" svg:stroke-width="0.02778in" svg:stroke-color="#3465a4" svg:stroke-opacity="100%"/>
    </style:style>
    <style:style style:family="paragraph" style:name="a2231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3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5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96">
      <style:graphic-properties draw:fill="solid" draw:fill-color="#729fcf" draw:opacity="100%" draw:stroke="solid" svg:stroke-width="0.02778in" svg:stroke-color="#3465a4" svg:stroke-opacity="100%"/>
    </style:style>
    <style:style style:family="text" style:name="a2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38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3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29167in" style:font-size-asian="0.29167in" style:font-size-complex="0.291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7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32">
      <style:drawing-page-properties draw:fill="bitmap" draw:fill-image-name="a26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1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4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7">
      <style:paragraph-properties fo:line-height="8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1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4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1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4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56">
      <style:drawing-page-properties draw:fill="bitmap" draw:fill-image-name="a2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54">
      <style:drawing-page-properties draw:fill="bitmap" draw:fill-image-name="a24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8" style:parent-style-name="Graphics">
      <style:graphic-properties draw:fill="none" fo:clip="rect(0in, 0in, 0in, 0in)" draw:stroke="none" draw:luminance="0%" draw:contrast="0%" draw:image-opacity="100%"/>
    </style:style>
    <style:style style:family="text" style:name="a2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8">
      <style:drawing-page-properties draw:fill="bitmap" draw:fill-image-name="a26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4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新細明體" style:font-family-complex="Tahoma" style:font-family-generic="roman" style:font-family-generic-asian="roman" style:font-pitch="variable" style:font-pitch-asian="variable" style:font-pitch-complex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7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6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4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4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5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1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3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2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9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2226" draw:master-page-name="Master1-Layout7-blank-空白" presentation:presentation-page-layout-name="Master1-PPL7" draw:id="Slide-256">
        <draw:frame draw:id="id262" presentation:style-name="a2229" draw:name="標題 1" svg:x="0.55118in" svg:y="0.88583in" svg:width="9.92087in" svg:height="1.41732in" presentation:class="title" presentation:placeholder="false">
          <draw:text-box>
            <text:p text:style-name="a2228" text:class-names="" text:cond-style-name=""><text:span text:style-name="a2227" text:class-names="">中天直播留言分析</text:span></text:p>
          </draw:text-box>
          <svg:title/>
          <svg:desc/>
        </draw:frame>
        <draw:frame draw:id="id263" presentation:style-name="a2248" draw:name="副標題 2" svg:x="0.55118in" svg:y="2.48346in" svg:width="9.92087in" svg:height="3.24213in" presentation:class="subtitle" presentation:placeholder="false">
          <draw:text-box>
            <text:p text:style-name="a2231" text:class-names="" text:cond-style-name=""><text:span text:style-name="a2230" text:class-names="">組名：</text:span></text:p>
            <text:p text:style-name="a2233" text:class-names="" text:cond-style-name=""><text:span text:style-name="a2232" text:class-names="">SedNeoCat</text:span></text:p>
            <text:p text:style-name="a2235" text:class-names="" text:cond-style-name=""><text:span text:style-name="a2234" text:class-names="">組員：</text:span></text:p>
            <text:p text:style-name="a2238" text:class-names="" text:cond-style-name=""><text:span text:style-name="a2236" text:class-names="">蘇子權</text:span><text:span text:style-name="a2237" text:class-names="">/40947023S</text:span></text:p>
            <text:p text:style-name="a2241" text:class-names="" text:cond-style-name=""><text:span text:style-name="a2239" text:class-names="">余原齊</text:span><text:span text:style-name="a2240" text:class-names="">/40947027S</text:span></text:p>
            <text:p text:style-name="a2244" text:class-names="" text:cond-style-name=""><text:span text:style-name="a2242" text:class-names="">吳文元</text:span><text:span text:style-name="a2243" text:class-names="">/40947030S</text:span></text:p>
            <text:p text:style-name="a2247" text:class-names="" text:cond-style-name=""><text:span text:style-name="a2245" text:class-names="">洪盛益</text:span><text:span text:style-name="a2246" text:class-names="">/40947047S</text:span></text:p>
          </draw:text-box>
          <svg:title/>
          <svg:desc/>
        </draw:frame>
        <presentation:notes draw:style-name="a2254">
          <draw:frame draw:id="id264" draw:style-name="a2251" draw:name="投影片編號版面配置區 6" svg:x="4.67953in" svg:y="11.10827in" svg:width="3.5878in" svg:height="0.58425in">
            <draw:text-box>
              <text:p text:style-name="a2250" text:class-names="" text:cond-style-name=""><text:span text:style-name="a224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65" presentation:style-name="a2252" draw:name="投影片影像版面配置區 1">
            <svg:title/>
            <svg:desc/>
          </draw:page-thumbnail>
          <draw:frame draw:id="id266" presentation:style-name="a2253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56" draw:master-page-name="Master2-Layout7-blank-空白" presentation:presentation-page-layout-name="Master2-PPL7" draw:id="Slide-257">
        <draw:frame draw:id="id267" presentation:style-name="a2259" draw:name="標題 1" svg:x="0.55118in" svg:y="0.24685in" svg:width="9.92087in" svg:height="1.03543in" presentation:class="title" presentation:placeholder="false">
          <draw:text-box>
            <text:p text:style-name="a2258" text:class-names="" text:cond-style-name=""><text:span text:style-name="a2257" text:class-names="">What is the problem?</text:span></text:p>
          </draw:text-box>
          <svg:title/>
          <svg:desc/>
        </draw:frame>
        <draw:frame draw:id="id268" presentation:style-name="a2269" draw:name="文字版面配置區 2" svg:x="0.55118in" svg:y="1.45079in" svg:width="9.92087in" svg:height="3.59606in" presentation:class="outline" presentation:placeholder="false">
          <draw:text-box>
            <text:list text:style-name="a2262">
              <text:list-item>
                <text:p text:style-name="a2261" text:class-names="" text:cond-style-name=""><text:span text:style-name="a2260" text:class-names="">這個題目是什麼，它能解決什麼問題？</text:span></text:p>
              </text:list-item>
            </text:list>
            <text:list text:style-name="a2265">
              <text:list-item>
                <text:list text:style-name="a2265">
                  <text:list-item>
                    <text:p text:style-name="a2264" text:class-names="" text:cond-style-name=""><text:span text:style-name="a2263" text:class-names="">協助社會學者藉由資料分析大眾對傳媒轉新媒的觀感。</text:span></text:p>
                  </text:list-item>
                </text:list>
              </text:list-item>
            </text:list>
            <text:list text:style-name="a2268">
              <text:list-item>
                <text:list text:style-name="a2268">
                  <text:list-item>
                    <text:p text:style-name="a2267" text:class-names="" text:cond-style-name=""><text:span text:style-name="a2266" text:class-names="">觀察中天新聞受眾的轉變。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275">
          <draw:frame draw:id="id269" draw:style-name="a2272" draw:name="投影片編號版面配置區 6" svg:x="4.67953in" svg:y="11.10827in" svg:width="3.5878in" svg:height="0.58425in">
            <draw:text-box>
              <text:p text:style-name="a2271" text:class-names="" text:cond-style-name=""><text:span text:style-name="a2270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70" presentation:style-name="a2273" draw:name="投影片影像版面配置區 1">
            <svg:title/>
            <svg:desc/>
          </draw:page-thumbnail>
          <draw:frame draw:id="id271" presentation:style-name="a2274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277" draw:master-page-name="Master2-Layout7-blank-空白" presentation:presentation-page-layout-name="Master2-PPL7" draw:id="Slide-258">
        <draw:frame draw:id="id272" presentation:style-name="a2280" draw:name="標題 1" svg:x="0.55118in" svg:y="0.24685in" svg:width="9.92087in" svg:height="1.03543in" presentation:class="title" presentation:placeholder="false">
          <draw:text-box>
            <text:p text:style-name="a2279" text:class-names="" text:cond-style-name=""><text:span text:style-name="a2278" text:class-names="">Why this is important?</text:span></text:p>
          </draw:text-box>
          <svg:title/>
          <svg:desc/>
        </draw:frame>
        <draw:frame draw:id="id273" presentation:style-name="a2298" draw:name="文字版面配置區 2" svg:x="0.55118in" svg:y="1.45079in" svg:width="9.92087in" svg:height="3.59606in" presentation:class="outline" presentation:placeholder="false">
          <draw:text-box>
            <text:list text:style-name="a2283">
              <text:list-item>
                <text:p text:style-name="a2282" text:class-names="" text:cond-style-name=""><text:span text:style-name="a2281" text:class-names="">這個題目的緣起動機是什麼？你注意到什麼需求、現象、問題？</text:span></text:p>
              </text:list-item>
            </text:list>
            <text:list text:style-name="a2290">
              <text:list-item>
                <text:list text:style-name="a2290">
                  <text:list-item>
                    <text:p text:style-name="a2289" text:class-names="" text:cond-style-name=""><text:span text:style-name="a2284" text:class-names="">由於近期中天新聞被</text:span><text:span text:style-name="a2285" text:class-names="">NCC</text:span><text:span text:style-name="a2286" text:class-names="">關台，轉戰</text:span><text:span text:style-name="a2287" text:class-names="">YouTube</text:span><text:span text:style-name="a2288" text:class-names="">頻道，因此我們想了解這轉變帶來的影響。</text:span></text:p>
                  </text:list-item>
                </text:list>
              </text:list-item>
            </text:list>
            <text:list text:style-name="a2293">
              <text:list-item>
                <text:p text:style-name="a2292" text:class-names="" text:cond-style-name=""><text:span text:style-name="a2291" text:class-names="">為什麼這個問題值得被解決？</text:span></text:p>
              </text:list-item>
            </text:list>
            <text:list text:style-name="a2297">
              <text:list-item>
                <text:list text:style-name="a2297">
                  <text:list-item>
                    <text:p text:style-name="a2296" text:class-names="" text:cond-style-name=""><text:span text:style-name="a2294" text:class-names="">因為中天新聞是台灣第一個傳統媒體完全轉型為新媒體的案例。</text:span><text:span text:style-name="a2295" text:class-names=""><text:line-break/>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04">
          <draw:frame draw:id="id274" draw:style-name="a2301" draw:name="投影片編號版面配置區 6" svg:x="4.67953in" svg:y="11.10827in" svg:width="3.5878in" svg:height="0.58425in">
            <draw:text-box>
              <text:p text:style-name="a2300" text:class-names="" text:cond-style-name=""><text:span text:style-name="a2299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75" presentation:style-name="a2302" draw:name="投影片影像版面配置區 1">
            <svg:title/>
            <svg:desc/>
          </draw:page-thumbnail>
          <draw:frame draw:id="id276" presentation:style-name="a2303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306" draw:master-page-name="Master2-Layout7-blank-空白" presentation:presentation-page-layout-name="Master2-PPL7" draw:id="Slide-260">
        <draw:frame draw:id="id277" presentation:style-name="a2309" draw:name="標題 1" svg:x="0.55118in" svg:y="0.24685in" svg:width="9.92087in" svg:height="1.03543in" presentation:class="title" presentation:placeholder="false">
          <draw:text-box>
            <text:p text:style-name="a2308" text:class-names="" text:cond-style-name=""><text:span text:style-name="a2307" text:class-names="">What to do and how you do it?</text:span></text:p>
          </draw:text-box>
          <svg:title/>
          <svg:desc/>
        </draw:frame>
        <draw:frame draw:id="id278" presentation:style-name="a2337" draw:name="文字版面配置區 2" svg:x="0.55118in" svg:y="1.45079in" svg:width="9.92087in" svg:height="3.59606in" presentation:class="outline" presentation:placeholder="false">
          <draw:text-box>
            <text:list text:style-name="a2312">
              <text:list-item>
                <text:p text:style-name="a2311" text:class-names="" text:cond-style-name=""><text:span text:style-name="a2310" text:class-names="">你需要做什麼來解決這個問題？你要做的這些事情裡的先後順序是什麼？</text:span></text:p>
              </text:list-item>
            </text:list>
            <text:list text:style-name="a2317">
              <text:list-item>
                <text:list text:style-name="a2317">
                  <text:list-item>
                    <text:p text:style-name="a2316" text:class-names="" text:cond-style-name=""><text:span text:style-name="a2313" text:class-names="">蒐集</text:span><text:span text:style-name="a2314" text:class-names="">YouTube</text:span><text:span text:style-name="a2315" text:class-names="">聊天室內容</text:span></text:p>
                  </text:list-item>
                </text:list>
              </text:list-item>
            </text:list>
            <text:list text:style-name="a2320">
              <text:list-item>
                <text:list text:style-name="a2320">
                  <text:list-item>
                    <text:p text:style-name="a2319" text:class-names="" text:cond-style-name=""><text:span text:style-name="a2318" text:class-names="">分析文本、結果分析</text:span></text:p>
                  </text:list-item>
                </text:list>
              </text:list-item>
            </text:list>
            <text:list text:style-name="a2323">
              <text:list-item>
                <text:list text:style-name="a2323">
                  <text:list-item>
                    <text:p text:style-name="a2322" text:class-names="" text:cond-style-name=""><text:span text:style-name="a2321" text:class-names="">呈現圖形化結果</text:span></text:p>
                  </text:list-item>
                </text:list>
              </text:list-item>
            </text:list>
            <text:list text:style-name="a2326">
              <text:list-item>
                <text:p text:style-name="a2325" text:class-names="" text:cond-style-name=""><text:span text:style-name="a2324" text:class-names="">你會需要哪些工具？</text:span></text:p>
              </text:list-item>
            </text:list>
            <text:list text:style-name="a2329">
              <text:list-item>
                <text:list text:style-name="a2329">
                  <text:list-item>
                    <text:p text:style-name="a2328" text:class-names="" text:cond-style-name=""><text:span text:style-name="a2327" text:class-names="">python bot</text:span></text:p>
                  </text:list-item>
                </text:list>
              </text:list-item>
            </text:list>
            <text:list text:style-name="a2333">
              <text:list-item>
                <text:list text:style-name="a2333">
                  <text:list-item>
                    <text:p text:style-name="a2332" text:class-names="" text:cond-style-name=""><text:span text:style-name="a2330" text:class-names="">Jieba</text:span><text:span text:style-name="a2331" text:class-names=""><text:s text:c="1"/>-&gt; Articut API</text:span></text:p>
                  </text:list-item>
                </text:list>
              </text:list-item>
            </text:list>
            <text:list text:style-name="a2336">
              <text:list-item>
                <text:list text:style-name="a2336">
                  <text:list-item>
                    <text:p text:style-name="a2335" text:class-names="" text:cond-style-name=""><text:span text:style-name="a2334" text:class-names="">Matplotlib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43">
          <draw:frame draw:id="id279" draw:style-name="a2340" draw:name="投影片編號版面配置區 6" svg:x="4.67953in" svg:y="11.10827in" svg:width="3.5878in" svg:height="0.58425in">
            <draw:text-box>
              <text:p text:style-name="a2339" text:class-names="" text:cond-style-name=""><text:span text:style-name="a2338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80" presentation:style-name="a2341" draw:name="投影片影像版面配置區 1">
            <svg:title/>
            <svg:desc/>
          </draw:page-thumbnail>
          <draw:frame draw:id="id281" presentation:style-name="a2342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345" draw:master-page-name="Master2-Layout7-blank-空白" presentation:presentation-page-layout-name="Master2-PPL7" draw:id="Slide-261">
        <draw:frame draw:id="id282" presentation:style-name="a2348" draw:name="標題 1" svg:x="0.55118in" svg:y="0.24685in" svg:width="9.92087in" svg:height="1.03543in" presentation:class="title" presentation:placeholder="false">
          <draw:text-box>
            <text:p text:style-name="a2347" text:class-names="" text:cond-style-name=""><text:span text:style-name="a2346" text:class-names="">Where do the data come from?</text:span></text:p>
          </draw:text-box>
          <svg:title/>
          <svg:desc/>
        </draw:frame>
        <draw:frame draw:id="id283" presentation:style-name="a2369" draw:name="文字版面配置區 2" svg:x="0.55118in" svg:y="1.45079in" svg:width="9.92087in" svg:height="3.59606in" presentation:class="outline" presentation:placeholder="false">
          <draw:text-box>
            <text:list text:style-name="a2351">
              <text:list-item>
                <text:p text:style-name="a2350" text:class-names="" text:cond-style-name=""><text:span text:style-name="a2349" text:class-names="">你的資料從哪裡來？</text:span></text:p>
              </text:list-item>
            </text:list>
            <text:list text:style-name="a2356">
              <text:list-item>
                <text:list text:style-name="a2356">
                  <text:list-item>
                    <text:p text:style-name="a2355" text:class-names="" text:cond-style-name=""><text:span text:style-name="a2352" text:class-names="">中天新聞</text:span><text:span text:style-name="a2353" text:class-names="">YouTube</text:span><text:span text:style-name="a2354" text:class-names="">頻道聊天室</text:span></text:p>
                  </text:list-item>
                </text:list>
              </text:list-item>
            </text:list>
            <text:list text:style-name="a2359">
              <text:list-item>
                <text:p text:style-name="a2358" text:class-names="" text:cond-style-name=""><text:span text:style-name="a2357" text:class-names="">怎麼收集？</text:span></text:p>
              </text:list-item>
            </text:list>
            <text:list text:style-name="a2362">
              <text:list-item>
                <text:list text:style-name="a2362">
                  <text:list-item>
                    <text:p text:style-name="a2361" text:class-names="" text:cond-style-name=""><text:span text:style-name="a2360" text:class-names="">Python Bot</text:span></text:p>
                  </text:list-item>
                </text:list>
              </text:list-item>
            </text:list>
            <text:list text:style-name="a2365">
              <text:list-item>
                <text:p text:style-name="a2364" text:class-names="" text:cond-style-name=""><text:span text:style-name="a2363" text:class-names="">怎麼知道量夠不夠？</text:span></text:p>
              </text:list-item>
            </text:list>
            <text:list text:style-name="a2368">
              <text:list-item>
                <text:list text:style-name="a2368">
                  <text:list-item>
                    <text:p text:style-name="a2367" text:class-names="" text:cond-style-name=""><text:span text:style-name="a2366" text:class-names="">實做時在資料中可以發現明顯差異時。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75">
          <draw:frame draw:id="id284" draw:style-name="a2372" draw:name="投影片編號版面配置區 6" svg:x="4.67953in" svg:y="11.10827in" svg:width="3.5878in" svg:height="0.58425in">
            <draw:text-box>
              <text:p text:style-name="a2371" text:class-names="" text:cond-style-name=""><text:span text:style-name="a2370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85" presentation:style-name="a2373" draw:name="投影片影像版面配置區 1">
            <svg:title/>
            <svg:desc/>
          </draw:page-thumbnail>
          <draw:frame draw:id="id286" presentation:style-name="a2374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377" draw:master-page-name="Master2-Layout7-blank-空白" presentation:presentation-page-layout-name="Master2-PPL7" draw:id="Slide-262">
        <draw:frame draw:id="id287" presentation:style-name="a2380" draw:name="標題 1" svg:x="0.55118in" svg:y="0.24685in" svg:width="9.92087in" svg:height="1.03543in" presentation:class="title" presentation:placeholder="false">
          <draw:text-box>
            <text:p text:style-name="a2379" text:class-names="" text:cond-style-name=""><text:span text:style-name="a2378" text:class-names="">Work flow</text:span></text:p>
          </draw:text-box>
          <svg:title/>
          <svg:desc/>
        </draw:frame>
        <draw:frame draw:id="id288" presentation:style-name="a2384" draw:name="文字版面配置區 2" svg:x="0.55118in" svg:y="1.45079in" svg:width="9.92087in" svg:height="3.59606in" presentation:class="outline" presentation:placeholder="false">
          <draw:text-box>
            <text:list text:style-name="a2383">
              <text:list-item>
                <text:p text:style-name="a2382" text:class-names="" text:cond-style-name=""><text:span text:style-name="a2381" text:class-names="">程式流程方塊圖</text:span></text:p>
              </text:list-item>
            </text:list>
          </draw:text-box>
          <svg:title/>
          <svg:desc/>
        </draw:frame>
        <draw:g draw:name="群組 18" draw:id="id289">
          <svg:title/>
          <svg:desc/>
          <draw:frame draw:id="id290" draw:style-name="a2391" draw:name="文字方塊 5" svg:x="1.48584in" svg:y="2.27191in" svg:width="1.63846in" svg:height="0.40391in">
            <draw:text-box>
              <text:p text:style-name="a2390" text:class-names="" text:cond-style-name=""><text:span text:style-name="a2385" text:class-names="">Youtube</text:span><text:span text:style-name="a2386" text:class-names=""><text:s text:c="1"/></text:span><text:span text:style-name="a2387" text:class-names="">AP</text:span><text:span text:style-name="a2388" text:class-names="">I</text:span><text:span text:style-name="a2389" text:class-names=""/></text:p>
            </draw:text-box>
            <svg:title/>
            <svg:desc/>
          </draw:frame>
          <draw:frame draw:id="id291" draw:style-name="a2397" draw:name="文字方塊 6" svg:x="3.89231in" svg:y="2.27191in" svg:width="1.23077in" svg:height="0.40391in">
            <draw:text-box>
              <text:p text:style-name="a2396" text:class-names="" text:cond-style-name=""><text:span text:style-name="a2392" text:class-names="">往</text:span><text:span text:style-name="a2393" text:class-names="">DB</text:span><text:span text:style-name="a2394" text:class-names="">送</text:span><text:span text:style-name="a2395" text:class-names=""/></text:p>
            </draw:text-box>
            <svg:title/>
            <svg:desc/>
          </draw:frame>
          <draw:connector draw:type="line" svg:x1="3.20769in" svg:y1="2.47386in" svg:x2="3.73846in" svg:y2="2.47386in" draw:id="id292" draw:style-name="a2399" draw:name="直線單箭頭接點 8">
            <svg:title/>
            <svg:desc/>
          </draw:connector>
          <draw:connector draw:type="line" svg:x1="4.47692in" svg:y1="2.83077in" svg:x2="4.47692in" svg:y2="3.24882in" draw:id="id293" draw:style-name="a2401" draw:name="直線單箭頭接點 10">
            <svg:title/>
            <svg:desc/>
          </draw:connector>
          <draw:frame draw:id="id294" draw:style-name="a2405" draw:name="文字方塊 11" svg:x="3.89231in" svg:y="3.32363in" svg:width="1.23077in" svg:height="0.40391in">
            <draw:text-box>
              <text:p text:style-name="a2404" text:class-names="" text:cond-style-name=""><text:span text:style-name="a2402" text:class-names="">文本分析</text:span><text:span text:style-name="a2403" text:class-names=""/></text:p>
            </draw:text-box>
            <svg:title/>
            <svg:desc/>
          </draw:frame>
          <draw:frame draw:id="id295" draw:style-name="a2409" draw:name="文字方塊 12" svg:x="3.89231in" svg:y="4.33168in" svg:width="1.23077in" svg:height="0.40391in">
            <draw:text-box>
              <text:p text:style-name="a2408" text:class-names="" text:cond-style-name=""><text:span text:style-name="a2406" text:class-names="">結果分</text:span><text:span text:style-name="a2407" text:class-names="">析</text:span></text:p>
            </draw:text-box>
            <svg:title/>
            <svg:desc/>
          </draw:frame>
          <draw:frame draw:id="id296" draw:style-name="a2413" draw:name="文字方塊 13" svg:x="5.74359in" svg:y="4.33168in" svg:width="1.49487in" svg:height="0.40391in">
            <draw:text-box>
              <text:p text:style-name="a2412" text:class-names="" text:cond-style-name=""><text:span text:style-name="a2410" text:class-names="">視覺化呈現</text:span><text:span text:style-name="a2411" text:class-names=""/></text:p>
            </draw:text-box>
            <svg:title/>
            <svg:desc/>
          </draw:frame>
          <draw:connector draw:type="line" svg:x1="4.50769in" svg:y1="3.89231in" svg:x2="4.50769in" svg:y2="4.19231in" draw:id="id297" draw:style-name="a2415" draw:name="直線單箭頭接點 15">
            <svg:title/>
            <svg:desc/>
          </draw:connector>
          <draw:connector draw:type="line" svg:x1="5.26154in" svg:y1="4.53364in" svg:x2="5.64615in" svg:y2="4.53364in" draw:id="id298" draw:style-name="a2417" draw:name="直線單箭頭接點 17">
            <svg:title/>
            <svg:desc/>
          </draw:connector>
        </draw:g>
        <presentation:notes draw:style-name="a2423">
          <draw:frame draw:id="id299" draw:style-name="a2420" draw:name="投影片編號版面配置區 6" svg:x="4.67953in" svg:y="11.10827in" svg:width="3.5878in" svg:height="0.58425in">
            <draw:text-box>
              <text:p text:style-name="a2419" text:class-names="" text:cond-style-name=""><text:span text:style-name="a2418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300" presentation:style-name="a2421" draw:name="投影片影像版面配置區 1">
            <svg:title/>
            <svg:desc/>
          </draw:page-thumbnail>
          <draw:frame draw:id="id301" presentation:style-name="a2422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425" draw:master-page-name="Master2-Layout7-blank-空白" presentation:presentation-page-layout-name="Master2-PPL7" draw:id="Slide-263">
        <draw:frame draw:id="id302" presentation:style-name="a2428" draw:name="標題 1" svg:x="0.55118in" svg:y="0.24685in" svg:width="9.92087in" svg:height="1.03543in" presentation:class="title" presentation:placeholder="false">
          <draw:text-box>
            <text:p text:style-name="a2427" text:class-names="" text:cond-style-name=""><text:span text:style-name="a2426" text:class-names="">Who did what in your team</text:span></text:p>
          </draw:text-box>
          <svg:title/>
          <svg:desc/>
        </draw:frame>
        <draw:frame draw:id="id303" presentation:style-name="a2446" draw:name="文字版面配置區 2" svg:x="0.55118in" svg:y="1.45079in" svg:width="9.92087in" svg:height="3.59606in" presentation:class="outline" presentation:placeholder="false">
          <draw:text-box>
            <text:list text:style-name="a2431">
              <text:list-item>
                <text:p text:style-name="a2430" text:class-names="" text:cond-style-name=""><text:span text:style-name="a2429" text:class-names="">請介紹你的組員工作分配</text:span></text:p>
              </text:list-item>
            </text:list>
            <text:list text:style-name="a2434">
              <text:list-item>
                <text:list text:style-name="a2434">
                  <text:list-item>
                    <text:p text:style-name="a2433" text:class-names="" text:cond-style-name=""><text:span text:style-name="a2432" text:class-names="">蒐集資料：蘇子權、余原齊、吳文元</text:span></text:p>
                  </text:list-item>
                </text:list>
              </text:list-item>
            </text:list>
            <text:list text:style-name="a2438">
              <text:list-item>
                <text:list text:style-name="a2438">
                  <text:list-item>
                    <text:p text:style-name="a2437" text:class-names="" text:cond-style-name=""><text:span text:style-name="a2435" text:class-names="">文本分析：</text:span><text:span text:style-name="a2436" text:class-names="">蘇子權、余原齊、吳文元</text:span></text:p>
                  </text:list-item>
                </text:list>
              </text:list-item>
            </text:list>
            <text:list text:style-name="a2442">
              <text:list-item>
                <text:list text:style-name="a2442">
                  <text:list-item>
                    <text:p text:style-name="a2441" text:class-names="" text:cond-style-name=""><text:span text:style-name="a2439" text:class-names="">結果分析：</text:span><text:span text:style-name="a2440" text:class-names="">Everyone</text:span></text:p>
                  </text:list-item>
                </text:list>
              </text:list-item>
            </text:list>
            <text:list text:style-name="a2445">
              <text:list-item>
                <text:list text:style-name="a2445">
                  <text:list-item>
                    <text:p text:style-name="a2444" text:class-names="" text:cond-style-name=""><text:span text:style-name="a2443" text:class-names="">圖形化呈現：洪盛益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452">
          <draw:frame draw:id="id304" draw:style-name="a2449" draw:name="投影片編號版面配置區 6" svg:x="4.67953in" svg:y="11.10827in" svg:width="3.5878in" svg:height="0.58425in">
            <draw:text-box>
              <text:p text:style-name="a2448" text:class-names="" text:cond-style-name=""><text:span text:style-name="a2447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305" presentation:style-name="a2450" draw:name="投影片影像版面配置區 1">
            <svg:title/>
            <svg:desc/>
          </draw:page-thumbnail>
          <draw:frame draw:id="id306" presentation:style-name="a2451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454" draw:master-page-name="Master1-Layout7-blank-空白" presentation:presentation-page-layout-name="Master1-PPL7" draw:id="Slide-264">
        <draw:frame draw:id="id307" presentation:style-name="a2457" draw:name="標題 1" svg:x="1.37795in" svg:y="5.70866in" svg:width="7.87402in" svg:height="0.32244in" presentation:class="title" presentation:placeholder="false">
          <draw:text-box>
            <text:p text:style-name="a2456" text:class-names="" text:cond-style-name=""><text:span text:style-name="a2455" text:class-names="">This work is licensed under a Creative Commons Attribution-ShareAlike 3.0 Unported License.<text:line-break/>It makes use of the works of Mateus Machado Luna.</text:span></text:p>
          </draw:text-box>
          <svg:title/>
          <svg:desc/>
        </draw:frame>
        <draw:frame draw:id="id308" draw:style-name="a2458" svg:x="1.1811in" svg:y="5.70866in" svg:width="0.91614in" svg:height="0.32244in" style:rel-width="scale" style:rel-height="scale">
          <draw:image xlink:href="media/image1.png" xlink:type="simple" xlink:show="embed" xlink:actuate="onLoad"/>
          <svg:title/>
          <svg:desc/>
        </draw:frame>
        <draw:frame draw:id="id309" draw:style-name="a2461" draw:name="文字方塊 3" svg:x="2.16535in" svg:y="2.20276in" svg:width="5.90551in" svg:height="1.34055in">
          <draw:text-box>
            <text:p text:style-name="a2460" text:class-names="" text:cond-style-name=""><text:span text:style-name="a2459" text:class-names="">Q &amp; A</text:span></text:p>
          </draw:text-box>
          <svg:title/>
          <svg:desc/>
        </draw:frame>
        <presentation:notes draw:style-name="a2467">
          <draw:frame draw:id="id310" draw:style-name="a2464" draw:name="投影片編號版面配置區 6" svg:x="4.67953in" svg:y="11.10827in" svg:width="3.5878in" svg:height="0.58425in">
            <draw:text-box>
              <text:p text:style-name="a2463" text:class-names="" text:cond-style-name=""><text:span text:style-name="a2462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11" presentation:style-name="a2465" draw:name="投影片影像版面配置區 1">
            <svg:title/>
            <svg:desc/>
          </draw:page-thumbnail>
          <draw:frame draw:id="id312" presentation:style-name="a2466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2469" draw:master-page-name="Master2-Layout7-blank-空白" presentation:presentation-page-layout-name="Master2-PPL7" draw:id="Slide-271">
        <draw:frame draw:id="id313" presentation:style-name="a2472" draw:name="標題 1" svg:x="0.55118in" svg:y="0.24685in" svg:width="9.92087in" svg:height="1.03543in" presentation:class="title" presentation:placeholder="false">
          <draw:text-box>
            <text:p text:style-name="a2471" text:class-names="" text:cond-style-name=""><text:span text:style-name="a2470" text:class-names="">Q &amp; A</text:span></text:p>
          </draw:text-box>
          <svg:title/>
          <svg:desc/>
        </draw:frame>
        <draw:frame draw:id="id314" presentation:style-name="a2509" draw:name="文字版面配置區 2" svg:x="0.55118in" svg:y="1.28228in" svg:width="9.92087in" svg:height="4.50375in" presentation:class="outline" presentation:placeholder="false">
          <draw:text-box>
            <text:list text:style-name="a2477">
              <text:list-item>
                <text:p text:style-name="a2476" text:class-names="" text:cond-style-name=""><text:span text:style-name="a2473" text:class-names=""><text:s text:c="1"/></text:span><text:span text:style-name="a2474" text:class-names="">請簡單分析出來可能的結果為何</text:span><text:span text:style-name="a2475" text:class-names="">?</text:span></text:p>
              </text:list-item>
            </text:list>
            <text:list text:style-name="a2482">
              <text:list-item>
                <text:p text:style-name="a2481" text:class-names="" text:cond-style-name=""><text:span text:style-name="a2478" text:class-names=""><text:s text:c="1"/></text:span><text:span text:style-name="a2479" text:class-names="">「協助社會學者」是指誰？或是哪一個領域？ 「從文本推測性別」，怎麼做？</text:span><text:span text:style-name="a2480" text:class-names=""/></text:p>
              </text:list-item>
            </text:list>
            <text:list text:style-name="a2487">
              <text:list-item>
                <text:p text:style-name="a2486" text:class-names="" text:cond-style-name=""><text:span text:style-name="a2483" text:class-names=""><text:s text:c="1"/></text:span><text:span text:style-name="a2484" text:class-names="">政黨傾向怎麼分 畢竟現在政黨紛雜</text:span><text:span text:style-name="a2485" text:class-names=""/></text:p>
              </text:list-item>
            </text:list>
            <text:list text:style-name="a2492">
              <text:list-item>
                <text:p text:style-name="a2491" text:class-names="" text:cond-style-name=""><text:span text:style-name="a2488" text:class-names=""><text:s text:c="1"/></text:span><text:span text:style-name="a2489" text:class-names="">水軍如何處理</text:span><text:span text:style-name="a2490" text:class-names="">?</text:span></text:p>
              </text:list-item>
            </text:list>
            <text:list text:style-name="a2497">
              <text:list-item>
                <text:p text:style-name="a2496" text:class-names="" text:cond-style-name=""><text:span text:style-name="a2493" text:class-names=""><text:s text:c="1"/></text:span><text:span text:style-name="a2494" text:class-names="">能否分辨機器人？</text:span><text:span text:style-name="a2495" text:class-names=""/></text:p>
              </text:list-item>
            </text:list>
            <text:list text:style-name="a2503">
              <text:list-item>
                <text:p text:style-name="a2502" text:class-names="" text:cond-style-name=""><text:span text:style-name="a2498" text:class-names=""><text:s text:c="1"/></text:span><text:span text:style-name="a2499" text:class-names="">想請問你新聞自由怎麼定義呢</text:span><text:span text:style-name="a2500" text:class-names="">?</text:span><text:span text:style-name="a2501" text:class-names=""><text:s text:c="1"/></text:span></text:p>
              </text:list-item>
            </text:list>
            <text:list text:style-name="a2508">
              <text:list-item>
                <text:p text:style-name="a2507" text:class-names="" text:cond-style-name=""><text:span text:style-name="a2504" text:class-names=""><text:s text:c="1"/></text:span><text:span text:style-name="a2505" text:class-names="">如果是反諷語氣模仿敵隊陣營用詞的怎麼處理</text:span><text:span text:style-name="a2506" text:class-names=""/></text:p>
              </text:list-item>
            </text:list>
          </draw:text-box>
          <svg:title/>
          <svg:desc/>
        </draw:frame>
        <presentation:notes draw:style-name="a2515">
          <draw:frame draw:id="id315" draw:style-name="a2512" draw:name="投影片編號版面配置區 6" svg:x="4.67953in" svg:y="11.10827in" svg:width="3.5878in" svg:height="0.58425in">
            <draw:text-box>
              <text:p text:style-name="a2511" text:class-names="" text:cond-style-name=""><text:span text:style-name="a2510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316" presentation:style-name="a2513" draw:name="投影片影像版面配置區 1">
            <svg:title/>
            <svg:desc/>
          </draw:page-thumbnail>
          <draw:frame draw:id="id317" presentation:style-name="a2514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2517" draw:master-page-name="Master2-Layout7-blank-空白" presentation:presentation-page-layout-name="Master2-PPL7" draw:id="Slide-266">
        <draw:frame draw:id="id318" presentation:style-name="a2520" draw:name="標題 1" svg:x="0.55118in" svg:y="0.24685in" svg:width="9.92087in" svg:height="1.03543in" presentation:class="title" presentation:placeholder="false">
          <draw:text-box>
            <text:p text:style-name="a2519" text:class-names="" text:cond-style-name=""><text:span text:style-name="a2518" text:class-names="">Q &amp; A</text:span></text:p>
          </draw:text-box>
          <svg:title/>
          <svg:desc/>
        </draw:frame>
        <draw:frame draw:id="id319" presentation:style-name="a2546" draw:name="文字版面配置區 2" svg:x="0.55118in" svg:y="1.28228in" svg:width="9.92087in" svg:height="4.50375in" presentation:class="outline" presentation:placeholder="false">
          <draw:text-box>
            <text:list text:style-name="a2525">
              <text:list-item>
                <text:p text:style-name="a2524" text:class-names="" text:cond-style-name=""><text:span text:style-name="a2521" text:class-names=""><text:s text:c="1"/></text:span><text:span text:style-name="a2522" text:class-names="">請簡單分析出來可能的結果為何</text:span><text:span text:style-name="a2523" text:class-names="">?</text:span></text:p>
              </text:list-item>
            </text:list>
            <text:list text:style-name="a2530">
              <text:list-item>
                <text:p text:style-name="a2529" text:class-names="" text:cond-style-name=""><text:span text:style-name="a2526" text:class-names=""><text:s text:c="2"/>1.<text:s text:c="1"/></text:span><text:span text:style-name="a2527" text:class-names="">政治傾向</text:span><text:span text:style-name="a2528" text:class-names=""/></text:p>
              </text:list-item>
            </text:list>
            <text:list text:style-name="a2535">
              <text:list-item>
                <text:p text:style-name="a2534" text:class-names="" text:cond-style-name=""><text:span text:style-name="a2531" text:class-names=""><text:s text:c="2"/>2.<text:s text:c="1"/></text:span><text:span text:style-name="a2532" text:class-names="">支持度</text:span><text:span text:style-name="a2533" text:class-names=""/></text:p>
              </text:list-item>
            </text:list>
            <text:list text:style-name="a2540">
              <text:list-item>
                <text:p text:style-name="a2539" text:class-names="" text:cond-style-name=""><text:span text:style-name="a2536" text:class-names=""><text:s text:c="2"/>3.<text:s text:c="1"/></text:span><text:span text:style-name="a2537" text:class-names="">來鬧的</text:span><text:span text:style-name="a2538" text:class-names=""/></text:p>
              </text:list-item>
            </text:list>
            <text:list text:style-name="a2545">
              <text:list-item>
                <text:p text:style-name="a2544" text:class-names="" text:cond-style-name=""><text:span text:style-name="a2541" text:class-names=""><text:s text:c="2"/>=&gt;<text:s text:c="1"/></text:span><text:span text:style-name="a2542" text:class-names="">最後由圖形化結果呈現</text:span><text:span text:style-name="a2543" text:class-names=""><text:s text:c="1"/></text:span></text:p>
              </text:list-item>
            </text:list>
          </draw:text-box>
          <svg:title/>
          <svg:desc/>
        </draw:frame>
        <presentation:notes draw:style-name="a2552">
          <draw:frame draw:id="id320" draw:style-name="a2549" draw:name="投影片編號版面配置區 6" svg:x="4.67953in" svg:y="11.10827in" svg:width="3.5878in" svg:height="0.58425in">
            <draw:text-box>
              <text:p text:style-name="a2548" text:class-names="" text:cond-style-name=""><text:span text:style-name="a2547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321" presentation:style-name="a2550" draw:name="投影片影像版面配置區 1">
            <svg:title/>
            <svg:desc/>
          </draw:page-thumbnail>
          <draw:frame draw:id="id322" presentation:style-name="a2551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2554" draw:master-page-name="Master2-Layout7-blank-空白" presentation:presentation-page-layout-name="Master2-PPL7" draw:id="Slide-267">
        <draw:frame draw:id="id323" presentation:style-name="a2557" draw:name="標題 1" svg:x="0.55118in" svg:y="0.24685in" svg:width="9.92087in" svg:height="1.03543in" presentation:class="title" presentation:placeholder="false">
          <draw:text-box>
            <text:p text:style-name="a2556" text:class-names="" text:cond-style-name=""><text:span text:style-name="a2555" text:class-names="">Q &amp; A</text:span></text:p>
          </draw:text-box>
          <svg:title/>
          <svg:desc/>
        </draw:frame>
        <draw:frame draw:id="id324" presentation:style-name="a2567" draw:name="文字版面配置區 2" svg:x="0.55118in" svg:y="1.28228in" svg:width="9.92087in" svg:height="4.50375in" presentation:class="outline" presentation:placeholder="false">
          <draw:text-box>
            <text:list text:style-name="a2561">
              <text:list-item>
                <text:p text:style-name="a2560" text:class-names="" text:cond-style-name=""><text:span text:style-name="a2558" text:class-names="">「協助社會學者」是指誰？或是哪一個領域？ 「從文本推測性別」，怎麼做？</text:span><text:span text:style-name="a2559" text:class-names=""/></text:p>
              </text:list-item>
            </text:list>
            <text:list text:style-name="a2566">
              <text:list-item>
                <text:p text:style-name="a2565" text:class-names="" text:cond-style-name=""><text:span text:style-name="a2562" text:class-names=""><text:s text:c="2"/></text:span><text:span text:style-name="a2563" text:class-names="">理論上研究新聞媒體轉型學者皆為團體，而且研究這類型結果還是會回到自己身上，因為我們不能控制哪些學者會採納我們的研究結果。因此我們的研究結果是公開在網路上讓研究學者、媒體「主動」看到我們的研究結果，也就是我們扮演自媒體</text:span><text:span text:style-name="a2564" text:class-names=""/></text:p>
              </text:list-item>
            </text:list>
          </draw:text-box>
          <svg:title/>
          <svg:desc/>
        </draw:frame>
        <presentation:notes draw:style-name="a2573">
          <draw:frame draw:id="id325" draw:style-name="a2570" draw:name="投影片編號版面配置區 6" svg:x="4.67953in" svg:y="11.10827in" svg:width="3.5878in" svg:height="0.58425in">
            <draw:text-box>
              <text:p text:style-name="a2569" text:class-names="" text:cond-style-name=""><text:span text:style-name="a2568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326" presentation:style-name="a2571" draw:name="投影片影像版面配置區 1">
            <svg:title/>
            <svg:desc/>
          </draw:page-thumbnail>
          <draw:frame draw:id="id327" presentation:style-name="a2572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2575" draw:master-page-name="Master2-Layout7-blank-空白" presentation:presentation-page-layout-name="Master2-PPL7" draw:id="Slide-265">
        <draw:frame draw:id="id328" presentation:style-name="a2578" draw:name="標題 1" svg:x="0.55118in" svg:y="0.24685in" svg:width="9.92087in" svg:height="1.03543in" presentation:class="title" presentation:placeholder="false">
          <draw:text-box>
            <text:p text:style-name="a2577" text:class-names="" text:cond-style-name=""><text:span text:style-name="a2576" text:class-names="">Q &amp; A</text:span></text:p>
          </draw:text-box>
          <svg:title/>
          <svg:desc/>
        </draw:frame>
        <draw:frame draw:id="id329" presentation:style-name="a2592" draw:name="文字版面配置區 2" svg:x="0.55118in" svg:y="1.28228in" svg:width="9.92087in" svg:height="4.50375in" presentation:class="outline" presentation:placeholder="false">
          <draw:text-box>
            <text:list text:style-name="a2583">
              <text:list-item>
                <text:p text:style-name="a2582" text:class-names="" text:cond-style-name=""><text:span text:style-name="a2579" text:class-names=""><text:s text:c="1"/></text:span><text:span text:style-name="a2580" text:class-names="">政黨傾向怎麼分 畢竟現在政黨紛雜</text:span><text:span text:style-name="a2581" text:class-names="">?</text:span></text:p>
              </text:list-item>
            </text:list>
            <text:list text:style-name="a2588">
              <text:list-item>
                <text:p text:style-name="a2587" text:class-names="" text:cond-style-name=""><text:span text:style-name="a2584" text:class-names=""><text:s text:c="2"/></text:span><text:span text:style-name="a2585" text:class-names="">我們只呈現支持與不支持，如果留言討厭綠，那只將其歸類在不支持綠，則不會歸類在支不支持綠以外的黨。</text:span><text:span text:style-name="a2586" text:class-names=""/></text:p>
              </text:list-item>
            </text:list>
            <text:list text:style-name="a2591">
              <text:list-item>
                <text:p text:style-name="a2590" text:class-names="" text:cond-style-name=""><text:span text:style-name="a2589" text:class-names=""/></text:p>
              </text:list-item>
            </text:list>
          </draw:text-box>
          <svg:title/>
          <svg:desc/>
        </draw:frame>
        <presentation:notes draw:style-name="a2598">
          <draw:frame draw:id="id330" draw:style-name="a2595" draw:name="投影片編號版面配置區 6" svg:x="4.67953in" svg:y="11.10827in" svg:width="3.5878in" svg:height="0.58425in">
            <draw:text-box>
              <text:p text:style-name="a2594" text:class-names="" text:cond-style-name=""><text:span text:style-name="a2593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331" presentation:style-name="a2596" draw:name="投影片影像版面配置區 1">
            <svg:title/>
            <svg:desc/>
          </draw:page-thumbnail>
          <draw:frame draw:id="id332" presentation:style-name="a2597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2600" draw:master-page-name="Master2-Layout7-blank-空白" presentation:presentation-page-layout-name="Master2-PPL7" draw:id="Slide-268">
        <draw:frame draw:id="id333" presentation:style-name="a2603" draw:name="標題 1" svg:x="0.55118in" svg:y="0.24685in" svg:width="9.92087in" svg:height="1.03543in" presentation:class="title" presentation:placeholder="false">
          <draw:text-box>
            <text:p text:style-name="a2602" text:class-names="" text:cond-style-name=""><text:span text:style-name="a2601" text:class-names="">Q &amp; A</text:span></text:p>
          </draw:text-box>
          <svg:title/>
          <svg:desc/>
        </draw:frame>
        <draw:frame draw:id="id334" presentation:style-name="a2624" draw:name="文字版面配置區 2" svg:x="0.55118in" svg:y="1.28228in" svg:width="9.92087in" svg:height="4.50375in" presentation:class="outline" presentation:placeholder="false">
          <draw:text-box>
            <text:list text:style-name="a2608">
              <text:list-item>
                <text:p text:style-name="a2607" text:class-names="" text:cond-style-name=""><text:span text:style-name="a2604" text:class-names=""><text:s text:c="1"/></text:span><text:span text:style-name="a2605" text:class-names="">水軍如何處理</text:span><text:span text:style-name="a2606" text:class-names="">?</text:span></text:p>
              </text:list-item>
            </text:list>
            <text:list text:style-name="a2613">
              <text:list-item>
                <text:p text:style-name="a2612" text:class-names="" text:cond-style-name=""><text:span text:style-name="a2609" text:class-names=""><text:s text:c="2"/></text:span><text:span text:style-name="a2610" text:class-names="">這點我們無法判斷，我們也無從分析誰是被買通的。我們也只能納入統計。</text:span><text:span text:style-name="a2611" text:class-names=""/></text:p>
              </text:list-item>
            </text:list>
            <text:list text:style-name="a2618">
              <text:list-item>
                <text:p text:style-name="a2617" text:class-names="" text:cond-style-name=""><text:span text:style-name="a2614" text:class-names=""><text:s text:c="1"/></text:span><text:span text:style-name="a2615" text:class-names="">能否分辨機器人？</text:span><text:span text:style-name="a2616" text:class-names=""/></text:p>
              </text:list-item>
            </text:list>
            <text:list text:style-name="a2623">
              <text:list-item>
                <text:p text:style-name="a2622" text:class-names="" text:cond-style-name=""><text:span text:style-name="a2619" text:class-names=""><text:s text:c="2"/></text:span><text:span text:style-name="a2620" text:class-names="">通常機器人為固定時間留言，從留言時間判斷。</text:span><text:span text:style-name="a2621" text:class-names=""/></text:p>
              </text:list-item>
            </text:list>
          </draw:text-box>
          <svg:title/>
          <svg:desc/>
        </draw:frame>
        <presentation:notes draw:style-name="a2630">
          <draw:frame draw:id="id335" draw:style-name="a2627" draw:name="投影片編號版面配置區 6" svg:x="4.67953in" svg:y="11.10827in" svg:width="3.5878in" svg:height="0.58425in">
            <draw:text-box>
              <text:p text:style-name="a2626" text:class-names="" text:cond-style-name=""><text:span text:style-name="a2625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336" presentation:style-name="a2628" draw:name="投影片影像版面配置區 1">
            <svg:title/>
            <svg:desc/>
          </draw:page-thumbnail>
          <draw:frame draw:id="id337" presentation:style-name="a2629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2632" draw:master-page-name="Master2-Layout7-blank-空白" presentation:presentation-page-layout-name="Master2-PPL7" draw:id="Slide-269">
        <draw:frame draw:id="id338" presentation:style-name="a2635" draw:name="標題 1" svg:x="0.55118in" svg:y="0.24685in" svg:width="9.92087in" svg:height="1.03543in" presentation:class="title" presentation:placeholder="false">
          <draw:text-box>
            <text:p text:style-name="a2634" text:class-names="" text:cond-style-name=""><text:span text:style-name="a2633" text:class-names="">Q &amp; A</text:span></text:p>
          </draw:text-box>
          <svg:title/>
          <svg:desc/>
        </draw:frame>
        <draw:frame draw:id="id339" presentation:style-name="a2650" draw:name="文字版面配置區 2" svg:x="0.55118in" svg:y="1.28228in" svg:width="9.92087in" svg:height="4.50375in" presentation:class="outline" presentation:placeholder="false">
          <draw:text-box>
            <text:list text:style-name="a2640">
              <text:list-item>
                <text:p text:style-name="a2639" text:class-names="" text:cond-style-name=""><text:span text:style-name="a2636" text:class-names=""><text:s text:c="1"/></text:span><text:span text:style-name="a2637" text:class-names="">想請問你新聞自由怎麼定義呢</text:span><text:span text:style-name="a2638" text:class-names="">?</text:span></text:p>
              </text:list-item>
            </text:list>
            <text:list text:style-name="a2645">
              <text:list-item>
                <text:p text:style-name="a2644" text:class-names="" text:cond-style-name=""><text:span text:style-name="a2641" text:class-names=""><text:s text:c="2"/></text:span><text:span text:style-name="a2642" text:class-names="">言論自由，可報導想報導的事物，假新聞除外。</text:span><text:span text:style-name="a2643" text:class-names=""/></text:p>
              </text:list-item>
            </text:list>
            <text:list text:style-name="a2649">
              <text:list-item>
                <text:p text:style-name="a2648" text:class-names="" text:cond-style-name=""><text:span text:style-name="a2646" text:class-names=""><text:s text:c="1"/></text:span><text:span text:style-name="a2647" text:class-names=""/></text:p>
              </text:list-item>
            </text:list>
          </draw:text-box>
          <svg:title/>
          <svg:desc/>
        </draw:frame>
        <presentation:notes draw:style-name="a2656">
          <draw:frame draw:id="id340" draw:style-name="a2653" draw:name="投影片編號版面配置區 6" svg:x="4.67953in" svg:y="11.10827in" svg:width="3.5878in" svg:height="0.58425in">
            <draw:text-box>
              <text:p text:style-name="a2652" text:class-names="" text:cond-style-name=""><text:span text:style-name="a2651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341" presentation:style-name="a2654" draw:name="投影片影像版面配置區 1">
            <svg:title/>
            <svg:desc/>
          </draw:page-thumbnail>
          <draw:frame draw:id="id342" presentation:style-name="a2655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2658" draw:master-page-name="Master2-Layout7-blank-空白" presentation:presentation-page-layout-name="Master2-PPL7" draw:id="Slide-270">
        <draw:frame draw:id="id343" presentation:style-name="a2661" draw:name="標題 1" svg:x="0.55118in" svg:y="0.24685in" svg:width="9.92087in" svg:height="1.03543in" presentation:class="title" presentation:placeholder="false">
          <draw:text-box>
            <text:p text:style-name="a2660" text:class-names="" text:cond-style-name=""><text:span text:style-name="a2659" text:class-names="">Q &amp; A</text:span></text:p>
          </draw:text-box>
          <svg:title/>
          <svg:desc/>
        </draw:frame>
        <draw:frame draw:id="id344" presentation:style-name="a2672" draw:name="文字版面配置區 2" svg:x="0.55118in" svg:y="1.28228in" svg:width="9.92087in" svg:height="4.50375in" presentation:class="outline" presentation:placeholder="false">
          <draw:text-box>
            <text:list text:style-name="a2666">
              <text:list-item>
                <text:p text:style-name="a2665" text:class-names="" text:cond-style-name=""><text:span text:style-name="a2662" text:class-names=""><text:s text:c="1"/></text:span><text:span text:style-name="a2663" text:class-names="">如果是反諷語氣模仿敵隊陣營用詞的怎麼處理</text:span><text:span text:style-name="a2664" text:class-names=""/></text:p>
              </text:list-item>
            </text:list>
            <text:list text:style-name="a2671">
              <text:list-item>
                <text:p text:style-name="a2670" text:class-names="" text:cond-style-name=""><text:span text:style-name="a2667" text:class-names=""><text:s text:c="2"/></text:span><text:span text:style-name="a2668" text:class-names="">對於段詞而言很難做到這點，而且反諷語氣有部分雖然是可以判斷出，但有些是「個人主觀的解釋以及語調」，因此字面上是無法判斷他的語氣。</text:span><text:span text:style-name="a2669" text:class-names=""/></text:p>
              </text:list-item>
            </text:list>
          </draw:text-box>
          <svg:title/>
          <svg:desc/>
        </draw:frame>
        <presentation:notes draw:style-name="a2678">
          <draw:frame draw:id="id345" draw:style-name="a2675" draw:name="投影片編號版面配置區 6" svg:x="4.67953in" svg:y="11.10827in" svg:width="3.5878in" svg:height="0.58425in">
            <draw:text-box>
              <text:p text:style-name="a2674" text:class-names="" text:cond-style-name=""><text:span text:style-name="a2673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46" presentation:style-name="a2676" draw:name="投影片影像版面配置區 1">
            <svg:title/>
            <svg:desc/>
          </draw:page-thumbnail>
          <draw:frame draw:id="id347" presentation:style-name="a2677" draw:name="備忘稿版面配置區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標題投影片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標題及內容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章節標題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兩個內容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比較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只有標題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空白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含標題的內容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含標題的圖片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標題及直排文字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直排標題及文字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標題投影片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標題及內容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章節標題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兩個內容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比較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只有標題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空白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含標題的內容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含標題的圖片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標題及直排文字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直排標題及文字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3-PPL1" style:display-name="標題投影片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標題及內容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章節標題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兩個內容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比較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只有標題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空白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含標題的內容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含標題的圖片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標題及直排文字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直排標題及文字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標題投影片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標題及內容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章節標題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兩個內容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比較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只有標題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空白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含標題的內容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含標題的圖片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標題及直排文字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直排標題及文字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32" xlink:href="media/image2.png" xlink:show="embed" xlink:actuate="onLoad"/>
    <draw:fill-image draw:name="a1743" xlink:href="media/image3.png" xlink:show="embed" xlink:actuate="onLoad"/>
    <draw:fill-image draw:name="a1995" xlink:href="media/image3.png" xlink:show="embed" xlink:actuate="onLoad"/>
    <draw:fill-image draw:name="a685" xlink:href="media/image4.png" xlink:show="embed" xlink:actuate="onLoad"/>
    <draw:fill-image draw:name="a2163" xlink:href="media/image3.png" xlink:show="embed" xlink:actuate="onLoad"/>
    <draw:fill-image draw:name="a364" xlink:href="media/image2.png" xlink:show="embed" xlink:actuate="onLoad"/>
    <draw:fill-image draw:name="a2516" xlink:href="media/image4.png" xlink:show="embed" xlink:actuate="onLoad"/>
    <draw:fill-image draw:name="a416" xlink:href="media/image2.png" xlink:show="embed" xlink:actuate="onLoad"/>
    <draw:fill-image draw:name="a2468" xlink:href="media/image4.png" xlink:show="embed" xlink:actuate="onLoad"/>
    <draw:fill-image draw:name="a1057" xlink:href="media/image4.png" xlink:show="embed" xlink:actuate="onLoad"/>
    <draw:fill-image draw:name="a1106" xlink:href="media/image5.png" xlink:show="embed" xlink:actuate="onLoad"/>
    <draw:fill-image draw:name="a969" xlink:href="media/image4.png" xlink:show="embed" xlink:actuate="onLoad"/>
    <draw:fill-image draw:name="a1707" xlink:href="media/image3.png" xlink:show="embed" xlink:actuate="onLoad"/>
    <draw:fill-image draw:name="a1659" xlink:href="media/image3.png" xlink:show="embed" xlink:actuate="onLoad"/>
    <draw:fill-image draw:name="a2075" xlink:href="media/image3.png" xlink:show="embed" xlink:actuate="onLoad"/>
    <draw:fill-image draw:name="a1561" xlink:href="media/image5.png" xlink:show="embed" xlink:actuate="onLoad"/>
    <draw:fill-image draw:name="a2424" xlink:href="media/image4.png" xlink:show="embed" xlink:actuate="onLoad"/>
    <draw:fill-image draw:name="a1610" xlink:href="media/image5.png" xlink:show="embed" xlink:actuate="onLoad"/>
    <draw:fill-image draw:name="a2376" xlink:href="media/image4.png" xlink:show="embed" xlink:actuate="onLoad"/>
    <draw:fill-image draw:name="a1190" xlink:href="media/image5.png" xlink:show="embed" xlink:actuate="onLoad"/>
    <draw:fill-image draw:name="a1338" xlink:href="media/image5.png" xlink:show="embed" xlink:actuate="onLoad"/>
    <draw:fill-image draw:name="a601" xlink:href="media/image4.png" xlink:show="embed" xlink:actuate="onLoad"/>
    <draw:fill-image draw:name="a553" xlink:href="media/image4.png" xlink:show="embed" xlink:actuate="onLoad"/>
    <draw:fill-image draw:name="a1791" xlink:href="media/image3.png" xlink:show="embed" xlink:actuate="onLoad"/>
    <draw:fill-image draw:name="a304" xlink:href="media/image2.png" xlink:show="embed" xlink:actuate="onLoad"/>
    <draw:fill-image draw:name="a2631" xlink:href="media/image4.png" xlink:show="embed" xlink:actuate="onLoad"/>
    <draw:fill-image draw:name="a232" xlink:href="media/image2.png" xlink:show="embed" xlink:actuate="onLoad"/>
    <draw:fill-image draw:name="a2657" xlink:href="media/image4.png" xlink:show="embed" xlink:actuate="onLoad"/>
    <draw:fill-image draw:name="a1470" xlink:href="media/image5.png" xlink:show="embed" xlink:actuate="onLoad"/>
    <draw:fill-image draw:name="a857" xlink:href="media/image4.png" xlink:show="embed" xlink:actuate="onLoad"/>
    <draw:fill-image draw:name="a1522" xlink:href="media/image5.png" xlink:show="embed" xlink:actuate="onLoad"/>
    <draw:fill-image draw:name="a785" xlink:href="media/image4.png" xlink:show="embed" xlink:actuate="onLoad"/>
    <draw:fill-image draw:name="a1154" xlink:href="media/image5.png" xlink:show="embed" xlink:actuate="onLoad"/>
    <draw:fill-image draw:name="a1827" xlink:href="media/image3.png" xlink:show="embed" xlink:actuate="onLoad"/>
    <draw:fill-image draw:name="a168" xlink:href="media/image2.png" xlink:show="embed" xlink:actuate="onLoad"/>
    <draw:fill-image draw:name="a1410" xlink:href="media/image5.png" xlink:show="embed" xlink:actuate="onLoad"/>
    <draw:fill-image draw:name="a84" xlink:href="media/image2.png" xlink:show="embed" xlink:actuate="onLoad"/>
    <draw:fill-image draw:name="a721" xlink:href="media/image4.png" xlink:show="embed" xlink:actuate="onLoad"/>
    <draw:fill-image draw:name="a2225" xlink:href="media/image2.png" xlink:show="embed" xlink:actuate="onLoad"/>
    <draw:fill-image draw:name="a1963" xlink:href="media/image3.png" xlink:show="embed" xlink:actuate="onLoad"/>
    <draw:fill-image draw:name="a2453" xlink:href="media/image2.png" xlink:show="embed" xlink:actuate="onLoad"/>
    <draw:fill-image draw:name="a1891" xlink:href="media/image3.png" xlink:show="embed" xlink:actuate="onLoad"/>
    <draw:fill-image draw:name="a1274" xlink:href="media/image5.png" xlink:show="embed" xlink:actuate="onLoad"/>
    <draw:fill-image draw:name="a336" xlink:href="media/image2.png" xlink:show="embed" xlink:actuate="onLoad"/>
    <draw:fill-image draw:name="a48" xlink:href="media/image2.png" xlink:show="embed" xlink:actuate="onLoad"/>
    <draw:fill-image draw:name="a2114" xlink:href="media/image3.png" xlink:show="embed" xlink:actuate="onLoad"/>
    <draw:fill-image draw:name="a637" xlink:href="media/image4.png" xlink:show="embed" xlink:actuate="onLoad"/>
    <draw:fill-image draw:name="a0" xlink:href="media/image2.png" xlink:show="embed" xlink:actuate="onLoad"/>
    <draw:fill-image draw:name="a889" xlink:href="media/image4.png" xlink:show="embed" xlink:actuate="onLoad"/>
    <draw:fill-image draw:name="a2344" xlink:href="media/image4.png" xlink:show="embed" xlink:actuate="onLoad"/>
    <draw:fill-image draw:name="a1008" xlink:href="media/image4.png" xlink:show="embed" xlink:actuate="onLoad"/>
    <draw:fill-image draw:name="a917" xlink:href="media/image4.png" xlink:show="embed" xlink:actuate="onLoad"/>
    <draw:fill-image draw:name="a2023" xlink:href="media/image3.png" xlink:show="embed" xlink:actuate="onLoad"/>
    <draw:fill-image draw:name="a2574" xlink:href="media/image4.png" xlink:show="embed" xlink:actuate="onLoad"/>
    <draw:fill-image draw:name="a2599" xlink:href="media/image4.png" xlink:show="embed" xlink:actuate="onLoad"/>
    <draw:fill-image draw:name="a2276" xlink:href="media/image4.png" xlink:show="embed" xlink:actuate="onLoad"/>
    <draw:fill-image draw:name="a1238" xlink:href="media/image5.png" xlink:show="embed" xlink:actuate="onLoad"/>
    <draw:fill-image draw:name="a2553" xlink:href="media/image4.png" xlink:show="embed" xlink:actuate="onLoad"/>
    <draw:fill-image draw:name="a2255" xlink:href="media/image4.png" xlink:show="embed" xlink:actuate="onLoad"/>
    <draw:fill-image draw:name="a1442" xlink:href="media/image5.png" xlink:show="embed" xlink:actuate="onLoad"/>
    <draw:fill-image draw:name="a2305" xlink:href="media/image4.png" xlink:show="embed" xlink:actuate="onLoad"/>
    <draw:fill-image draw:name="a455" xlink:href="media/image2.png" xlink:show="embed" xlink:actuate="onLoad"/>
    <draw:fill-image draw:name="a504" xlink:href="media/image2.png" xlink:show="embed" xlink:actuate="onLoad"/>
    <draw:marker draw:name="a2416" svg:viewBox="0 0 20 30" svg:d="m10 0-10 30h20z"/>
    <draw:marker draw:name="a2398" svg:viewBox="0 0 20 30" svg:d="m10 0-10 30h20z"/>
    <draw:marker draw:name="a2400" svg:viewBox="0 0 20 30" svg:d="m10 0-10 30h20z"/>
    <draw:marker draw:name="a2414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bitmap" draw:fill-image-name="a1659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draw:fill="none" draw:stroke="non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draw:fill="none" draw:stroke="non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5">
      <style:drawing-page-properties draw:fill="bitmap" draw:fill-image-name="a11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bitmap" draw:fill-image-name="a9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1">
      <style:drawing-page-properties draw:fill="bitmap" draw:fill-image-name="a1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draw:fill="none" draw:stroke="non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6">
      <style:graphic-properties draw:fill="none" draw:stroke="non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8">
      <style:graphic-properties draw:fill="none" draw:stroke="non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1">
      <style:drawing-page-properties draw:fill="bitmap" draw:fill-image-name="a14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4">
      <style:drawing-page-properties draw:fill="bitmap" draw:fill-image-name="a1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1">
      <style:graphic-properties draw:fill="none" draw:stroke="none"/>
    </style:style>
    <style:style style:family="paragraph" style:name="a19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5">
      <style:graphic-properties draw:fill="none" draw:stroke="non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bitmap" draw:fill-image-name="a4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8">
      <style:graphic-properties draw:fill="none" draw:stroke="non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3">
      <style:drawing-page-properties draw:fill="bitmap" draw:fill-image-name="a14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6">
      <style:drawing-page-properties draw:fill="bitmap" draw:fill-image-name="a19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1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8">
      <style:drawing-page-properties draw:fill="bitmap" draw:fill-image-name="a17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5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4">
      <style:drawing-page-properties draw:fill="bitmap" draw:fill-image-name="a1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draw:fill="none" draw:stroke="non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4">
      <style:graphic-properties draw:fill="none" draw:stroke="non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9">
      <style:drawing-page-properties draw:fill="bitmap" draw:fill-image-name="a12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draw:fill="none" draw:stroke="non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2">
      <style:drawing-page-properties draw:fill="bitmap" draw:fill-image-name="a17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7">
      <style:graphic-properties draw:fill="none" draw:stroke="non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bitmap" draw:fill-image-name="a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6">
      <style:graphic-properties draw:fill="none" draw:stroke="non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bitmap" draw:fill-image-name="a1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4">
      <style:drawing-page-properties draw:fill="bitmap" draw:fill-image-name="a20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8">
      <style:graphic-properties draw:fill="none" draw:stroke="non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6">
      <style:drawing-page-properties draw:fill="bitmap" draw:fill-image-name="a20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5">
      <style:graphic-properties draw:fill="none" draw:stroke="non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7">
      <style:graphic-properties draw:fill="none" draw:stroke="non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3">
      <style:drawing-page-properties draw:fill="bitmap" draw:fill-image-name="a15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bitmap" draw:fill-image-name="a55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4">
      <style:graphic-properties draw:fill="none" draw:stroke="non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none" draw:stroke="non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2">
      <style:drawing-page-properties draw:fill="bitmap" draw:fill-image-name="a15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draw:fill="none" draw:stroke="non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bitmap" draw:fill-image-name="a10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0">
      <style:graphic-properties draw:fill="none" draw:stroke="non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draw:fill="none" draw:stroke="none"/>
    </style:style>
    <style:style style:family="presentation" style:name="a1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8">
      <style:drawing-page-properties draw:fill="bitmap" draw:fill-image-name="a18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draw:fill="none" draw:stroke="none"/>
    </style:style>
    <style:style style:family="presentation" style:name="a1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draw:fill="none" draw:stroke="non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9">
      <style:drawing-page-properties draw:fill="bitmap" draw:fill-image-name="a13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bitmap" draw:fill-image-name="a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8889in" style:font-size-asian="0.38889in" style:font-size-complex="0.38889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2">
      <style:drawing-page-properties draw:fill="bitmap" draw:fill-image-name="a1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5">
      <style:drawing-page-properties draw:fill="bitmap" draw:fill-image-name="a2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3">
      <style:graphic-properties draw:fill="none" draw:stroke="none"/>
    </style:style>
    <style:style style:family="presentation" style:name="a21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6">
      <style:graphic-properties draw:fill="none" draw:stroke="non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4">
      <style:drawing-page-properties draw:fill="bitmap" draw:fill-image-name="a2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5">
      <style:graphic-properties draw:fill="none" draw:stroke="non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1">
      <style:drawing-page-properties draw:fill="bitmap" draw:fill-image-name="a16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2">
      <style:graphic-properties draw:fill="none" draw:stroke="non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bitmap" draw:fill-image-name="a110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bitmap" draw:fill-image-name="a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erif CJK T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標題版面配置區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文字版面配置區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編輯母片文字樣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層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層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層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日期版面配置區 3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頁尾版面配置區 4" svg:x="3.77008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投影片編號版面配置區 5" svg:x="7.9039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投影片影像版面配置區 1">
          <svg:title/>
          <svg:desc/>
        </draw:page-thumbnail>
        <draw:frame draw:id="id6" presentation:style-name="a34" draw:name="備忘稿版面配置區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頁首版面配置區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日期版面配置區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頁尾版面配置區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投影片編號版面配置區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標題投影片" style:page-layout-name="pageLayout1" draw:style-name="a49">
      <draw:frame draw:id="id11" presentation:style-name="a53" draw:name="標題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按一下以編輯母片標題樣式</text:span><text:span text:style-name="a51" text:class-names=""/></text:p>
        </draw:text-box>
        <svg:title/>
        <svg:desc/>
      </draw:frame>
      <draw:frame draw:id="id12" presentation:style-name="a57" draw:name="副標題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按一下以編輯母片子標題樣式</text:span><text:span text:style-name="a55" text:class-names=""/></text:p>
        </draw:text-box>
        <svg:title/>
        <svg:desc/>
      </draw:frame>
      <draw:frame draw:id="id13" presentation:style-name="a60" draw:name="日期版面配置區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頁尾版面配置區 4" svg:x="3.77008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投影片編號版面配置區 5" svg:x="7.90394in" svg:y="5.64843in" svg:width="2.56811in" svg:height="0.42717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23622in" svg:y="0.88858in" svg:width="7.79449in" svg:height="4.38425in" presentation:class="page" draw:id="id5" presentation:style-name="a67" draw:name="投影片影像版面配置區 1">
          <svg:title/>
          <svg:desc/>
        </draw:page-thumbnail>
        <draw:frame draw:id="id6" presentation:style-name="a70" draw:name="備忘稿版面配置區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頁首版面配置區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日期版面配置區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頁尾版面配置區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投影片編號版面配置區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標題及內容" style:page-layout-name="pageLayout1" draw:style-name="a85">
      <draw:frame draw:id="id16" presentation:style-name="a89" draw:name="標題 1" svg:x="0.55118in" svg:y="0.88583in" svg:width="9.92087in" svg:height="1.41732in" presentation:class="title" presentation:placeholder="false">
        <draw:text-box>
          <text:p text:style-name="a88" text:class-names="" text:cond-style-name=""><text:span text:style-name="a86" text:class-names="">按一下以編輯母片標題樣式</text:span><text:span text:style-name="a87" text:class-names=""/></text:p>
        </draw:text-box>
        <svg:title/>
        <svg:desc/>
      </draw:frame>
      <draw:frame draw:id="id17" presentation:style-name="a105" draw:name="內容版面配置區 2" svg:x="0.55118in" svg:y="2.59843in" svg:width="9.92087in" svg:height="3.01181in" presentation:class="object" presentation:placeholder="false">
        <draw:text-box>
          <text:p text:style-name="a91" text:class-names="" text:cond-style-name=""><text:span text:style-name="a90" text:class-names="">編輯母片文字樣式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第二層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第三層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第五層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日期版面配置區 3" svg:x="0.55118in" svg:y="5.64843in" svg:width="2.56811in" svg:height="0.42717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19" presentation:style-name="a111" draw:name="頁尾版面配置區 4" svg:x="3.77008in" svg:y="5.64843in" svg:width="3.49409in" svg:height="0.42717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投影片編號版面配置區 5" svg:x="7.90394in" svg:y="5.64843in" svg:width="2.56811in" svg:height="0.42717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23622in" svg:y="0.88858in" svg:width="7.79449in" svg:height="4.38425in" presentation:class="page" draw:id="id5" presentation:style-name="a115" draw:name="投影片影像版面配置區 1">
          <svg:title/>
          <svg:desc/>
        </draw:page-thumbnail>
        <draw:frame draw:id="id6" presentation:style-name="a118" draw:name="備忘稿版面配置區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頁首版面配置區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日期版面配置區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頁尾版面配置區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投影片編號版面配置區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章節標題" style:page-layout-name="pageLayout1" draw:style-name="a133">
      <draw:frame draw:id="id21" presentation:style-name="a137" draw:name="標題 1" svg:x="0.75174in" svg:y="1.54688in" svg:width="9.50868in" svg:height="2.57812in" presentation:class="title" presentation:placeholder="false">
        <draw:text-box>
          <text:p text:style-name="a136" text:class-names="" text:cond-style-name=""><text:span text:style-name="a134" text:class-names="">按一下以編輯母片標題樣式</text:span><text:span text:style-name="a135" text:class-names=""/></text:p>
        </draw:text-box>
        <svg:title/>
        <svg:desc/>
      </draw:frame>
      <draw:frame draw:id="id22" presentation:style-name="a141" draw:name="文字版面配置區 2" svg:x="0.75174in" svg:y="4.14931in" svg:width="9.50868in" svg:height="1.35764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編輯母片文字樣式</text:span></text:p>
            </text:list-item>
          </text:list>
        </draw:text-box>
        <svg:title/>
        <svg:desc/>
      </draw:frame>
      <draw:frame draw:id="id23" presentation:style-name="a144" draw:name="日期版面配置區 3" svg:x="0.55118in" svg:y="5.64843in" svg:width="2.56811in" svg:height="0.42717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4" presentation:style-name="a147" draw:name="頁尾版面配置區 4" svg:x="3.77008in" svg:y="5.64843in" svg:width="3.49409in" svg:height="0.42717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投影片編號版面配置區 5" svg:x="7.90394in" svg:y="5.64843in" svg:width="2.56811in" svg:height="0.42717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23622in" svg:y="0.88858in" svg:width="7.79449in" svg:height="4.38425in" presentation:class="page" draw:id="id5" presentation:style-name="a151" draw:name="投影片影像版面配置區 1">
          <svg:title/>
          <svg:desc/>
        </draw:page-thumbnail>
        <draw:frame draw:id="id6" presentation:style-name="a154" draw:name="備忘稿版面配置區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頁首版面配置區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日期版面配置區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頁尾版面配置區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投影片編號版面配置區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兩個內容" style:page-layout-name="pageLayout1" draw:style-name="a169">
      <draw:frame draw:id="id26" presentation:style-name="a173" draw:name="標題 1" svg:x="0.55118in" svg:y="0.88583in" svg:width="9.92087in" svg:height="1.41732in" presentation:class="title" presentation:placeholder="false">
        <draw:text-box>
          <text:p text:style-name="a172" text:class-names="" text:cond-style-name=""><text:span text:style-name="a170" text:class-names="">按一下以編輯母片標題樣式</text:span><text:span text:style-name="a171" text:class-names=""/></text:p>
        </draw:text-box>
        <svg:title/>
        <svg:desc/>
      </draw:frame>
      <draw:frame draw:id="id27" presentation:style-name="a189" draw:name="內容版面配置區 2" svg:x="0.55035in" svg:y="2.59896in" svg:width="4.87674in" svg:height="3.01042in" presentation:class="object" presentation:placeholder="false">
        <draw:text-box>
          <text:p text:style-name="a175" text:class-names="" text:cond-style-name=""><text:span text:style-name="a174" text:class-names="">編輯母片文字樣式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第二層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第三層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第五層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5" draw:name="內容版面配置區 3" svg:x="5.59375in" svg:y="2.59896in" svg:width="4.87847in" svg:height="3.01042in" presentation:class="object" presentation:placeholder="false">
        <draw:text-box>
          <text:p text:style-name="a191" text:class-names="" text:cond-style-name=""><text:span text:style-name="a190" text:class-names="">編輯母片文字樣式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第二層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第三層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第五層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日期版面配置區 4" svg:x="0.55118in" svg:y="5.64843in" svg:width="2.56811in" svg:height="0.42717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0" presentation:style-name="a211" draw:name="頁尾版面配置區 5" svg:x="3.77008in" svg:y="5.64843in" svg:width="3.49409in" svg:height="0.42717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投影片編號版面配置區 6" svg:x="7.90394in" svg:y="5.64843in" svg:width="2.56811in" svg:height="0.42717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23622in" svg:y="0.88858in" svg:width="7.79449in" svg:height="4.38425in" presentation:class="page" draw:id="id5" presentation:style-name="a215" draw:name="投影片影像版面配置區 1">
          <svg:title/>
          <svg:desc/>
        </draw:page-thumbnail>
        <draw:frame draw:id="id6" presentation:style-name="a218" draw:name="備忘稿版面配置區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頁首版面配置區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日期版面配置區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頁尾版面配置區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投影片編號版面配置區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較" style:page-layout-name="pageLayout1" draw:style-name="a233">
      <draw:frame draw:id="id32" presentation:style-name="a237" draw:name="標題 1" svg:x="0.75868in" svg:y="0.32986in" svg:width="9.50868in" svg:height="1.19965in" presentation:class="title" presentation:placeholder="false">
        <draw:text-box>
          <text:p text:style-name="a236" text:class-names="" text:cond-style-name=""><text:span text:style-name="a234" text:class-names="">按一下以編輯母片標題樣式</text:span><text:span text:style-name="a235" text:class-names=""/></text:p>
        </draw:text-box>
        <svg:title/>
        <svg:desc/>
      </draw:frame>
      <draw:frame draw:id="id33" presentation:style-name="a241" draw:name="文字版面配置區 2" svg:x="0.75868in" svg:y="1.52083in" svg:width="4.66493in" svg:height="0.74479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編輯母片文字樣式</text:span></text:p>
            </text:list-item>
          </text:list>
        </draw:text-box>
        <svg:title/>
        <svg:desc/>
      </draw:frame>
      <draw:frame draw:id="id34" presentation:style-name="a257" draw:name="內容版面配置區 3" svg:x="0.75868in" svg:y="2.26563in" svg:width="4.66493in" svg:height="3.3316in" presentation:class="object" presentation:placeholder="false">
        <draw:text-box>
          <text:p text:style-name="a243" text:class-names="" text:cond-style-name=""><text:span text:style-name="a242" text:class-names="">編輯母片文字樣式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第二層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第三層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第五層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1" draw:name="文字版面配置區 4" svg:x="5.5816in" svg:y="1.52083in" svg:width="4.68576in" svg:height="0.7447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編輯母片文字樣式</text:span></text:p>
            </text:list-item>
          </text:list>
        </draw:text-box>
        <svg:title/>
        <svg:desc/>
      </draw:frame>
      <draw:frame draw:id="id36" presentation:style-name="a277" draw:name="內容版面配置區 5" svg:x="5.5816in" svg:y="2.26563in" svg:width="4.68576in" svg:height="3.3316in" presentation:class="object" presentation:placeholder="false">
        <draw:text-box>
          <text:p text:style-name="a263" text:class-names="" text:cond-style-name=""><text:span text:style-name="a262" text:class-names="">編輯母片文字樣式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第二層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第三層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第五層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日期版面配置區 6" svg:x="0.55118in" svg:y="5.64843in" svg:width="2.56811in" svg:height="0.42717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8" presentation:style-name="a283" draw:name="頁尾版面配置區 7" svg:x="3.77008in" svg:y="5.64843in" svg:width="3.49409in" svg:height="0.4271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投影片編號版面配置區 8" svg:x="7.90394in" svg:y="5.64843in" svg:width="2.56811in" svg:height="0.42717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23622in" svg:y="0.88858in" svg:width="7.79449in" svg:height="4.38425in" presentation:class="page" draw:id="id5" presentation:style-name="a287" draw:name="投影片影像版面配置區 1">
          <svg:title/>
          <svg:desc/>
        </draw:page-thumbnail>
        <draw:frame draw:id="id6" presentation:style-name="a290" draw:name="備忘稿版面配置區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頁首版面配置區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日期版面配置區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頁尾版面配置區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投影片編號版面配置區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只有標題" style:page-layout-name="pageLayout1" draw:style-name="a305">
      <draw:frame draw:id="id40" presentation:style-name="a309" draw:name="標題 1" svg:x="0.55118in" svg:y="0.88583in" svg:width="9.92087in" svg:height="1.41732in" presentation:class="title" presentation:placeholder="false">
        <draw:text-box>
          <text:p text:style-name="a308" text:class-names="" text:cond-style-name=""><text:span text:style-name="a306" text:class-names="">按一下以編輯母片標題樣式</text:span><text:span text:style-name="a307" text:class-names=""/></text:p>
        </draw:text-box>
        <svg:title/>
        <svg:desc/>
      </draw:frame>
      <draw:frame draw:id="id41" presentation:style-name="a312" draw:name="日期版面配置區 2" svg:x="0.55118in" svg:y="5.64843in" svg:width="2.56811in" svg:height="0.42717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2" presentation:style-name="a315" draw:name="頁尾版面配置區 3" svg:x="3.77008in" svg:y="5.64843in" svg:width="3.49409in" svg:height="0.42717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投影片編號版面配置區 4" svg:x="7.90394in" svg:y="5.64843in" svg:width="2.56811in" svg:height="0.42717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23622in" svg:y="0.88858in" svg:width="7.79449in" svg:height="4.38425in" presentation:class="page" draw:id="id5" presentation:style-name="a319" draw:name="投影片影像版面配置區 1">
          <svg:title/>
          <svg:desc/>
        </draw:page-thumbnail>
        <draw:frame draw:id="id6" presentation:style-name="a322" draw:name="備忘稿版面配置區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頁首版面配置區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日期版面配置區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頁尾版面配置區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投影片編號版面配置區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空白" style:page-layout-name="pageLayout1" draw:style-name="a337">
      <draw:frame draw:id="id44" presentation:style-name="a340" draw:name="日期版面配置區 1" svg:x="0.55118in" svg:y="5.64843in" svg:width="2.56811in" svg:height="0.42717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45" presentation:style-name="a343" draw:name="頁尾版面配置區 2" svg:x="3.77008in" svg:y="5.64843in" svg:width="3.49409in" svg:height="0.42717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投影片編號版面配置區 3" svg:x="7.90394in" svg:y="5.64843in" svg:width="2.56811in" svg:height="0.4271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23622in" svg:y="0.88858in" svg:width="7.79449in" svg:height="4.38425in" presentation:class="page" draw:id="id5" presentation:style-name="a347" draw:name="投影片影像版面配置區 1">
          <svg:title/>
          <svg:desc/>
        </draw:page-thumbnail>
        <draw:frame draw:id="id6" presentation:style-name="a350" draw:name="備忘稿版面配置區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頁首版面配置區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日期版面配置區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頁尾版面配置區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投影片編號版面配置區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含標題的內容" style:page-layout-name="pageLayout1" draw:style-name="a365">
      <draw:frame draw:id="id47" presentation:style-name="a369" draw:name="標題 1" svg:x="0.75868in" svg:y="0.41319in" svg:width="3.55556in" svg:height="1.44792in" presentation:class="title" presentation:placeholder="false">
        <draw:text-box>
          <text:p text:style-name="a368" text:class-names="" text:cond-style-name=""><text:span text:style-name="a366" text:class-names="">按一下以編輯母片標題樣式</text:span><text:span text:style-name="a367" text:class-names=""/></text:p>
        </draw:text-box>
        <svg:title/>
        <svg:desc/>
      </draw:frame>
      <draw:frame draw:id="id48" presentation:style-name="a385" draw:name="內容版面配置區 2" svg:x="4.6875in" svg:y="0.89236in" svg:width="5.57986in" svg:height="4.40799in" presentation:class="object" presentation:placeholder="false">
        <draw:text-box>
          <text:p text:style-name="a371" text:class-names="" text:cond-style-name=""><text:span text:style-name="a370" text:class-names="">編輯母片文字樣式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第二層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第三層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第五層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文字版面配置區 3" svg:x="0.75868in" svg:y="1.86111in" svg:width="3.55556in" svg:height="3.44618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編輯母片文字樣式</text:span></text:p>
            </text:list-item>
          </text:list>
        </draw:text-box>
        <svg:title/>
        <svg:desc/>
      </draw:frame>
      <draw:frame draw:id="id50" presentation:style-name="a392" draw:name="日期版面配置區 4" svg:x="0.55118in" svg:y="5.64843in" svg:width="2.56811in" svg:height="0.42717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5" draw:name="頁尾版面配置區 5" svg:x="3.77008in" svg:y="5.64843in" svg:width="3.49409in" svg:height="0.42717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投影片編號版面配置區 6" svg:x="7.90394in" svg:y="5.64843in" svg:width="2.56811in" svg:height="0.42717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23622in" svg:y="0.88858in" svg:width="7.79449in" svg:height="4.38425in" presentation:class="page" draw:id="id5" presentation:style-name="a399" draw:name="投影片影像版面配置區 1">
          <svg:title/>
          <svg:desc/>
        </draw:page-thumbnail>
        <draw:frame draw:id="id6" presentation:style-name="a402" draw:name="備忘稿版面配置區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頁首版面配置區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日期版面配置區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頁尾版面配置區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投影片編號版面配置區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含標題的圖片" style:page-layout-name="pageLayout1" draw:style-name="a417">
      <draw:frame draw:id="id53" presentation:style-name="a421" draw:name="標題 1" svg:x="0.75868in" svg:y="0.41319in" svg:width="3.55556in" svg:height="1.44792in" presentation:class="title" presentation:placeholder="false">
        <draw:text-box>
          <text:p text:style-name="a420" text:class-names="" text:cond-style-name=""><text:span text:style-name="a418" text:class-names="">按一下以編輯母片標題樣式</text:span><text:span text:style-name="a419" text:class-names=""/></text:p>
        </draw:text-box>
        <svg:title/>
        <svg:desc/>
      </draw:frame>
      <draw:frame draw:id="id54" presentation:style-name="a424" draw:name="圖片版面配置區 2" svg:x="4.6875in" svg:y="0.89236in" svg:width="5.57986in" svg:height="4.40799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5" presentation:style-name="a428" draw:name="文字版面配置區 3" svg:x="0.75868in" svg:y="1.86111in" svg:width="3.55556in" svg:height="3.4461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編輯母片文字樣式</text:span></text:p>
            </text:list-item>
          </text:list>
        </draw:text-box>
        <svg:title/>
        <svg:desc/>
      </draw:frame>
      <draw:frame draw:id="id56" presentation:style-name="a431" draw:name="日期版面配置區 4" svg:x="0.55118in" svg:y="5.64843in" svg:width="2.56811in" svg:height="0.42717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7" presentation:style-name="a434" draw:name="頁尾版面配置區 5" svg:x="3.77008in" svg:y="5.64843in" svg:width="3.49409in" svg:height="0.42717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投影片編號版面配置區 6" svg:x="7.90394in" svg:y="5.64843in" svg:width="2.56811in" svg:height="0.42717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23622in" svg:y="0.88858in" svg:width="7.79449in" svg:height="4.38425in" presentation:class="page" draw:id="id5" presentation:style-name="a438" draw:name="投影片影像版面配置區 1">
          <svg:title/>
          <svg:desc/>
        </draw:page-thumbnail>
        <draw:frame draw:id="id6" presentation:style-name="a441" draw:name="備忘稿版面配置區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頁首版面配置區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日期版面配置區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頁尾版面配置區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投影片編號版面配置區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標題及直排文字" style:page-layout-name="pageLayout1" draw:style-name="a456">
      <draw:frame draw:id="id59" presentation:style-name="a460" draw:name="標題 1" svg:x="0.55118in" svg:y="0.88583in" svg:width="9.92087in" svg:height="1.41732in" presentation:class="title" presentation:placeholder="false">
        <draw:text-box>
          <text:p text:style-name="a459" text:class-names="" text:cond-style-name=""><text:span text:style-name="a457" text:class-names="">按一下以編輯母片標題樣式</text:span><text:span text:style-name="a458" text:class-names=""/></text:p>
        </draw:text-box>
        <svg:title/>
        <svg:desc/>
      </draw:frame>
      <draw:frame draw:id="id60" presentation:style-name="a477" draw:name="直排文字版面配置區 2" svg:x="0.55118in" svg:y="2.59843in" svg:width="9.92087in" svg:height="3.01181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編輯母片文字樣式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第二層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第三層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第五層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日期版面配置區 3" svg:x="0.55118in" svg:y="5.64843in" svg:width="2.56811in" svg:height="0.42717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62" presentation:style-name="a483" draw:name="頁尾版面配置區 4" svg:x="3.77008in" svg:y="5.64843in" svg:width="3.49409in" svg:height="0.4271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投影片編號版面配置區 5" svg:x="7.90394in" svg:y="5.64843in" svg:width="2.56811in" svg:height="0.4271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23622in" svg:y="0.88858in" svg:width="7.79449in" svg:height="4.38425in" presentation:class="page" draw:id="id5" presentation:style-name="a487" draw:name="投影片影像版面配置區 1">
          <svg:title/>
          <svg:desc/>
        </draw:page-thumbnail>
        <draw:frame draw:id="id6" presentation:style-name="a490" draw:name="備忘稿版面配置區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頁首版面配置區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日期版面配置區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頁尾版面配置區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投影片編號版面配置區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直排標題及文字" style:page-layout-name="pageLayout1" draw:style-name="a505">
      <draw:frame draw:id="id64" presentation:style-name="a509" draw:name="直排標題 1" svg:x="7.99306in" svg:y="0.88542in" svg:width="2.47917in" svg:height="4.72396in" presentation:class="title" presentation:placeholder="false">
        <draw:text-box>
          <text:p text:style-name="a508" text:class-names="" text:cond-style-name=""><text:span text:style-name="a506" text:class-names="">按一下以編輯母片標題樣式</text:span><text:span text:style-name="a507" text:class-names=""/></text:p>
        </draw:text-box>
        <svg:title/>
        <svg:desc/>
      </draw:frame>
      <draw:frame draw:id="id65" presentation:style-name="a526" draw:name="直排文字版面配置區 2" svg:x="0.55035in" svg:y="0.88542in" svg:width="7.27604in" svg:height="4.72396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編輯母片文字樣式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第二層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第三層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第五層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日期版面配置區 3" svg:x="0.55118in" svg:y="5.64843in" svg:width="2.56811in" svg:height="0.42717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7" presentation:style-name="a532" draw:name="頁尾版面配置區 4" svg:x="3.77008in" svg:y="5.64843in" svg:width="3.49409in" svg:height="0.42717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投影片編號版面配置區 5" svg:x="7.90394in" svg:y="5.64843in" svg:width="2.56811in" svg:height="0.42717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23622in" svg:y="0.88858in" svg:width="7.79449in" svg:height="4.38425in" presentation:class="page" draw:id="id5" presentation:style-name="a536" draw:name="投影片影像版面配置區 1">
          <svg:title/>
          <svg:desc/>
        </draw:page-thumbnail>
        <draw:frame draw:id="id6" presentation:style-name="a539" draw:name="備忘稿版面配置區 2" svg:x="0.82677in" svg:y="5.55394in" svg:width="6.61378in" svg:height="5.26142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頁首版面配置區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日期版面配置區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頁尾版面配置區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投影片編號版面配置區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54">
      <draw:frame draw:id="id69" presentation:style-name="a557" draw:name="標題版面配置區 1" svg:x="0.55118in" svg:y="0.24685in" svg:width="9.92087in" svg:height="1.03543in" presentation:class="titl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0" presentation:style-name="a574" draw:name="文字版面配置區 2" svg:x="0.55118in" svg:y="1.45079in" svg:width="9.92087in" svg:height="3.59606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編輯母片文字樣式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第二層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第三層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第五層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7" draw:name="日期版面配置區 3" svg:x="0.55118in" svg:y="5.64882in" svg:width="2.56811in" svg:height="0.42756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2" presentation:style-name="a580" draw:name="頁尾版面配置區 4" svg:x="3.77008in" svg:y="5.64882in" svg:width="3.49409in" svg:height="0.42756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3" presentation:style-name="a583" draw:name="投影片編號版面配置區 5" svg:x="7.90394in" svg:y="5.64882in" svg:width="2.56811in" svg:height="0.42756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page-thumbnail svg:x="0.23622in" svg:y="0.88858in" svg:width="7.79449in" svg:height="4.38425in" presentation:class="page" draw:id="id5" presentation:style-name="a584" draw:name="投影片影像版面配置區 1">
          <svg:title/>
          <svg:desc/>
        </draw:page-thumbnail>
        <draw:frame draw:id="id6" presentation:style-name="a587" draw:name="備忘稿版面配置區 2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7" presentation:style-name="a590" draw:name="頁首版面配置區 3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8" presentation:style-name="a593" draw:name="日期版面配置區 4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9" presentation:style-name="a596" draw:name="頁尾版面配置區 5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" presentation:style-name="a599" draw:name="投影片編號版面配置區 6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標題投影片" style:page-layout-name="pageLayout1" draw:style-name="a602">
      <draw:frame draw:id="id74" presentation:style-name="a606" draw:name="標題 1" svg:x="1.37847in" svg:y="1.01563in" svg:width="8.26736in" svg:height="2.15799in" presentation:class="title" presentation:placeholder="false">
        <draw:text-box>
          <text:p text:style-name="a605" text:class-names="" text:cond-style-name=""><text:span text:style-name="a603" text:class-names="">按一下以編輯母片標題樣式</text:span><text:span text:style-name="a604" text:class-names=""/></text:p>
        </draw:text-box>
        <svg:title/>
        <svg:desc/>
      </draw:frame>
      <draw:frame draw:id="id75" presentation:style-name="a610" draw:name="副標題 2" svg:x="1.37847in" svg:y="3.25694in" svg:width="8.26736in" svg:height="1.49826in" presentation:class="subtitle" presentation:placeholder="false">
        <draw:text-box>
          <text:p text:style-name="a609" text:class-names="" text:cond-style-name=""><text:span text:style-name="a607" text:class-names="">按一下以編輯母片子標題樣式</text:span><text:span text:style-name="a608" text:class-names=""/></text:p>
        </draw:text-box>
        <svg:title/>
        <svg:desc/>
      </draw:frame>
      <draw:frame draw:id="id76" presentation:style-name="a613" draw:name="日期版面配置區 3" svg:x="0.55118in" svg:y="5.64882in" svg:width="2.56811in" svg:height="0.42756in" presentation:class="date-time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7" presentation:style-name="a616" draw:name="頁尾版面配置區 4" svg:x="3.77008in" svg:y="5.64882in" svg:width="3.49409in" svg:height="0.42756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8" presentation:style-name="a619" draw:name="投影片編號版面配置區 5" svg:x="7.90394in" svg:y="5.64882in" svg:width="2.56811in" svg:height="0.42756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page-thumbnail svg:x="0.23622in" svg:y="0.88858in" svg:width="7.79449in" svg:height="4.38425in" presentation:class="page" draw:id="id5" presentation:style-name="a620" draw:name="投影片影像版面配置區 1">
          <svg:title/>
          <svg:desc/>
        </draw:page-thumbnail>
        <draw:frame draw:id="id6" presentation:style-name="a623" draw:name="備忘稿版面配置區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頁首版面配置區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日期版面配置區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頁尾版面配置區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投影片編號版面配置區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標題及內容" style:page-layout-name="pageLayout1" draw:style-name="a638">
      <draw:frame draw:id="id79" presentation:style-name="a642" draw:name="標題 1" svg:x="0.55118in" svg:y="0.24685in" svg:width="9.92087in" svg:height="1.03543in" presentation:class="title" presentation:placeholder="false">
        <draw:text-box>
          <text:p text:style-name="a641" text:class-names="" text:cond-style-name=""><text:span text:style-name="a639" text:class-names="">按一下以編輯母片標題樣式</text:span><text:span text:style-name="a640" text:class-names=""/></text:p>
        </draw:text-box>
        <svg:title/>
        <svg:desc/>
      </draw:frame>
      <draw:frame draw:id="id80" presentation:style-name="a658" draw:name="內容版面配置區 2" svg:x="0.55118in" svg:y="1.45079in" svg:width="9.92087in" svg:height="3.59606in" presentation:class="object" presentation:placeholder="false">
        <draw:text-box>
          <text:p text:style-name="a644" text:class-names="" text:cond-style-name=""><text:span text:style-name="a643" text:class-names="">編輯母片文字樣式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第二層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第三層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第五層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日期版面配置區 3" svg:x="0.55118in" svg:y="5.64882in" svg:width="2.56811in" svg:height="0.42756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頁尾版面配置區 4" svg:x="3.77008in" svg:y="5.64882in" svg:width="3.49409in" svg:height="0.42756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投影片編號版面配置區 5" svg:x="7.90394in" svg:y="5.64882in" svg:width="2.56811in" svg:height="0.42756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0.23622in" svg:y="0.88858in" svg:width="7.79449in" svg:height="4.38425in" presentation:class="page" draw:id="id5" presentation:style-name="a668" draw:name="投影片影像版面配置區 1">
          <svg:title/>
          <svg:desc/>
        </draw:page-thumbnail>
        <draw:frame draw:id="id6" presentation:style-name="a671" draw:name="備忘稿版面配置區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頁首版面配置區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日期版面配置區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頁尾版面配置區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投影片編號版面配置區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章節標題" style:page-layout-name="pageLayout1" draw:style-name="a686">
      <draw:frame draw:id="id84" presentation:style-name="a690" draw:name="標題 1" svg:x="0.75174in" svg:y="1.54688in" svg:width="9.50868in" svg:height="2.57812in" presentation:class="title" presentation:placeholder="false">
        <draw:text-box>
          <text:p text:style-name="a689" text:class-names="" text:cond-style-name=""><text:span text:style-name="a687" text:class-names="">按一下以編輯母片標題樣式</text:span><text:span text:style-name="a688" text:class-names=""/></text:p>
        </draw:text-box>
        <svg:title/>
        <svg:desc/>
      </draw:frame>
      <draw:frame draw:id="id85" presentation:style-name="a694" draw:name="文字版面配置區 2" svg:x="0.75174in" svg:y="4.14931in" svg:width="9.50868in" svg:height="1.35764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編輯母片文字樣式</text:span></text:p>
            </text:list-item>
          </text:list>
        </draw:text-box>
        <svg:title/>
        <svg:desc/>
      </draw:frame>
      <draw:frame draw:id="id86" presentation:style-name="a697" draw:name="日期版面配置區 3" svg:x="0.55118in" svg:y="5.64882in" svg:width="2.56811in" svg:height="0.42756in" presentation:class="date-time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7" presentation:style-name="a700" draw:name="頁尾版面配置區 4" svg:x="3.77008in" svg:y="5.64882in" svg:width="3.49409in" svg:height="0.42756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投影片編號版面配置區 5" svg:x="7.90394in" svg:y="5.64882in" svg:width="2.56811in" svg:height="0.42756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0.23622in" svg:y="0.88858in" svg:width="7.79449in" svg:height="4.38425in" presentation:class="page" draw:id="id5" presentation:style-name="a704" draw:name="投影片影像版面配置區 1">
          <svg:title/>
          <svg:desc/>
        </draw:page-thumbnail>
        <draw:frame draw:id="id6" presentation:style-name="a707" draw:name="備忘稿版面配置區 2" svg:x="0.82677in" svg:y="5.55394in" svg:width="6.61378in" svg:height="5.26142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頁首版面配置區 3" svg:x="0in" svg:y="0in" svg:width="3.5878in" svg:height="0.58425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日期版面配置區 4" svg:x="4.67953in" svg:y="0in" svg:width="3.5878in" svg:height="0.58425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頁尾版面配置區 5" svg:x="0in" svg:y="11.10827in" svg:width="3.5878in" svg:height="0.5842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投影片編號版面配置區 6" svg:x="4.67953in" svg:y="11.10827in" svg:width="3.5878in" svg:height="0.5842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兩個內容" style:page-layout-name="pageLayout1" draw:style-name="a722">
      <draw:frame draw:id="id89" presentation:style-name="a726" draw:name="標題 1" svg:x="0.55118in" svg:y="0.24685in" svg:width="9.92087in" svg:height="1.03543in" presentation:class="title" presentation:placeholder="false">
        <draw:text-box>
          <text:p text:style-name="a725" text:class-names="" text:cond-style-name=""><text:span text:style-name="a723" text:class-names="">按一下以編輯母片標題樣式</text:span><text:span text:style-name="a724" text:class-names=""/></text:p>
        </draw:text-box>
        <svg:title/>
        <svg:desc/>
      </draw:frame>
      <draw:frame draw:id="id90" presentation:style-name="a742" draw:name="內容版面配置區 2" svg:x="0.55035in" svg:y="1.45139in" svg:width="4.87674in" svg:height="3.59549in" presentation:class="object" presentation:placeholder="false">
        <draw:text-box>
          <text:p text:style-name="a728" text:class-names="" text:cond-style-name=""><text:span text:style-name="a727" text:class-names="">編輯母片文字樣式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第二層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第三層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第五層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8" draw:name="內容版面配置區 3" svg:x="5.59375in" svg:y="1.45139in" svg:width="4.87847in" svg:height="3.59549in" presentation:class="object" presentation:placeholder="false">
        <draw:text-box>
          <text:p text:style-name="a744" text:class-names="" text:cond-style-name=""><text:span text:style-name="a743" text:class-names="">編輯母片文字樣式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第二層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第三層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第五層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1" draw:name="日期版面配置區 4" svg:x="0.55118in" svg:y="5.64882in" svg:width="2.56811in" svg:height="0.42756in" presentation:class="date-time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3" presentation:style-name="a764" draw:name="頁尾版面配置區 5" svg:x="3.77008in" svg:y="5.64882in" svg:width="3.49409in" svg:height="0.42756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4" presentation:style-name="a767" draw:name="投影片編號版面配置區 6" svg:x="7.90394in" svg:y="5.64882in" svg:width="2.56811in" svg:height="0.42756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0.23622in" svg:y="0.88858in" svg:width="7.79449in" svg:height="4.38425in" presentation:class="page" draw:id="id5" presentation:style-name="a768" draw:name="投影片影像版面配置區 1">
          <svg:title/>
          <svg:desc/>
        </draw:page-thumbnail>
        <draw:frame draw:id="id6" presentation:style-name="a771" draw:name="備忘稿版面配置區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4" draw:name="頁首版面配置區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日期版面配置區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頁尾版面配置區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投影片編號版面配置區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比較" style:page-layout-name="pageLayout1" draw:style-name="a786">
      <draw:frame draw:id="id95" presentation:style-name="a790" draw:name="標題 1" svg:x="0.75868in" svg:y="0.32986in" svg:width="9.50868in" svg:height="1.19965in" presentation:class="title" presentation:placeholder="false">
        <draw:text-box>
          <text:p text:style-name="a789" text:class-names="" text:cond-style-name=""><text:span text:style-name="a787" text:class-names="">按一下以編輯母片標題樣式</text:span><text:span text:style-name="a788" text:class-names=""/></text:p>
        </draw:text-box>
        <svg:title/>
        <svg:desc/>
      </draw:frame>
      <draw:frame draw:id="id96" presentation:style-name="a794" draw:name="文字版面配置區 2" svg:x="0.75868in" svg:y="1.52083in" svg:width="4.66493in" svg:height="0.74479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編輯母片文字樣式</text:span></text:p>
            </text:list-item>
          </text:list>
        </draw:text-box>
        <svg:title/>
        <svg:desc/>
      </draw:frame>
      <draw:frame draw:id="id97" presentation:style-name="a810" draw:name="內容版面配置區 3" svg:x="0.75868in" svg:y="2.26563in" svg:width="4.66493in" svg:height="3.3316in" presentation:class="object" presentation:placeholder="false">
        <draw:text-box>
          <text:p text:style-name="a796" text:class-names="" text:cond-style-name=""><text:span text:style-name="a795" text:class-names="">編輯母片文字樣式</text:span></text:p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第二層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第三層</text:span></text:p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p text:style-name="a804" text:class-names="" text:cond-style-name=""><text:span text:style-name="a80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6" text:class-names="">第五層</text:span><text:span text:style-name="a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4" draw:name="文字版面配置區 4" svg:x="5.5816in" svg:y="1.52083in" svg:width="4.68576in" svg:height="0.74479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編輯母片文字樣式</text:span></text:p>
            </text:list-item>
          </text:list>
        </draw:text-box>
        <svg:title/>
        <svg:desc/>
      </draw:frame>
      <draw:frame draw:id="id99" presentation:style-name="a830" draw:name="內容版面配置區 5" svg:x="5.5816in" svg:y="2.26563in" svg:width="4.68576in" svg:height="3.3316in" presentation:class="object" presentation:placeholder="false">
        <draw:text-box>
          <text:p text:style-name="a816" text:class-names="" text:cond-style-name=""><text:span text:style-name="a815" text:class-names="">編輯母片文字樣式</text:span></text:p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第二層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第三層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6" text:class-names="">第五層</text:span><text:span text:style-name="a8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3" draw:name="日期版面配置區 6" svg:x="0.55118in" svg:y="5.64882in" svg:width="2.56811in" svg:height="0.42756in" presentation:class="date-tim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1" presentation:style-name="a836" draw:name="頁尾版面配置區 7" svg:x="3.77008in" svg:y="5.64882in" svg:width="3.49409in" svg:height="0.42756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2" presentation:style-name="a839" draw:name="投影片編號版面配置區 8" svg:x="7.90394in" svg:y="5.64882in" svg:width="2.56811in" svg:height="0.42756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presentation:notes style:page-layout-name="pageLayout2" draw:style-name="a856">
        <draw:page-thumbnail svg:x="0.23622in" svg:y="0.88858in" svg:width="7.79449in" svg:height="4.38425in" presentation:class="page" draw:id="id5" presentation:style-name="a840" draw:name="投影片影像版面配置區 1">
          <svg:title/>
          <svg:desc/>
        </draw:page-thumbnail>
        <draw:frame draw:id="id6" presentation:style-name="a843" draw:name="備忘稿版面配置區 2" svg:x="0.82677in" svg:y="5.55394in" svg:width="6.61378in" svg:height="5.26142in" presentation:class="notes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頁首版面配置區 3" svg:x="0in" svg:y="0in" svg:width="3.5878in" svg:height="0.58425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日期版面配置區 4" svg:x="4.67953in" svg:y="0in" svg:width="3.5878in" svg:height="0.58425in" presentation:class="date-time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頁尾版面配置區 5" svg:x="0in" svg:y="11.10827in" svg:width="3.5878in" svg:height="0.58425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投影片編號版面配置區 6" svg:x="4.67953in" svg:y="11.10827in" svg:width="3.5878in" svg:height="0.58425in" presentation:class="page-number" presentation:placeholder="false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只有標題" style:page-layout-name="pageLayout1" draw:style-name="a858">
      <draw:frame draw:id="id103" presentation:style-name="a862" draw:name="標題 1" svg:x="0.55118in" svg:y="0.24685in" svg:width="9.92087in" svg:height="1.03543in" presentation:class="title" presentation:placeholder="false">
        <draw:text-box>
          <text:p text:style-name="a861" text:class-names="" text:cond-style-name=""><text:span text:style-name="a859" text:class-names="">按一下以編輯母片標題樣式</text:span><text:span text:style-name="a860" text:class-names=""/></text:p>
        </draw:text-box>
        <svg:title/>
        <svg:desc/>
      </draw:frame>
      <draw:frame draw:id="id104" presentation:style-name="a865" draw:name="日期版面配置區 2" svg:x="0.55118in" svg:y="5.64882in" svg:width="2.56811in" svg:height="0.42756in" presentation:class="date-time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5" presentation:style-name="a868" draw:name="頁尾版面配置區 3" svg:x="3.77008in" svg:y="5.64882in" svg:width="3.49409in" svg:height="0.42756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06" presentation:style-name="a871" draw:name="投影片編號版面配置區 4" svg:x="7.90394in" svg:y="5.64882in" svg:width="2.56811in" svg:height="0.42756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888">
        <draw:page-thumbnail svg:x="0.23622in" svg:y="0.88858in" svg:width="7.79449in" svg:height="4.38425in" presentation:class="page" draw:id="id5" presentation:style-name="a872" draw:name="投影片影像版面配置區 1">
          <svg:title/>
          <svg:desc/>
        </draw:page-thumbnail>
        <draw:frame draw:id="id6" presentation:style-name="a875" draw:name="備忘稿版面配置區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頁首版面配置區 3" svg:x="0in" svg:y="0in" svg:width="3.5878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日期版面配置區 4" svg:x="4.67953in" svg:y="0in" svg:width="3.5878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頁尾版面配置區 5" svg:x="0in" svg:y="11.10827in" svg:width="3.5878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投影片編號版面配置區 6" svg:x="4.67953in" svg:y="11.10827in" svg:width="3.5878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空白" style:page-layout-name="pageLayout1" draw:style-name="a890">
      <draw:frame draw:id="id107" presentation:style-name="a893" draw:name="日期版面配置區 1" svg:x="0.55118in" svg:y="5.64882in" svg:width="2.56811in" svg:height="0.42756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8" presentation:style-name="a896" draw:name="頁尾版面配置區 2" svg:x="3.77008in" svg:y="5.64882in" svg:width="3.49409in" svg:height="0.42756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09" presentation:style-name="a899" draw:name="投影片編號版面配置區 3" svg:x="7.90394in" svg:y="5.64882in" svg:width="2.56811in" svg:height="0.42756in" presentation:class="page-number" presentation:placeholder="false">
        <draw:text-box>
          <text:p text:style-name="a898" text:class-names="" text:cond-style-name=""><text:span text:style-name="a897" text:class-names=""><text:page-number style:num-format="1" text:fixed="false"/></text:span></text:p>
        </draw:text-box>
        <svg:title/>
        <svg:desc/>
      </draw:frame>
      <presentation:notes style:page-layout-name="pageLayout2" draw:style-name="a916">
        <draw:page-thumbnail svg:x="0.23622in" svg:y="0.88858in" svg:width="7.79449in" svg:height="4.38425in" presentation:class="page" draw:id="id5" presentation:style-name="a900" draw:name="投影片影像版面配置區 1">
          <svg:title/>
          <svg:desc/>
        </draw:page-thumbnail>
        <draw:frame draw:id="id6" presentation:style-name="a903" draw:name="備忘稿版面配置區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頁首版面配置區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日期版面配置區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頁尾版面配置區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投影片編號版面配置區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含標題的內容" style:page-layout-name="pageLayout1" draw:style-name="a918">
      <draw:frame draw:id="id110" presentation:style-name="a922" draw:name="標題 1" svg:x="0.75868in" svg:y="0.41319in" svg:width="3.55556in" svg:height="1.44792in" presentation:class="title" presentation:placeholder="false">
        <draw:text-box>
          <text:p text:style-name="a921" text:class-names="" text:cond-style-name=""><text:span text:style-name="a919" text:class-names="">按一下以編輯母片標題樣式</text:span><text:span text:style-name="a920" text:class-names=""/></text:p>
        </draw:text-box>
        <svg:title/>
        <svg:desc/>
      </draw:frame>
      <draw:frame draw:id="id111" presentation:style-name="a938" draw:name="內容版面配置區 2" svg:x="4.6875in" svg:y="0.89236in" svg:width="5.57986in" svg:height="4.40799in" presentation:class="object" presentation:placeholder="false">
        <draw:text-box>
          <text:p text:style-name="a924" text:class-names="" text:cond-style-name=""><text:span text:style-name="a923" text:class-names="">編輯母片文字樣式</text:span></text:p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第二層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第三層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第五層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2" draw:name="文字版面配置區 3" svg:x="0.75868in" svg:y="1.86111in" svg:width="3.55556in" svg:height="3.44618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編輯母片文字樣式</text:span></text:p>
            </text:list-item>
          </text:list>
        </draw:text-box>
        <svg:title/>
        <svg:desc/>
      </draw:frame>
      <draw:frame draw:id="id113" presentation:style-name="a945" draw:name="日期版面配置區 4" svg:x="0.55118in" svg:y="5.64882in" svg:width="2.56811in" svg:height="0.42756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4" presentation:style-name="a948" draw:name="頁尾版面配置區 5" svg:x="3.77008in" svg:y="5.64882in" svg:width="3.49409in" svg:height="0.42756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15" presentation:style-name="a951" draw:name="投影片編號版面配置區 6" svg:x="7.90394in" svg:y="5.64882in" svg:width="2.56811in" svg:height="0.42756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68">
        <draw:page-thumbnail svg:x="0.23622in" svg:y="0.88858in" svg:width="7.79449in" svg:height="4.38425in" presentation:class="page" draw:id="id5" presentation:style-name="a952" draw:name="投影片影像版面配置區 1">
          <svg:title/>
          <svg:desc/>
        </draw:page-thumbnail>
        <draw:frame draw:id="id6" presentation:style-name="a955" draw:name="備忘稿版面配置區 2" svg:x="0.82677in" svg:y="5.55394in" svg:width="6.61378in" svg:height="5.26142in" presentation:class="notes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7" presentation:style-name="a958" draw:name="頁首版面配置區 3" svg:x="0in" svg:y="0in" svg:width="3.5878in" svg:height="0.58425in" presentation:class="head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8" presentation:style-name="a961" draw:name="日期版面配置區 4" svg:x="4.67953in" svg:y="0in" svg:width="3.5878in" svg:height="0.58425in" presentation:class="date-time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9" presentation:style-name="a964" draw:name="頁尾版面配置區 5" svg:x="0in" svg:y="11.10827in" svg:width="3.5878in" svg:height="0.58425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0" presentation:style-name="a967" draw:name="投影片編號版面配置區 6" svg:x="4.67953in" svg:y="11.10827in" svg:width="3.5878in" svg:height="0.58425in" presentation:class="page-number" presentation:placeholder="false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含標題的圖片" style:page-layout-name="pageLayout1" draw:style-name="a970">
      <draw:frame draw:id="id116" presentation:style-name="a974" draw:name="標題 1" svg:x="0.75868in" svg:y="0.41319in" svg:width="3.55556in" svg:height="1.44792in" presentation:class="title" presentation:placeholder="false">
        <draw:text-box>
          <text:p text:style-name="a973" text:class-names="" text:cond-style-name=""><text:span text:style-name="a971" text:class-names="">按一下以編輯母片標題樣式</text:span><text:span text:style-name="a972" text:class-names=""/></text:p>
        </draw:text-box>
        <svg:title/>
        <svg:desc/>
      </draw:frame>
      <draw:frame draw:id="id117" presentation:style-name="a977" draw:name="圖片版面配置區 2" svg:x="4.6875in" svg:y="0.89236in" svg:width="5.57986in" svg:height="4.40799in" presentation:class="graphic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18" presentation:style-name="a981" draw:name="文字版面配置區 3" svg:x="0.75868in" svg:y="1.86111in" svg:width="3.55556in" svg:height="3.44618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編輯母片文字樣式</text:span></text:p>
            </text:list-item>
          </text:list>
        </draw:text-box>
        <svg:title/>
        <svg:desc/>
      </draw:frame>
      <draw:frame draw:id="id119" presentation:style-name="a984" draw:name="日期版面配置區 4" svg:x="0.55118in" svg:y="5.64882in" svg:width="2.56811in" svg:height="0.42756in" presentation:class="date-time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0" presentation:style-name="a987" draw:name="頁尾版面配置區 5" svg:x="3.77008in" svg:y="5.64882in" svg:width="3.49409in" svg:height="0.42756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21" presentation:style-name="a990" draw:name="投影片編號版面配置區 6" svg:x="7.90394in" svg:y="5.64882in" svg:width="2.56811in" svg:height="0.42756in" presentation:class="page-number" presentation:placeholder="false">
        <draw:text-box>
          <text:p text:style-name="a989" text:class-names="" text:cond-style-name=""><text:span text:style-name="a988" text:class-names=""><text:page-number style:num-format="1" text:fixed="false"/></text:span></text:p>
        </draw:text-box>
        <svg:title/>
        <svg:desc/>
      </draw:frame>
      <presentation:notes style:page-layout-name="pageLayout2" draw:style-name="a1007">
        <draw:page-thumbnail svg:x="0.23622in" svg:y="0.88858in" svg:width="7.79449in" svg:height="4.38425in" presentation:class="page" draw:id="id5" presentation:style-name="a991" draw:name="投影片影像版面配置區 1">
          <svg:title/>
          <svg:desc/>
        </draw:page-thumbnail>
        <draw:frame draw:id="id6" presentation:style-name="a994" draw:name="備忘稿版面配置區 2" svg:x="0.82677in" svg:y="5.55394in" svg:width="6.61378in" svg:height="5.26142in" presentation:class="notes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7" presentation:style-name="a997" draw:name="頁首版面配置區 3" svg:x="0in" svg:y="0in" svg:width="3.5878in" svg:height="0.5842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0" draw:name="日期版面配置區 4" svg:x="4.67953in" svg:y="0in" svg:width="3.5878in" svg:height="0.5842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9" presentation:style-name="a1003" draw:name="頁尾版面配置區 5" svg:x="0in" svg:y="11.10827in" svg:width="3.5878in" svg:height="0.58425in" presentation:class="foot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0" presentation:style-name="a1006" draw:name="投影片編號版面配置區 6" svg:x="4.67953in" svg:y="11.10827in" svg:width="3.5878in" svg:height="0.58425in" presentation:class="page-number" presentation:placeholder="false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標題及直排文字" style:page-layout-name="pageLayout1" draw:style-name="a1009">
      <draw:frame draw:id="id122" presentation:style-name="a1013" draw:name="標題 1" svg:x="0.55118in" svg:y="0.24685in" svg:width="9.92087in" svg:height="1.03543in" presentation:class="title" presentation:placeholder="false">
        <draw:text-box>
          <text:p text:style-name="a1012" text:class-names="" text:cond-style-name=""><text:span text:style-name="a1010" text:class-names="">按一下以編輯母片標題樣式</text:span><text:span text:style-name="a1011" text:class-names=""/></text:p>
        </draw:text-box>
        <svg:title/>
        <svg:desc/>
      </draw:frame>
      <draw:frame draw:id="id123" presentation:style-name="a1030" draw:name="直排文字版面配置區 2" svg:x="0.55118in" svg:y="1.45079in" svg:width="9.92087in" svg:height="3.59606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編輯母片文字樣式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第二層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第三層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第五層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3" draw:name="日期版面配置區 3" svg:x="0.55118in" svg:y="5.64882in" svg:width="2.56811in" svg:height="0.42756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5" presentation:style-name="a1036" draw:name="頁尾版面配置區 4" svg:x="3.77008in" svg:y="5.64882in" svg:width="3.49409in" svg:height="0.42756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26" presentation:style-name="a1039" draw:name="投影片編號版面配置區 5" svg:x="7.90394in" svg:y="5.64882in" svg:width="2.56811in" svg:height="0.42756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presentation:notes style:page-layout-name="pageLayout2" draw:style-name="a1056">
        <draw:page-thumbnail svg:x="0.23622in" svg:y="0.88858in" svg:width="7.79449in" svg:height="4.38425in" presentation:class="page" draw:id="id5" presentation:style-name="a1040" draw:name="投影片影像版面配置區 1">
          <svg:title/>
          <svg:desc/>
        </draw:page-thumbnail>
        <draw:frame draw:id="id6" presentation:style-name="a1043" draw:name="備忘稿版面配置區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頁首版面配置區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日期版面配置區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頁尾版面配置區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投影片編號版面配置區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直排標題及文字" style:page-layout-name="pageLayout1" draw:style-name="a1058">
      <draw:frame draw:id="id127" presentation:style-name="a1062" draw:name="直排標題 1" svg:x="7.99306in" svg:y="0.24653in" svg:width="2.47917in" svg:height="4.80035in" presentation:class="title" presentation:placeholder="false">
        <draw:text-box>
          <text:p text:style-name="a1061" text:class-names="" text:cond-style-name=""><text:span text:style-name="a1059" text:class-names="">按一下以編輯母片標題樣式</text:span><text:span text:style-name="a1060" text:class-names=""/></text:p>
        </draw:text-box>
        <svg:title/>
        <svg:desc/>
      </draw:frame>
      <draw:frame draw:id="id128" presentation:style-name="a1079" draw:name="直排文字版面配置區 2" svg:x="0.55035in" svg:y="0.24653in" svg:width="7.27604in" svg:height="4.80035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編輯母片文字樣式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第二層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第三層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第五層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2" draw:name="日期版面配置區 3" svg:x="0.55118in" svg:y="5.64882in" svg:width="2.56811in" svg:height="0.42756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0" presentation:style-name="a1085" draw:name="頁尾版面配置區 4" svg:x="3.77008in" svg:y="5.64882in" svg:width="3.49409in" svg:height="0.42756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31" presentation:style-name="a1088" draw:name="投影片編號版面配置區 5" svg:x="7.90394in" svg:y="5.64882in" svg:width="2.56811in" svg:height="0.42756in" presentation:class="page-number" presentation:placeholder="false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presentation:notes style:page-layout-name="pageLayout2" draw:style-name="a1105">
        <draw:page-thumbnail svg:x="0.23622in" svg:y="0.88858in" svg:width="7.79449in" svg:height="4.38425in" presentation:class="page" draw:id="id5" presentation:style-name="a1089" draw:name="投影片影像版面配置區 1">
          <svg:title/>
          <svg:desc/>
        </draw:page-thumbnail>
        <draw:frame draw:id="id6" presentation:style-name="a1092" draw:name="備忘稿版面配置區 2" svg:x="0.82677in" svg:y="5.55394in" svg:width="6.61378in" svg:height="5.26142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7" presentation:style-name="a1095" draw:name="頁首版面配置區 3" svg:x="0in" svg:y="0in" svg:width="3.5878in" svg:height="0.58425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8" presentation:style-name="a1098" draw:name="日期版面配置區 4" svg:x="4.67953in" svg:y="0in" svg:width="3.5878in" svg:height="0.58425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9" presentation:style-name="a1101" draw:name="頁尾版面配置區 5" svg:x="0in" svg:y="11.10827in" svg:width="3.5878in" svg:height="0.58425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0" presentation:style-name="a1104" draw:name="投影片編號版面配置區 6" svg:x="4.67953in" svg:y="11.10827in" svg:width="3.5878in" svg:height="0.58425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107">
      <draw:frame draw:id="id132" presentation:style-name="a1110" draw:name="標題版面配置區 1" svg:x="0.55118in" svg:y="0.88583in" svg:width="9.92087in" svg:height="1.41732in" presentation:class="titl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33" presentation:style-name="a1127" draw:name="文字版面配置區 2" svg:x="0.55118in" svg:y="2.59843in" svg:width="9.92087in" svg:height="3.01181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編輯母片文字樣式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第二層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第三層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第五層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30" draw:name="日期版面配置區 3" svg:x="0.55118in" svg:y="5.64843in" svg:width="2.56811in" svg:height="0.42717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35" presentation:style-name="a1133" draw:name="頁尾版面配置區 4" svg:x="3.77008in" svg:y="5.64843in" svg:width="3.49409in" svg:height="0.42717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36" presentation:style-name="a1136" draw:name="投影片編號版面配置區 5" svg:x="7.90394in" svg:y="5.64843in" svg:width="2.56811in" svg:height="0.42717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presentation:notes style:page-layout-name="pageLayout2" draw:style-name="a1153">
        <draw:page-thumbnail svg:x="0.23622in" svg:y="0.88858in" svg:width="7.79449in" svg:height="4.38425in" presentation:class="page" draw:id="id5" presentation:style-name="a1137" draw:name="投影片影像版面配置區 1">
          <svg:title/>
          <svg:desc/>
        </draw:page-thumbnail>
        <draw:frame draw:id="id6" presentation:style-name="a1140" draw:name="備忘稿版面配置區 2" svg:x="0.82677in" svg:y="5.55394in" svg:width="6.61378in" svg:height="5.26142in" presentation:class="notes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7" presentation:style-name="a1143" draw:name="頁首版面配置區 3" svg:x="0in" svg:y="0in" svg:width="3.5878in" svg:height="0.58425in" presentation:class="head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8" presentation:style-name="a1146" draw:name="日期版面配置區 4" svg:x="4.67953in" svg:y="0in" svg:width="3.5878in" svg:height="0.58425in" presentation:class="date-time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9" presentation:style-name="a1149" draw:name="頁尾版面配置區 5" svg:x="0in" svg:y="11.10827in" svg:width="3.5878in" svg:height="0.58425in" presentation:class="foot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0" presentation:style-name="a1152" draw:name="投影片編號版面配置區 6" svg:x="4.67953in" svg:y="11.10827in" svg:width="3.5878in" svg:height="0.58425in" presentation:class="page-number" presentation:placeholder="false">
          <draw:text-box>
            <text:p text:style-name="a1151" text:class-names="" text:cond-style-name=""><text:span text:style-name="a1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標題投影片" style:page-layout-name="pageLayout1" draw:style-name="a1155">
      <draw:frame draw:id="id137" presentation:style-name="a1159" draw:name="標題 1" svg:x="1.37847in" svg:y="1.01563in" svg:width="8.26736in" svg:height="2.15799in" presentation:class="title" presentation:placeholder="false">
        <draw:text-box>
          <text:p text:style-name="a1158" text:class-names="" text:cond-style-name=""><text:span text:style-name="a1156" text:class-names="">按一下以編輯母片標題樣式</text:span><text:span text:style-name="a1157" text:class-names=""/></text:p>
        </draw:text-box>
        <svg:title/>
        <svg:desc/>
      </draw:frame>
      <draw:frame draw:id="id138" presentation:style-name="a1163" draw:name="副標題 2" svg:x="1.37847in" svg:y="3.25694in" svg:width="8.26736in" svg:height="1.49826in" presentation:class="subtitle" presentation:placeholder="false">
        <draw:text-box>
          <text:p text:style-name="a1162" text:class-names="" text:cond-style-name=""><text:span text:style-name="a1160" text:class-names="">按一下以編輯母片子標題樣式</text:span><text:span text:style-name="a1161" text:class-names=""/></text:p>
        </draw:text-box>
        <svg:title/>
        <svg:desc/>
      </draw:frame>
      <draw:frame draw:id="id139" presentation:style-name="a1166" draw:name="日期版面配置區 3" svg:x="0.55118in" svg:y="5.64843in" svg:width="2.56811in" svg:height="0.42717in" presentation:class="date-time" presentation:placeholder="false">
        <draw:text-box>
          <text:p text:style-name="a1165" text:class-names="" text:cond-style-name=""><text:span text:style-name="a1164" text:class-names=""/></text:p>
        </draw:text-box>
        <svg:title/>
        <svg:desc/>
      </draw:frame>
      <draw:frame draw:id="id140" presentation:style-name="a1169" draw:name="頁尾版面配置區 4" svg:x="3.77008in" svg:y="5.64843in" svg:width="3.49409in" svg:height="0.42717in" presentation:class="footer" presentation:placeholder="false">
        <draw:text-box>
          <text:p text:style-name="a1168" text:class-names="" text:cond-style-name=""><text:span text:style-name="a1167" text:class-names=""/></text:p>
        </draw:text-box>
        <svg:title/>
        <svg:desc/>
      </draw:frame>
      <draw:frame draw:id="id141" presentation:style-name="a1172" draw:name="投影片編號版面配置區 5" svg:x="7.90394in" svg:y="5.64843in" svg:width="2.56811in" svg:height="0.42717in" presentation:class="page-number" presentation:placeholder="false">
        <draw:text-box>
          <text:p text:style-name="a1171" text:class-names="" text:cond-style-name=""><text:span text:style-name="a1170" text:class-names=""><text:page-number style:num-format="1" text:fixed="false"/></text:span></text:p>
        </draw:text-box>
        <svg:title/>
        <svg:desc/>
      </draw:frame>
      <presentation:notes style:page-layout-name="pageLayout2" draw:style-name="a1189">
        <draw:page-thumbnail svg:x="0.23622in" svg:y="0.88858in" svg:width="7.79449in" svg:height="4.38425in" presentation:class="page" draw:id="id5" presentation:style-name="a1173" draw:name="投影片影像版面配置區 1">
          <svg:title/>
          <svg:desc/>
        </draw:page-thumbnail>
        <draw:frame draw:id="id6" presentation:style-name="a1176" draw:name="備忘稿版面配置區 2" svg:x="0.82677in" svg:y="5.55394in" svg:width="6.61378in" svg:height="5.26142in" presentation:class="notes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7" presentation:style-name="a1179" draw:name="頁首版面配置區 3" svg:x="0in" svg:y="0in" svg:width="3.5878in" svg:height="0.58425in" presentation:class="header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8" presentation:style-name="a1182" draw:name="日期版面配置區 4" svg:x="4.67953in" svg:y="0in" svg:width="3.5878in" svg:height="0.58425in" presentation:class="date-time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9" presentation:style-name="a1185" draw:name="頁尾版面配置區 5" svg:x="0in" svg:y="11.10827in" svg:width="3.5878in" svg:height="0.58425in" presentation:class="footer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10" presentation:style-name="a1188" draw:name="投影片編號版面配置區 6" svg:x="4.67953in" svg:y="11.10827in" svg:width="3.5878in" svg:height="0.58425in" presentation:class="page-number" presentation:placeholder="false">
          <draw:text-box>
            <text:p text:style-name="a1187" text:class-names="" text:cond-style-name=""><text:span text:style-name="a1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標題及內容" style:page-layout-name="pageLayout1" draw:style-name="a1191">
      <draw:frame draw:id="id142" presentation:style-name="a1195" draw:name="標題 1" svg:x="0.55118in" svg:y="0.88583in" svg:width="9.92087in" svg:height="1.41732in" presentation:class="title" presentation:placeholder="false">
        <draw:text-box>
          <text:p text:style-name="a1194" text:class-names="" text:cond-style-name=""><text:span text:style-name="a1192" text:class-names="">按一下以編輯母片標題樣式</text:span><text:span text:style-name="a1193" text:class-names=""/></text:p>
        </draw:text-box>
        <svg:title/>
        <svg:desc/>
      </draw:frame>
      <draw:frame draw:id="id143" presentation:style-name="a1211" draw:name="內容版面配置區 2" svg:x="0.55118in" svg:y="2.59843in" svg:width="9.92087in" svg:height="3.01181in" presentation:class="object" presentation:placeholder="false">
        <draw:text-box>
          <text:p text:style-name="a1197" text:class-names="" text:cond-style-name=""><text:span text:style-name="a1196" text:class-names="">編輯母片文字樣式</text:span></text:p>
          <text:list text:style-name="a1200">
            <text:list-item>
              <text:list text:style-name="a1200">
                <text:list-item>
                  <text:p text:style-name="a1199" text:class-names="" text:cond-style-name=""><text:span text:style-name="a1198" text:class-names="">第二層</text:span></text:p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p text:style-name="a1202" text:class-names="" text:cond-style-name=""><text:span text:style-name="a1201" text:class-names="">第三層</text:span></text:p>
                    </text:list-item>
                  </text:list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list text:style-name="a1206">
                        <text:list-item>
                          <text:p text:style-name="a1205" text:class-names="" text:cond-style-name=""><text:span text:style-name="a120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0">
            <text:list-item>
              <text:list text:style-name="a1210">
                <text:list-item>
                  <text:list text:style-name="a1210">
                    <text:list-item>
                      <text:list text:style-name="a1210">
                        <text:list-item>
                          <text:list text:style-name="a1210">
                            <text:list-item>
                              <text:p text:style-name="a1209" text:class-names="" text:cond-style-name=""><text:span text:style-name="a1207" text:class-names="">第五層</text:span><text:span text:style-name="a1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14" draw:name="日期版面配置區 3" svg:x="0.55118in" svg:y="5.64843in" svg:width="2.56811in" svg:height="0.42717in" presentation:class="date-time" presentation:placeholder="false">
        <draw:text-box>
          <text:p text:style-name="a1213" text:class-names="" text:cond-style-name=""><text:span text:style-name="a1212" text:class-names=""/></text:p>
        </draw:text-box>
        <svg:title/>
        <svg:desc/>
      </draw:frame>
      <draw:frame draw:id="id145" presentation:style-name="a1217" draw:name="頁尾版面配置區 4" svg:x="3.77008in" svg:y="5.64843in" svg:width="3.49409in" svg:height="0.42717in" presentation:class="footer" presentation:placeholder="false">
        <draw:text-box>
          <text:p text:style-name="a1216" text:class-names="" text:cond-style-name=""><text:span text:style-name="a1215" text:class-names=""/></text:p>
        </draw:text-box>
        <svg:title/>
        <svg:desc/>
      </draw:frame>
      <draw:frame draw:id="id146" presentation:style-name="a1220" draw:name="投影片編號版面配置區 5" svg:x="7.90394in" svg:y="5.64843in" svg:width="2.56811in" svg:height="0.42717in" presentation:class="page-number" presentation:placeholder="false">
        <draw:text-box>
          <text:p text:style-name="a1219" text:class-names="" text:cond-style-name=""><text:span text:style-name="a1218" text:class-names=""><text:page-number style:num-format="1" text:fixed="false"/></text:span></text:p>
        </draw:text-box>
        <svg:title/>
        <svg:desc/>
      </draw:frame>
      <presentation:notes style:page-layout-name="pageLayout2" draw:style-name="a1237">
        <draw:page-thumbnail svg:x="0.23622in" svg:y="0.88858in" svg:width="7.79449in" svg:height="4.38425in" presentation:class="page" draw:id="id5" presentation:style-name="a1221" draw:name="投影片影像版面配置區 1">
          <svg:title/>
          <svg:desc/>
        </draw:page-thumbnail>
        <draw:frame draw:id="id6" presentation:style-name="a1224" draw:name="備忘稿版面配置區 2" svg:x="0.82677in" svg:y="5.55394in" svg:width="6.61378in" svg:height="5.26142in" presentation:class="notes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7" presentation:style-name="a1227" draw:name="頁首版面配置區 3" svg:x="0in" svg:y="0in" svg:width="3.5878in" svg:height="0.58425in" presentation:class="head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8" presentation:style-name="a1230" draw:name="日期版面配置區 4" svg:x="4.67953in" svg:y="0in" svg:width="3.5878in" svg:height="0.58425in" presentation:class="date-time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9" presentation:style-name="a1233" draw:name="頁尾版面配置區 5" svg:x="0in" svg:y="11.10827in" svg:width="3.5878in" svg:height="0.58425in" presentation:class="footer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10" presentation:style-name="a1236" draw:name="投影片編號版面配置區 6" svg:x="4.67953in" svg:y="11.10827in" svg:width="3.5878in" svg:height="0.58425in" presentation:class="page-number" presentation:placeholder="false">
          <draw:text-box>
            <text:p text:style-name="a1235" text:class-names="" text:cond-style-name=""><text:span text:style-name="a1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章節標題" style:page-layout-name="pageLayout1" draw:style-name="a1239">
      <draw:frame draw:id="id147" presentation:style-name="a1243" draw:name="標題 1" svg:x="0.75174in" svg:y="1.54688in" svg:width="9.50868in" svg:height="2.57812in" presentation:class="title" presentation:placeholder="false">
        <draw:text-box>
          <text:p text:style-name="a1242" text:class-names="" text:cond-style-name=""><text:span text:style-name="a1240" text:class-names="">按一下以編輯母片標題樣式</text:span><text:span text:style-name="a1241" text:class-names=""/></text:p>
        </draw:text-box>
        <svg:title/>
        <svg:desc/>
      </draw:frame>
      <draw:frame draw:id="id148" presentation:style-name="a1247" draw:name="文字版面配置區 2" svg:x="0.75174in" svg:y="4.14931in" svg:width="9.50868in" svg:height="1.35764in" presentation:class="outline" presentation:placeholder="false">
        <draw:text-box>
          <text:list text:style-name="a1246">
            <text:list-item>
              <text:p text:style-name="a1245" text:class-names="" text:cond-style-name=""><text:span text:style-name="a1244" text:class-names="">編輯母片文字樣式</text:span></text:p>
            </text:list-item>
          </text:list>
        </draw:text-box>
        <svg:title/>
        <svg:desc/>
      </draw:frame>
      <draw:frame draw:id="id149" presentation:style-name="a1250" draw:name="日期版面配置區 3" svg:x="0.55118in" svg:y="5.64843in" svg:width="2.56811in" svg:height="0.42717in" presentation:class="date-time" presentation:placeholder="false">
        <draw:text-box>
          <text:p text:style-name="a1249" text:class-names="" text:cond-style-name=""><text:span text:style-name="a1248" text:class-names=""/></text:p>
        </draw:text-box>
        <svg:title/>
        <svg:desc/>
      </draw:frame>
      <draw:frame draw:id="id150" presentation:style-name="a1253" draw:name="頁尾版面配置區 4" svg:x="3.77008in" svg:y="5.64843in" svg:width="3.49409in" svg:height="0.42717in" presentation:class="footer" presentation:placeholder="false">
        <draw:text-box>
          <text:p text:style-name="a1252" text:class-names="" text:cond-style-name=""><text:span text:style-name="a1251" text:class-names=""/></text:p>
        </draw:text-box>
        <svg:title/>
        <svg:desc/>
      </draw:frame>
      <draw:frame draw:id="id151" presentation:style-name="a1256" draw:name="投影片編號版面配置區 5" svg:x="7.90394in" svg:y="5.64843in" svg:width="2.56811in" svg:height="0.42717in" presentation:class="page-number" presentation:placeholder="false">
        <draw:text-box>
          <text:p text:style-name="a1255" text:class-names="" text:cond-style-name=""><text:span text:style-name="a1254" text:class-names=""><text:page-number style:num-format="1" text:fixed="false"/></text:span></text:p>
        </draw:text-box>
        <svg:title/>
        <svg:desc/>
      </draw:frame>
      <presentation:notes style:page-layout-name="pageLayout2" draw:style-name="a1273">
        <draw:page-thumbnail svg:x="0.23622in" svg:y="0.88858in" svg:width="7.79449in" svg:height="4.38425in" presentation:class="page" draw:id="id5" presentation:style-name="a1257" draw:name="投影片影像版面配置區 1">
          <svg:title/>
          <svg:desc/>
        </draw:page-thumbnail>
        <draw:frame draw:id="id6" presentation:style-name="a1260" draw:name="備忘稿版面配置區 2" svg:x="0.82677in" svg:y="5.55394in" svg:width="6.61378in" svg:height="5.26142in" presentation:class="notes" presentation:placeholder="false">
          <draw:text-box>
            <text:p text:style-name="a1259" text:class-names="" text:cond-style-name=""><text:span text:style-name="a1258" text:class-names=""/></text:p>
          </draw:text-box>
          <svg:title/>
          <svg:desc/>
        </draw:frame>
        <draw:frame draw:id="id7" presentation:style-name="a1263" draw:name="頁首版面配置區 3" svg:x="0in" svg:y="0in" svg:width="3.5878in" svg:height="0.58425in" presentation:class="header" presentation:placeholder="false">
          <draw:text-box>
            <text:p text:style-name="a1262" text:class-names="" text:cond-style-name=""><text:span text:style-name="a1261" text:class-names=""/></text:p>
          </draw:text-box>
          <svg:title/>
          <svg:desc/>
        </draw:frame>
        <draw:frame draw:id="id8" presentation:style-name="a1266" draw:name="日期版面配置區 4" svg:x="4.67953in" svg:y="0in" svg:width="3.5878in" svg:height="0.58425in" presentation:class="date-time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9" presentation:style-name="a1269" draw:name="頁尾版面配置區 5" svg:x="0in" svg:y="11.10827in" svg:width="3.5878in" svg:height="0.58425in" presentation:class="foot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0" presentation:style-name="a1272" draw:name="投影片編號版面配置區 6" svg:x="4.67953in" svg:y="11.10827in" svg:width="3.5878in" svg:height="0.58425in" presentation:class="page-number" presentation:placeholder="false">
          <draw:text-box>
            <text:p text:style-name="a1271" text:class-names="" text:cond-style-name=""><text:span text:style-name="a1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兩個內容" style:page-layout-name="pageLayout1" draw:style-name="a1275">
      <draw:frame draw:id="id152" presentation:style-name="a1279" draw:name="標題 1" svg:x="0.55118in" svg:y="0.88583in" svg:width="9.92087in" svg:height="1.41732in" presentation:class="title" presentation:placeholder="false">
        <draw:text-box>
          <text:p text:style-name="a1278" text:class-names="" text:cond-style-name=""><text:span text:style-name="a1276" text:class-names="">按一下以編輯母片標題樣式</text:span><text:span text:style-name="a1277" text:class-names=""/></text:p>
        </draw:text-box>
        <svg:title/>
        <svg:desc/>
      </draw:frame>
      <draw:frame draw:id="id153" presentation:style-name="a1295" draw:name="內容版面配置區 2" svg:x="0.55035in" svg:y="2.59896in" svg:width="4.87674in" svg:height="3.01042in" presentation:class="object" presentation:placeholder="false">
        <draw:text-box>
          <text:p text:style-name="a1281" text:class-names="" text:cond-style-name=""><text:span text:style-name="a1280" text:class-names="">編輯母片文字樣式</text:span></text:p>
          <text:list text:style-name="a1284">
            <text:list-item>
              <text:list text:style-name="a1284">
                <text:list-item>
                  <text:p text:style-name="a1283" text:class-names="" text:cond-style-name=""><text:span text:style-name="a1282" text:class-names="">第二層</text:span></text:p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p text:style-name="a1286" text:class-names="" text:cond-style-name=""><text:span text:style-name="a1285" text:class-names="">第三層</text:span></text:p>
                    </text:list-item>
                  </text:list>
                </text:list-item>
              </text:list>
            </text:list-item>
          </text:list>
          <text:list text:style-name="a1290">
            <text:list-item>
              <text:list text:style-name="a1290">
                <text:list-item>
                  <text:list text:style-name="a1290">
                    <text:list-item>
                      <text:list text:style-name="a1290">
                        <text:list-item>
                          <text:p text:style-name="a1289" text:class-names="" text:cond-style-name=""><text:span text:style-name="a128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4">
            <text:list-item>
              <text:list text:style-name="a1294">
                <text:list-item>
                  <text:list text:style-name="a1294">
                    <text:list-item>
                      <text:list text:style-name="a1294">
                        <text:list-item>
                          <text:list text:style-name="a1294">
                            <text:list-item>
                              <text:p text:style-name="a1293" text:class-names="" text:cond-style-name=""><text:span text:style-name="a1291" text:class-names="">第五層</text:span><text:span text:style-name="a1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11" draw:name="內容版面配置區 3" svg:x="5.59375in" svg:y="2.59896in" svg:width="4.87847in" svg:height="3.01042in" presentation:class="object" presentation:placeholder="false">
        <draw:text-box>
          <text:p text:style-name="a1297" text:class-names="" text:cond-style-name=""><text:span text:style-name="a1296" text:class-names="">編輯母片文字樣式</text:span></text:p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>第二層</text:span></text:p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p text:style-name="a1302" text:class-names="" text:cond-style-name=""><text:span text:style-name="a1301" text:class-names="">第三層</text:span></text:p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p text:style-name="a1305" text:class-names="" text:cond-style-name=""><text:span text:style-name="a130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7" text:class-names="">第五層</text:span><text:span text:style-name="a1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14" draw:name="日期版面配置區 4" svg:x="0.55118in" svg:y="5.64843in" svg:width="2.56811in" svg:height="0.42717in" presentation:class="date-time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156" presentation:style-name="a1317" draw:name="頁尾版面配置區 5" svg:x="3.77008in" svg:y="5.64843in" svg:width="3.49409in" svg:height="0.42717in" presentation:class="footer" presentation:placeholder="false">
        <draw:text-box>
          <text:p text:style-name="a1316" text:class-names="" text:cond-style-name=""><text:span text:style-name="a1315" text:class-names=""/></text:p>
        </draw:text-box>
        <svg:title/>
        <svg:desc/>
      </draw:frame>
      <draw:frame draw:id="id157" presentation:style-name="a1320" draw:name="投影片編號版面配置區 6" svg:x="7.90394in" svg:y="5.64843in" svg:width="2.56811in" svg:height="0.42717in" presentation:class="page-number" presentation:placeholder="false">
        <draw:text-box>
          <text:p text:style-name="a1319" text:class-names="" text:cond-style-name=""><text:span text:style-name="a1318" text:class-names=""><text:page-number style:num-format="1" text:fixed="false"/></text:span></text:p>
        </draw:text-box>
        <svg:title/>
        <svg:desc/>
      </draw:frame>
      <presentation:notes style:page-layout-name="pageLayout2" draw:style-name="a1337">
        <draw:page-thumbnail svg:x="0.23622in" svg:y="0.88858in" svg:width="7.79449in" svg:height="4.38425in" presentation:class="page" draw:id="id5" presentation:style-name="a1321" draw:name="投影片影像版面配置區 1">
          <svg:title/>
          <svg:desc/>
        </draw:page-thumbnail>
        <draw:frame draw:id="id6" presentation:style-name="a1324" draw:name="備忘稿版面配置區 2" svg:x="0.82677in" svg:y="5.55394in" svg:width="6.61378in" svg:height="5.26142in" presentation:class="notes" presentation:placeholder="false">
          <draw:text-box>
            <text:p text:style-name="a1323" text:class-names="" text:cond-style-name=""><text:span text:style-name="a1322" text:class-names=""/></text:p>
          </draw:text-box>
          <svg:title/>
          <svg:desc/>
        </draw:frame>
        <draw:frame draw:id="id7" presentation:style-name="a1327" draw:name="頁首版面配置區 3" svg:x="0in" svg:y="0in" svg:width="3.5878in" svg:height="0.58425in" presentation:class="header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8" presentation:style-name="a1330" draw:name="日期版面配置區 4" svg:x="4.67953in" svg:y="0in" svg:width="3.5878in" svg:height="0.58425in" presentation:class="date-time" presentation:placeholder="false">
          <draw:text-box>
            <text:p text:style-name="a1329" text:class-names="" text:cond-style-name=""><text:span text:style-name="a1328" text:class-names=""/></text:p>
          </draw:text-box>
          <svg:title/>
          <svg:desc/>
        </draw:frame>
        <draw:frame draw:id="id9" presentation:style-name="a1333" draw:name="頁尾版面配置區 5" svg:x="0in" svg:y="11.10827in" svg:width="3.5878in" svg:height="0.58425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投影片編號版面配置區 6" svg:x="4.67953in" svg:y="11.10827in" svg:width="3.5878in" svg:height="0.58425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比較" style:page-layout-name="pageLayout1" draw:style-name="a1339">
      <draw:frame draw:id="id158" presentation:style-name="a1343" draw:name="標題 1" svg:x="0.75868in" svg:y="0.32986in" svg:width="9.50868in" svg:height="1.19965in" presentation:class="title" presentation:placeholder="false">
        <draw:text-box>
          <text:p text:style-name="a1342" text:class-names="" text:cond-style-name=""><text:span text:style-name="a1340" text:class-names="">按一下以編輯母片標題樣式</text:span><text:span text:style-name="a1341" text:class-names=""/></text:p>
        </draw:text-box>
        <svg:title/>
        <svg:desc/>
      </draw:frame>
      <draw:frame draw:id="id159" presentation:style-name="a1347" draw:name="文字版面配置區 2" svg:x="0.75868in" svg:y="1.52083in" svg:width="4.66493in" svg:height="0.74479in" presentation:class="outline" presentation:placeholder="false">
        <draw:text-box>
          <text:list text:style-name="a1346">
            <text:list-item>
              <text:p text:style-name="a1345" text:class-names="" text:cond-style-name=""><text:span text:style-name="a1344" text:class-names="">編輯母片文字樣式</text:span></text:p>
            </text:list-item>
          </text:list>
        </draw:text-box>
        <svg:title/>
        <svg:desc/>
      </draw:frame>
      <draw:frame draw:id="id160" presentation:style-name="a1363" draw:name="內容版面配置區 3" svg:x="0.75868in" svg:y="2.26563in" svg:width="4.66493in" svg:height="3.3316in" presentation:class="object" presentation:placeholder="false">
        <draw:text-box>
          <text:p text:style-name="a1349" text:class-names="" text:cond-style-name=""><text:span text:style-name="a1348" text:class-names="">編輯母片文字樣式</text:span></text:p>
          <text:list text:style-name="a1352">
            <text:list-item>
              <text:list text:style-name="a1352">
                <text:list-item>
                  <text:p text:style-name="a1351" text:class-names="" text:cond-style-name=""><text:span text:style-name="a1350" text:class-names="">第二層</text:span></text:p>
                </text:list-item>
              </text:list>
            </text:list-item>
          </text:list>
          <text:list text:style-name="a1355">
            <text:list-item>
              <text:list text:style-name="a1355">
                <text:list-item>
                  <text:list text:style-name="a1355">
                    <text:list-item>
                      <text:p text:style-name="a1354" text:class-names="" text:cond-style-name=""><text:span text:style-name="a1353" text:class-names="">第三層</text:span></text:p>
                    </text:list-item>
                  </text:list>
                </text:list-item>
              </text:list>
            </text:list-item>
          </text:list>
          <text:list text:style-name="a1358">
            <text:list-item>
              <text:list text:style-name="a1358">
                <text:list-item>
                  <text:list text:style-name="a1358">
                    <text:list-item>
                      <text:list text:style-name="a1358">
                        <text:list-item>
                          <text:p text:style-name="a1357" text:class-names="" text:cond-style-name=""><text:span text:style-name="a135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list text:style-name="a1362">
                        <text:list-item>
                          <text:list text:style-name="a1362">
                            <text:list-item>
                              <text:p text:style-name="a1361" text:class-names="" text:cond-style-name=""><text:span text:style-name="a1359" text:class-names="">第五層</text:span><text:span text:style-name="a1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67" draw:name="文字版面配置區 4" svg:x="5.5816in" svg:y="1.52083in" svg:width="4.68576in" svg:height="0.74479in" presentation:class="outline" presentation:placeholder="false">
        <draw:text-box>
          <text:list text:style-name="a1366">
            <text:list-item>
              <text:p text:style-name="a1365" text:class-names="" text:cond-style-name=""><text:span text:style-name="a1364" text:class-names="">編輯母片文字樣式</text:span></text:p>
            </text:list-item>
          </text:list>
        </draw:text-box>
        <svg:title/>
        <svg:desc/>
      </draw:frame>
      <draw:frame draw:id="id162" presentation:style-name="a1383" draw:name="內容版面配置區 5" svg:x="5.5816in" svg:y="2.26563in" svg:width="4.68576in" svg:height="3.3316in" presentation:class="object" presentation:placeholder="false">
        <draw:text-box>
          <text:p text:style-name="a1369" text:class-names="" text:cond-style-name=""><text:span text:style-name="a1368" text:class-names="">編輯母片文字樣式</text:span></text:p>
          <text:list text:style-name="a1372">
            <text:list-item>
              <text:list text:style-name="a1372">
                <text:list-item>
                  <text:p text:style-name="a1371" text:class-names="" text:cond-style-name=""><text:span text:style-name="a1370" text:class-names="">第二層</text:span></text:p>
                </text:list-item>
              </text:list>
            </text:list-item>
          </text:list>
          <text:list text:style-name="a1375">
            <text:list-item>
              <text:list text:style-name="a1375">
                <text:list-item>
                  <text:list text:style-name="a1375">
                    <text:list-item>
                      <text:p text:style-name="a1374" text:class-names="" text:cond-style-name=""><text:span text:style-name="a1373" text:class-names="">第三層</text:span></text:p>
                    </text:list-item>
                  </text:list>
                </text:list-item>
              </text:list>
            </text:list-item>
          </text:list>
          <text:list text:style-name="a1378">
            <text:list-item>
              <text:list text:style-name="a1378">
                <text:list-item>
                  <text:list text:style-name="a1378">
                    <text:list-item>
                      <text:list text:style-name="a1378">
                        <text:list-item>
                          <text:p text:style-name="a1377" text:class-names="" text:cond-style-name=""><text:span text:style-name="a137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2">
            <text:list-item>
              <text:list text:style-name="a1382">
                <text:list-item>
                  <text:list text:style-name="a1382">
                    <text:list-item>
                      <text:list text:style-name="a1382">
                        <text:list-item>
                          <text:list text:style-name="a1382">
                            <text:list-item>
                              <text:p text:style-name="a1381" text:class-names="" text:cond-style-name=""><text:span text:style-name="a1379" text:class-names="">第五層</text:span><text:span text:style-name="a1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86" draw:name="日期版面配置區 6" svg:x="0.55118in" svg:y="5.64843in" svg:width="2.56811in" svg:height="0.42717in" presentation:class="date-time" presentation:placeholder="false">
        <draw:text-box>
          <text:p text:style-name="a1385" text:class-names="" text:cond-style-name=""><text:span text:style-name="a1384" text:class-names=""/></text:p>
        </draw:text-box>
        <svg:title/>
        <svg:desc/>
      </draw:frame>
      <draw:frame draw:id="id164" presentation:style-name="a1389" draw:name="頁尾版面配置區 7" svg:x="3.77008in" svg:y="5.64843in" svg:width="3.49409in" svg:height="0.42717in" presentation:class="footer" presentation:placeholder="false">
        <draw:text-box>
          <text:p text:style-name="a1388" text:class-names="" text:cond-style-name=""><text:span text:style-name="a1387" text:class-names=""/></text:p>
        </draw:text-box>
        <svg:title/>
        <svg:desc/>
      </draw:frame>
      <draw:frame draw:id="id165" presentation:style-name="a1392" draw:name="投影片編號版面配置區 8" svg:x="7.90394in" svg:y="5.64843in" svg:width="2.56811in" svg:height="0.42717in" presentation:class="page-number" presentation:placeholder="false">
        <draw:text-box>
          <text:p text:style-name="a1391" text:class-names="" text:cond-style-name=""><text:span text:style-name="a1390" text:class-names=""><text:page-number style:num-format="1" text:fixed="false"/></text:span></text:p>
        </draw:text-box>
        <svg:title/>
        <svg:desc/>
      </draw:frame>
      <presentation:notes style:page-layout-name="pageLayout2" draw:style-name="a1409">
        <draw:page-thumbnail svg:x="0.23622in" svg:y="0.88858in" svg:width="7.79449in" svg:height="4.38425in" presentation:class="page" draw:id="id5" presentation:style-name="a1393" draw:name="投影片影像版面配置區 1">
          <svg:title/>
          <svg:desc/>
        </draw:page-thumbnail>
        <draw:frame draw:id="id6" presentation:style-name="a1396" draw:name="備忘稿版面配置區 2" svg:x="0.82677in" svg:y="5.55394in" svg:width="6.61378in" svg:height="5.26142in" presentation:class="notes" presentation:placeholder="false">
          <draw:text-box>
            <text:p text:style-name="a1395" text:class-names="" text:cond-style-name=""><text:span text:style-name="a1394" text:class-names=""/></text:p>
          </draw:text-box>
          <svg:title/>
          <svg:desc/>
        </draw:frame>
        <draw:frame draw:id="id7" presentation:style-name="a1399" draw:name="頁首版面配置區 3" svg:x="0in" svg:y="0in" svg:width="3.5878in" svg:height="0.58425in" presentation:class="header" presentation:placeholder="false">
          <draw:text-box>
            <text:p text:style-name="a1398" text:class-names="" text:cond-style-name=""><text:span text:style-name="a1397" text:class-names=""/></text:p>
          </draw:text-box>
          <svg:title/>
          <svg:desc/>
        </draw:frame>
        <draw:frame draw:id="id8" presentation:style-name="a1402" draw:name="日期版面配置區 4" svg:x="4.67953in" svg:y="0in" svg:width="3.5878in" svg:height="0.58425in" presentation:class="date-time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9" presentation:style-name="a1405" draw:name="頁尾版面配置區 5" svg:x="0in" svg:y="11.10827in" svg:width="3.5878in" svg:height="0.58425in" presentation:class="foot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0" presentation:style-name="a1408" draw:name="投影片編號版面配置區 6" svg:x="4.67953in" svg:y="11.10827in" svg:width="3.5878in" svg:height="0.58425in" presentation:class="page-number" presentation:placeholder="false">
          <draw:text-box>
            <text:p text:style-name="a1407" text:class-names="" text:cond-style-name=""><text:span text:style-name="a1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只有標題" style:page-layout-name="pageLayout1" draw:style-name="a1411">
      <draw:frame draw:id="id166" presentation:style-name="a1415" draw:name="標題 1" svg:x="0.55118in" svg:y="0.88583in" svg:width="9.92087in" svg:height="1.41732in" presentation:class="title" presentation:placeholder="false">
        <draw:text-box>
          <text:p text:style-name="a1414" text:class-names="" text:cond-style-name=""><text:span text:style-name="a1412" text:class-names="">按一下以編輯母片標題樣式</text:span><text:span text:style-name="a1413" text:class-names=""/></text:p>
        </draw:text-box>
        <svg:title/>
        <svg:desc/>
      </draw:frame>
      <draw:frame draw:id="id167" presentation:style-name="a1418" draw:name="日期版面配置區 2" svg:x="0.55118in" svg:y="5.64843in" svg:width="2.56811in" svg:height="0.42717in" presentation:class="date-time" presentation:placeholder="false">
        <draw:text-box>
          <text:p text:style-name="a1417" text:class-names="" text:cond-style-name=""><text:span text:style-name="a1416" text:class-names=""/></text:p>
        </draw:text-box>
        <svg:title/>
        <svg:desc/>
      </draw:frame>
      <draw:frame draw:id="id168" presentation:style-name="a1421" draw:name="頁尾版面配置區 3" svg:x="3.77008in" svg:y="5.64843in" svg:width="3.49409in" svg:height="0.42717in" presentation:class="footer" presentation:placeholder="false">
        <draw:text-box>
          <text:p text:style-name="a1420" text:class-names="" text:cond-style-name=""><text:span text:style-name="a1419" text:class-names=""/></text:p>
        </draw:text-box>
        <svg:title/>
        <svg:desc/>
      </draw:frame>
      <draw:frame draw:id="id169" presentation:style-name="a1424" draw:name="投影片編號版面配置區 4" svg:x="7.90394in" svg:y="5.64843in" svg:width="2.56811in" svg:height="0.42717in" presentation:class="page-number" presentation:placeholder="false">
        <draw:text-box>
          <text:p text:style-name="a1423" text:class-names="" text:cond-style-name=""><text:span text:style-name="a1422" text:class-names=""><text:page-number style:num-format="1" text:fixed="false"/></text:span></text:p>
        </draw:text-box>
        <svg:title/>
        <svg:desc/>
      </draw:frame>
      <presentation:notes style:page-layout-name="pageLayout2" draw:style-name="a1441">
        <draw:page-thumbnail svg:x="0.23622in" svg:y="0.88858in" svg:width="7.79449in" svg:height="4.38425in" presentation:class="page" draw:id="id5" presentation:style-name="a1425" draw:name="投影片影像版面配置區 1">
          <svg:title/>
          <svg:desc/>
        </draw:page-thumbnail>
        <draw:frame draw:id="id6" presentation:style-name="a1428" draw:name="備忘稿版面配置區 2" svg:x="0.82677in" svg:y="5.55394in" svg:width="6.61378in" svg:height="5.26142in" presentation:class="notes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7" presentation:style-name="a1431" draw:name="頁首版面配置區 3" svg:x="0in" svg:y="0in" svg:width="3.5878in" svg:height="0.58425in" presentation:class="header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8" presentation:style-name="a1434" draw:name="日期版面配置區 4" svg:x="4.67953in" svg:y="0in" svg:width="3.5878in" svg:height="0.58425in" presentation:class="date-time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9" presentation:style-name="a1437" draw:name="頁尾版面配置區 5" svg:x="0in" svg:y="11.10827in" svg:width="3.5878in" svg:height="0.58425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10" presentation:style-name="a1440" draw:name="投影片編號版面配置區 6" svg:x="4.67953in" svg:y="11.10827in" svg:width="3.5878in" svg:height="0.58425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空白" style:page-layout-name="pageLayout1" draw:style-name="a1443">
      <draw:frame draw:id="id170" presentation:style-name="a1446" draw:name="日期版面配置區 1" svg:x="0.55118in" svg:y="5.64843in" svg:width="2.56811in" svg:height="0.42717in" presentation:class="date-time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1" presentation:style-name="a1449" draw:name="頁尾版面配置區 2" svg:x="3.77008in" svg:y="5.64843in" svg:width="3.49409in" svg:height="0.42717in" presentation:class="footer" presentation:placeholder="false">
        <draw:text-box>
          <text:p text:style-name="a1448" text:class-names="" text:cond-style-name=""><text:span text:style-name="a1447" text:class-names=""/></text:p>
        </draw:text-box>
        <svg:title/>
        <svg:desc/>
      </draw:frame>
      <draw:frame draw:id="id172" presentation:style-name="a1452" draw:name="投影片編號版面配置區 3" svg:x="7.90394in" svg:y="5.64843in" svg:width="2.56811in" svg:height="0.42717in" presentation:class="page-number" presentation:placeholder="false">
        <draw:text-box>
          <text:p text:style-name="a1451" text:class-names="" text:cond-style-name=""><text:span text:style-name="a1450" text:class-names=""><text:page-number style:num-format="1" text:fixed="false"/></text:span></text:p>
        </draw:text-box>
        <svg:title/>
        <svg:desc/>
      </draw:frame>
      <presentation:notes style:page-layout-name="pageLayout2" draw:style-name="a1469">
        <draw:page-thumbnail svg:x="0.23622in" svg:y="0.88858in" svg:width="7.79449in" svg:height="4.38425in" presentation:class="page" draw:id="id5" presentation:style-name="a1453" draw:name="投影片影像版面配置區 1">
          <svg:title/>
          <svg:desc/>
        </draw:page-thumbnail>
        <draw:frame draw:id="id6" presentation:style-name="a1456" draw:name="備忘稿版面配置區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頁首版面配置區 3" svg:x="0in" svg:y="0in" svg:width="3.5878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日期版面配置區 4" svg:x="4.67953in" svg:y="0in" svg:width="3.5878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頁尾版面配置區 5" svg:x="0in" svg:y="11.10827in" svg:width="3.5878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投影片編號版面配置區 6" svg:x="4.67953in" svg:y="11.10827in" svg:width="3.5878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含標題的內容" style:page-layout-name="pageLayout1" draw:style-name="a1471">
      <draw:frame draw:id="id173" presentation:style-name="a1475" draw:name="標題 1" svg:x="0.75868in" svg:y="0.41319in" svg:width="3.55556in" svg:height="1.44792in" presentation:class="title" presentation:placeholder="false">
        <draw:text-box>
          <text:p text:style-name="a1474" text:class-names="" text:cond-style-name=""><text:span text:style-name="a1472" text:class-names="">按一下以編輯母片標題樣式</text:span><text:span text:style-name="a1473" text:class-names=""/></text:p>
        </draw:text-box>
        <svg:title/>
        <svg:desc/>
      </draw:frame>
      <draw:frame draw:id="id174" presentation:style-name="a1491" draw:name="內容版面配置區 2" svg:x="4.6875in" svg:y="0.89236in" svg:width="5.57986in" svg:height="4.40799in" presentation:class="object" presentation:placeholder="false">
        <draw:text-box>
          <text:p text:style-name="a1477" text:class-names="" text:cond-style-name=""><text:span text:style-name="a1476" text:class-names="">編輯母片文字樣式</text:span></text:p>
          <text:list text:style-name="a1480">
            <text:list-item>
              <text:list text:style-name="a1480">
                <text:list-item>
                  <text:p text:style-name="a1479" text:class-names="" text:cond-style-name=""><text:span text:style-name="a1478" text:class-names="">第二層</text:span></text:p>
                </text:list-item>
              </text:list>
            </text:list-item>
          </text:list>
          <text:list text:style-name="a1483">
            <text:list-item>
              <text:list text:style-name="a1483">
                <text:list-item>
                  <text:list text:style-name="a1483">
                    <text:list-item>
                      <text:p text:style-name="a1482" text:class-names="" text:cond-style-name=""><text:span text:style-name="a1481" text:class-names="">第三層</text:span></text:p>
                    </text:list-item>
                  </text:list>
                </text:list-item>
              </text:list>
            </text:list-item>
          </text:list>
          <text:list text:style-name="a1486">
            <text:list-item>
              <text:list text:style-name="a1486">
                <text:list-item>
                  <text:list text:style-name="a1486">
                    <text:list-item>
                      <text:list text:style-name="a1486">
                        <text:list-item>
                          <text:p text:style-name="a1485" text:class-names="" text:cond-style-name=""><text:span text:style-name="a1484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0">
            <text:list-item>
              <text:list text:style-name="a1490">
                <text:list-item>
                  <text:list text:style-name="a1490">
                    <text:list-item>
                      <text:list text:style-name="a1490">
                        <text:list-item>
                          <text:list text:style-name="a1490">
                            <text:list-item>
                              <text:p text:style-name="a1489" text:class-names="" text:cond-style-name=""><text:span text:style-name="a1487" text:class-names="">第五層</text:span><text:span text:style-name="a1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95" draw:name="文字版面配置區 3" svg:x="0.75868in" svg:y="1.86111in" svg:width="3.55556in" svg:height="3.44618in" presentation:class="outline" presentation:placeholder="false">
        <draw:text-box>
          <text:list text:style-name="a1494">
            <text:list-item>
              <text:p text:style-name="a1493" text:class-names="" text:cond-style-name=""><text:span text:style-name="a1492" text:class-names="">編輯母片文字樣式</text:span></text:p>
            </text:list-item>
          </text:list>
        </draw:text-box>
        <svg:title/>
        <svg:desc/>
      </draw:frame>
      <draw:frame draw:id="id176" presentation:style-name="a1498" draw:name="日期版面配置區 4" svg:x="0.55118in" svg:y="5.64843in" svg:width="2.56811in" svg:height="0.42717in" presentation:class="date-time" presentation:placeholder="false">
        <draw:text-box>
          <text:p text:style-name="a1497" text:class-names="" text:cond-style-name=""><text:span text:style-name="a1496" text:class-names=""/></text:p>
        </draw:text-box>
        <svg:title/>
        <svg:desc/>
      </draw:frame>
      <draw:frame draw:id="id177" presentation:style-name="a1501" draw:name="頁尾版面配置區 5" svg:x="3.77008in" svg:y="5.64843in" svg:width="3.49409in" svg:height="0.42717in" presentation:class="footer" presentation:placeholder="false">
        <draw:text-box>
          <text:p text:style-name="a1500" text:class-names="" text:cond-style-name=""><text:span text:style-name="a1499" text:class-names=""/></text:p>
        </draw:text-box>
        <svg:title/>
        <svg:desc/>
      </draw:frame>
      <draw:frame draw:id="id178" presentation:style-name="a1504" draw:name="投影片編號版面配置區 6" svg:x="7.90394in" svg:y="5.64843in" svg:width="2.56811in" svg:height="0.42717in" presentation:class="page-number" presentation:placeholder="false">
        <draw:text-box>
          <text:p text:style-name="a1503" text:class-names="" text:cond-style-name=""><text:span text:style-name="a1502" text:class-names=""><text:page-number style:num-format="1" text:fixed="false"/></text:span></text:p>
        </draw:text-box>
        <svg:title/>
        <svg:desc/>
      </draw:frame>
      <presentation:notes style:page-layout-name="pageLayout2" draw:style-name="a1521">
        <draw:page-thumbnail svg:x="0.23622in" svg:y="0.88858in" svg:width="7.79449in" svg:height="4.38425in" presentation:class="page" draw:id="id5" presentation:style-name="a1505" draw:name="投影片影像版面配置區 1">
          <svg:title/>
          <svg:desc/>
        </draw:page-thumbnail>
        <draw:frame draw:id="id6" presentation:style-name="a1508" draw:name="備忘稿版面配置區 2" svg:x="0.82677in" svg:y="5.55394in" svg:width="6.61378in" svg:height="5.26142in" presentation:class="notes" presentation:placeholder="false">
          <draw:text-box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7" presentation:style-name="a1511" draw:name="頁首版面配置區 3" svg:x="0in" svg:y="0in" svg:width="3.5878in" svg:height="0.58425in" presentation:class="header" presentation:placeholder="false">
          <draw:text-box>
            <text:p text:style-name="a1510" text:class-names="" text:cond-style-name=""><text:span text:style-name="a1509" text:class-names=""/></text:p>
          </draw:text-box>
          <svg:title/>
          <svg:desc/>
        </draw:frame>
        <draw:frame draw:id="id8" presentation:style-name="a1514" draw:name="日期版面配置區 4" svg:x="4.67953in" svg:y="0in" svg:width="3.5878in" svg:height="0.58425in" presentation:class="date-time" presentation:placeholder="false">
          <draw:text-box>
            <text:p text:style-name="a1513" text:class-names="" text:cond-style-name=""><text:span text:style-name="a1512" text:class-names=""/></text:p>
          </draw:text-box>
          <svg:title/>
          <svg:desc/>
        </draw:frame>
        <draw:frame draw:id="id9" presentation:style-name="a1517" draw:name="頁尾版面配置區 5" svg:x="0in" svg:y="11.10827in" svg:width="3.5878in" svg:height="0.58425in" presentation:class="foot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10" presentation:style-name="a1520" draw:name="投影片編號版面配置區 6" svg:x="4.67953in" svg:y="11.10827in" svg:width="3.5878in" svg:height="0.58425in" presentation:class="page-number" presentation:placeholder="false">
          <draw:text-box>
            <text:p text:style-name="a1519" text:class-names="" text:cond-style-name=""><text:span text:style-name="a1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含標題的圖片" style:page-layout-name="pageLayout1" draw:style-name="a1523">
      <draw:frame draw:id="id179" presentation:style-name="a1527" draw:name="標題 1" svg:x="0.75868in" svg:y="0.41319in" svg:width="3.55556in" svg:height="1.44792in" presentation:class="title" presentation:placeholder="false">
        <draw:text-box>
          <text:p text:style-name="a1526" text:class-names="" text:cond-style-name=""><text:span text:style-name="a1524" text:class-names="">按一下以編輯母片標題樣式</text:span><text:span text:style-name="a1525" text:class-names=""/></text:p>
        </draw:text-box>
        <svg:title/>
        <svg:desc/>
      </draw:frame>
      <draw:frame draw:id="id180" presentation:style-name="a1530" draw:name="圖片版面配置區 2" svg:x="4.6875in" svg:y="0.89236in" svg:width="5.57986in" svg:height="4.40799in" presentation:class="graphic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81" presentation:style-name="a1534" draw:name="文字版面配置區 3" svg:x="0.75868in" svg:y="1.86111in" svg:width="3.55556in" svg:height="3.44618in" presentation:class="outline" presentation:placeholder="false">
        <draw:text-box>
          <text:list text:style-name="a1533">
            <text:list-item>
              <text:p text:style-name="a1532" text:class-names="" text:cond-style-name=""><text:span text:style-name="a1531" text:class-names="">編輯母片文字樣式</text:span></text:p>
            </text:list-item>
          </text:list>
        </draw:text-box>
        <svg:title/>
        <svg:desc/>
      </draw:frame>
      <draw:frame draw:id="id182" presentation:style-name="a1537" draw:name="日期版面配置區 4" svg:x="0.55118in" svg:y="5.64843in" svg:width="2.56811in" svg:height="0.42717in" presentation:class="date-time" presentation:placeholder="false">
        <draw:text-box>
          <text:p text:style-name="a1536" text:class-names="" text:cond-style-name=""><text:span text:style-name="a1535" text:class-names=""/></text:p>
        </draw:text-box>
        <svg:title/>
        <svg:desc/>
      </draw:frame>
      <draw:frame draw:id="id183" presentation:style-name="a1540" draw:name="頁尾版面配置區 5" svg:x="3.77008in" svg:y="5.64843in" svg:width="3.49409in" svg:height="0.42717in" presentation:class="footer" presentation:placeholder="false">
        <draw:text-box>
          <text:p text:style-name="a1539" text:class-names="" text:cond-style-name=""><text:span text:style-name="a1538" text:class-names=""/></text:p>
        </draw:text-box>
        <svg:title/>
        <svg:desc/>
      </draw:frame>
      <draw:frame draw:id="id184" presentation:style-name="a1543" draw:name="投影片編號版面配置區 6" svg:x="7.90394in" svg:y="5.64843in" svg:width="2.56811in" svg:height="0.42717in" presentation:class="page-number" presentation:placeholder="false">
        <draw:text-box>
          <text:p text:style-name="a1542" text:class-names="" text:cond-style-name=""><text:span text:style-name="a1541" text:class-names=""><text:page-number style:num-format="1" text:fixed="false"/></text:span></text:p>
        </draw:text-box>
        <svg:title/>
        <svg:desc/>
      </draw:frame>
      <presentation:notes style:page-layout-name="pageLayout2" draw:style-name="a1560">
        <draw:page-thumbnail svg:x="0.23622in" svg:y="0.88858in" svg:width="7.79449in" svg:height="4.38425in" presentation:class="page" draw:id="id5" presentation:style-name="a1544" draw:name="投影片影像版面配置區 1">
          <svg:title/>
          <svg:desc/>
        </draw:page-thumbnail>
        <draw:frame draw:id="id6" presentation:style-name="a1547" draw:name="備忘稿版面配置區 2" svg:x="0.82677in" svg:y="5.55394in" svg:width="6.61378in" svg:height="5.26142in" presentation:class="notes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7" presentation:style-name="a1550" draw:name="頁首版面配置區 3" svg:x="0in" svg:y="0in" svg:width="3.5878in" svg:height="0.58425in" presentation:class="header" presentation:placeholder="false">
          <draw:text-box>
            <text:p text:style-name="a1549" text:class-names="" text:cond-style-name=""><text:span text:style-name="a1548" text:class-names=""/></text:p>
          </draw:text-box>
          <svg:title/>
          <svg:desc/>
        </draw:frame>
        <draw:frame draw:id="id8" presentation:style-name="a1553" draw:name="日期版面配置區 4" svg:x="4.67953in" svg:y="0in" svg:width="3.5878in" svg:height="0.58425in" presentation:class="date-time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9" presentation:style-name="a1556" draw:name="頁尾版面配置區 5" svg:x="0in" svg:y="11.10827in" svg:width="3.5878in" svg:height="0.58425in" presentation:class="footer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投影片編號版面配置區 6" svg:x="4.67953in" svg:y="11.10827in" svg:width="3.5878in" svg:height="0.58425in" presentation:class="page-number" presentation:placeholder="false">
          <draw:text-box>
            <text:p text:style-name="a1558" text:class-names="" text:cond-style-name=""><text:span text:style-name="a15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標題及直排文字" style:page-layout-name="pageLayout1" draw:style-name="a1562">
      <draw:frame draw:id="id185" presentation:style-name="a1566" draw:name="標題 1" svg:x="0.55118in" svg:y="0.88583in" svg:width="9.92087in" svg:height="1.41732in" presentation:class="title" presentation:placeholder="false">
        <draw:text-box>
          <text:p text:style-name="a1565" text:class-names="" text:cond-style-name=""><text:span text:style-name="a1563" text:class-names="">按一下以編輯母片標題樣式</text:span><text:span text:style-name="a1564" text:class-names=""/></text:p>
        </draw:text-box>
        <svg:title/>
        <svg:desc/>
      </draw:frame>
      <draw:frame draw:id="id186" presentation:style-name="a1583" draw:name="直排文字版面配置區 2" svg:x="0.55118in" svg:y="2.59843in" svg:width="9.92087in" svg:height="3.01181in" presentation:class="outline" presentation:placeholder="false">
        <draw:text-box>
          <text:list text:style-name="a1569">
            <text:list-item>
              <text:p text:style-name="a1568" text:class-names="" text:cond-style-name=""><text:span text:style-name="a1567" text:class-names="">編輯母片文字樣式</text:span></text:p>
            </text:list-item>
          </text:list>
          <text:list text:style-name="a1572">
            <text:list-item>
              <text:list text:style-name="a1572">
                <text:list-item>
                  <text:p text:style-name="a1571" text:class-names="" text:cond-style-name=""><text:span text:style-name="a1570" text:class-names="">第二層</text:span></text:p>
                </text:list-item>
              </text:list>
            </text:list-item>
          </text:list>
          <text:list text:style-name="a1575">
            <text:list-item>
              <text:list text:style-name="a1575">
                <text:list-item>
                  <text:list text:style-name="a1575">
                    <text:list-item>
                      <text:p text:style-name="a1574" text:class-names="" text:cond-style-name=""><text:span text:style-name="a1573" text:class-names="">第三層</text:span></text:p>
                    </text:list-item>
                  </text:list>
                </text:list-item>
              </text:list>
            </text:list-item>
          </text:list>
          <text:list text:style-name="a1578">
            <text:list-item>
              <text:list text:style-name="a1578">
                <text:list-item>
                  <text:list text:style-name="a1578">
                    <text:list-item>
                      <text:list text:style-name="a1578">
                        <text:list-item>
                          <text:p text:style-name="a1577" text:class-names="" text:cond-style-name=""><text:span text:style-name="a1576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2">
            <text:list-item>
              <text:list text:style-name="a1582">
                <text:list-item>
                  <text:list text:style-name="a1582">
                    <text:list-item>
                      <text:list text:style-name="a1582">
                        <text:list-item>
                          <text:list text:style-name="a1582">
                            <text:list-item>
                              <text:p text:style-name="a1581" text:class-names="" text:cond-style-name=""><text:span text:style-name="a1579" text:class-names="">第五層</text:span><text:span text:style-name="a1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86" draw:name="日期版面配置區 3" svg:x="0.55118in" svg:y="5.64843in" svg:width="2.56811in" svg:height="0.42717in" presentation:class="date-time" presentation:placeholder="false">
        <draw:text-box>
          <text:p text:style-name="a1585" text:class-names="" text:cond-style-name=""><text:span text:style-name="a1584" text:class-names=""/></text:p>
        </draw:text-box>
        <svg:title/>
        <svg:desc/>
      </draw:frame>
      <draw:frame draw:id="id188" presentation:style-name="a1589" draw:name="頁尾版面配置區 4" svg:x="3.77008in" svg:y="5.64843in" svg:width="3.49409in" svg:height="0.42717in" presentation:class="footer" presentation:placeholder="false">
        <draw:text-box>
          <text:p text:style-name="a1588" text:class-names="" text:cond-style-name=""><text:span text:style-name="a1587" text:class-names=""/></text:p>
        </draw:text-box>
        <svg:title/>
        <svg:desc/>
      </draw:frame>
      <draw:frame draw:id="id189" presentation:style-name="a1592" draw:name="投影片編號版面配置區 5" svg:x="7.90394in" svg:y="5.64843in" svg:width="2.56811in" svg:height="0.42717in" presentation:class="page-number" presentation:placeholder="false">
        <draw:text-box>
          <text:p text:style-name="a1591" text:class-names="" text:cond-style-name=""><text:span text:style-name="a1590" text:class-names=""><text:page-number style:num-format="1" text:fixed="false"/></text:span></text:p>
        </draw:text-box>
        <svg:title/>
        <svg:desc/>
      </draw:frame>
      <presentation:notes style:page-layout-name="pageLayout2" draw:style-name="a1609">
        <draw:page-thumbnail svg:x="0.23622in" svg:y="0.88858in" svg:width="7.79449in" svg:height="4.38425in" presentation:class="page" draw:id="id5" presentation:style-name="a1593" draw:name="投影片影像版面配置區 1">
          <svg:title/>
          <svg:desc/>
        </draw:page-thumbnail>
        <draw:frame draw:id="id6" presentation:style-name="a1596" draw:name="備忘稿版面配置區 2" svg:x="0.82677in" svg:y="5.55394in" svg:width="6.61378in" svg:height="5.26142in" presentation:class="notes" presentation:placeholder="false">
          <draw:text-box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7" presentation:style-name="a1599" draw:name="頁首版面配置區 3" svg:x="0in" svg:y="0in" svg:width="3.5878in" svg:height="0.58425in" presentation:class="header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8" presentation:style-name="a1602" draw:name="日期版面配置區 4" svg:x="4.67953in" svg:y="0in" svg:width="3.5878in" svg:height="0.58425in" presentation:class="date-time" presentation:placeholder="false">
          <draw:text-box>
            <text:p text:style-name="a1601" text:class-names="" text:cond-style-name=""><text:span text:style-name="a1600" text:class-names=""/></text:p>
          </draw:text-box>
          <svg:title/>
          <svg:desc/>
        </draw:frame>
        <draw:frame draw:id="id9" presentation:style-name="a1605" draw:name="頁尾版面配置區 5" svg:x="0in" svg:y="11.10827in" svg:width="3.5878in" svg:height="0.58425in" presentation:class="footer" presentation:placeholder="false">
          <draw:text-box>
            <text:p text:style-name="a1604" text:class-names="" text:cond-style-name=""><text:span text:style-name="a1603" text:class-names=""/></text:p>
          </draw:text-box>
          <svg:title/>
          <svg:desc/>
        </draw:frame>
        <draw:frame draw:id="id10" presentation:style-name="a1608" draw:name="投影片編號版面配置區 6" svg:x="4.67953in" svg:y="11.10827in" svg:width="3.5878in" svg:height="0.58425in" presentation:class="page-number" presentation:placeholder="false">
          <draw:text-box>
            <text:p text:style-name="a1607" text:class-names="" text:cond-style-name=""><text:span text:style-name="a1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直排標題及文字" style:page-layout-name="pageLayout1" draw:style-name="a1611">
      <draw:frame draw:id="id190" presentation:style-name="a1615" draw:name="直排標題 1" svg:x="7.99306in" svg:y="0.88542in" svg:width="2.47917in" svg:height="4.72396in" presentation:class="title" presentation:placeholder="false">
        <draw:text-box>
          <text:p text:style-name="a1614" text:class-names="" text:cond-style-name=""><text:span text:style-name="a1612" text:class-names="">按一下以編輯母片標題樣式</text:span><text:span text:style-name="a1613" text:class-names=""/></text:p>
        </draw:text-box>
        <svg:title/>
        <svg:desc/>
      </draw:frame>
      <draw:frame draw:id="id191" presentation:style-name="a1632" draw:name="直排文字版面配置區 2" svg:x="0.55035in" svg:y="0.88542in" svg:width="7.27604in" svg:height="4.72396in" presentation:class="outline" presentation:placeholder="false">
        <draw:text-box>
          <text:list text:style-name="a1618">
            <text:list-item>
              <text:p text:style-name="a1617" text:class-names="" text:cond-style-name=""><text:span text:style-name="a1616" text:class-names="">編輯母片文字樣式</text:span></text:p>
            </text:list-item>
          </text:list>
          <text:list text:style-name="a1621">
            <text:list-item>
              <text:list text:style-name="a1621">
                <text:list-item>
                  <text:p text:style-name="a1620" text:class-names="" text:cond-style-name=""><text:span text:style-name="a1619" text:class-names="">第二層</text:span></text:p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p text:style-name="a1623" text:class-names="" text:cond-style-name=""><text:span text:style-name="a1622" text:class-names="">第三層</text:span></text:p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p text:style-name="a1626" text:class-names="" text:cond-style-name=""><text:span text:style-name="a162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1">
            <text:list-item>
              <text:list text:style-name="a1631">
                <text:list-item>
                  <text:list text:style-name="a1631">
                    <text:list-item>
                      <text:list text:style-name="a1631">
                        <text:list-item>
                          <text:list text:style-name="a1631">
                            <text:list-item>
                              <text:p text:style-name="a1630" text:class-names="" text:cond-style-name=""><text:span text:style-name="a1628" text:class-names="">第五層</text:span><text:span text:style-name="a16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35" draw:name="日期版面配置區 3" svg:x="0.55118in" svg:y="5.64843in" svg:width="2.56811in" svg:height="0.42717in" presentation:class="date-time" presentation:placeholder="false">
        <draw:text-box>
          <text:p text:style-name="a1634" text:class-names="" text:cond-style-name=""><text:span text:style-name="a1633" text:class-names=""/></text:p>
        </draw:text-box>
        <svg:title/>
        <svg:desc/>
      </draw:frame>
      <draw:frame draw:id="id193" presentation:style-name="a1638" draw:name="頁尾版面配置區 4" svg:x="3.77008in" svg:y="5.64843in" svg:width="3.49409in" svg:height="0.42717in" presentation:class="footer" presentation:placeholder="false">
        <draw:text-box>
          <text:p text:style-name="a1637" text:class-names="" text:cond-style-name=""><text:span text:style-name="a1636" text:class-names=""/></text:p>
        </draw:text-box>
        <svg:title/>
        <svg:desc/>
      </draw:frame>
      <draw:frame draw:id="id194" presentation:style-name="a1641" draw:name="投影片編號版面配置區 5" svg:x="7.90394in" svg:y="5.64843in" svg:width="2.56811in" svg:height="0.42717in" presentation:class="page-number" presentation:placeholder="false">
        <draw:text-box>
          <text:p text:style-name="a1640" text:class-names="" text:cond-style-name=""><text:span text:style-name="a1639" text:class-names=""><text:page-number style:num-format="1" text:fixed="false"/></text:span></text:p>
        </draw:text-box>
        <svg:title/>
        <svg:desc/>
      </draw:frame>
      <presentation:notes style:page-layout-name="pageLayout2" draw:style-name="a1658">
        <draw:page-thumbnail svg:x="0.23622in" svg:y="0.88858in" svg:width="7.79449in" svg:height="4.38425in" presentation:class="page" draw:id="id5" presentation:style-name="a1642" draw:name="投影片影像版面配置區 1">
          <svg:title/>
          <svg:desc/>
        </draw:page-thumbnail>
        <draw:frame draw:id="id6" presentation:style-name="a1645" draw:name="備忘稿版面配置區 2" svg:x="0.82677in" svg:y="5.55394in" svg:width="6.61378in" svg:height="5.26142in" presentation:class="notes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7" presentation:style-name="a1648" draw:name="頁首版面配置區 3" svg:x="0in" svg:y="0in" svg:width="3.5878in" svg:height="0.58425in" presentation:class="header" presentation:placeholder="false">
          <draw:text-box>
            <text:p text:style-name="a1647" text:class-names="" text:cond-style-name=""><text:span text:style-name="a1646" text:class-names=""/></text:p>
          </draw:text-box>
          <svg:title/>
          <svg:desc/>
        </draw:frame>
        <draw:frame draw:id="id8" presentation:style-name="a1651" draw:name="日期版面配置區 4" svg:x="4.67953in" svg:y="0in" svg:width="3.5878in" svg:height="0.58425in" presentation:class="date-time" presentation:placeholder="false">
          <draw:text-box>
            <text:p text:style-name="a1650" text:class-names="" text:cond-style-name=""><text:span text:style-name="a1649" text:class-names=""/></text:p>
          </draw:text-box>
          <svg:title/>
          <svg:desc/>
        </draw:frame>
        <draw:frame draw:id="id9" presentation:style-name="a1654" draw:name="頁尾版面配置區 5" svg:x="0in" svg:y="11.10827in" svg:width="3.5878in" svg:height="0.58425in" presentation:class="footer" presentation:placeholder="false">
          <draw:text-box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10" presentation:style-name="a1657" draw:name="投影片編號版面配置區 6" svg:x="4.67953in" svg:y="11.10827in" svg:width="3.5878in" svg:height="0.58425in" presentation:class="page-number" presentation:placeholder="false">
          <draw:text-box>
            <text:p text:style-name="a1656" text:class-names="" text:cond-style-name=""><text:span text:style-name="a1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660">
      <draw:frame draw:id="id195" presentation:style-name="a1663" draw:name="標題版面配置區 1" svg:x="0.55118in" svg:y="0.24685in" svg:width="9.92087in" svg:height="1.03543in" presentation:class="title" presentation:placeholder="false">
        <draw:text-box>
          <text:p text:style-name="a1662" text:class-names="" text:cond-style-name=""><text:span text:style-name="a1661" text:class-names=""/></text:p>
        </draw:text-box>
        <svg:title/>
        <svg:desc/>
      </draw:frame>
      <draw:frame draw:id="id196" presentation:style-name="a1680" draw:name="文字版面配置區 2" svg:x="0.55118in" svg:y="1.45079in" svg:width="9.92087in" svg:height="3.59606in" presentation:class="outline" presentation:placeholder="false">
        <draw:text-box>
          <text:list text:style-name="a1666">
            <text:list-item>
              <text:p text:style-name="a1665" text:class-names="" text:cond-style-name=""><text:span text:style-name="a1664" text:class-names="">編輯母片文字樣式</text:span></text:p>
            </text:list-item>
          </text:list>
          <text:list text:style-name="a1669">
            <text:list-item>
              <text:list text:style-name="a1669">
                <text:list-item>
                  <text:p text:style-name="a1668" text:class-names="" text:cond-style-name=""><text:span text:style-name="a1667" text:class-names="">第二層</text:span></text:p>
                </text:list-item>
              </text:list>
            </text:list-item>
          </text:list>
          <text:list text:style-name="a1672">
            <text:list-item>
              <text:list text:style-name="a1672">
                <text:list-item>
                  <text:list text:style-name="a1672">
                    <text:list-item>
                      <text:p text:style-name="a1671" text:class-names="" text:cond-style-name=""><text:span text:style-name="a1670" text:class-names="">第三層</text:span></text:p>
                    </text:list-item>
                  </text:list>
                </text:list-item>
              </text:list>
            </text:list-item>
          </text:list>
          <text:list text:style-name="a1675">
            <text:list-item>
              <text:list text:style-name="a1675">
                <text:list-item>
                  <text:list text:style-name="a1675">
                    <text:list-item>
                      <text:list text:style-name="a1675">
                        <text:list-item>
                          <text:p text:style-name="a1674" text:class-names="" text:cond-style-name=""><text:span text:style-name="a1673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6" text:class-names="">第五層</text:span><text:span text:style-name="a1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83" draw:name="日期版面配置區 3" svg:x="0.55118in" svg:y="5.64882in" svg:width="2.56811in" svg:height="0.42756in" presentation:class="date-time" presentation:placeholder="false">
        <draw:text-box>
          <text:p text:style-name="a1682" text:class-names="" text:cond-style-name=""><text:span text:style-name="a1681" text:class-names=""/></text:p>
        </draw:text-box>
        <svg:title/>
        <svg:desc/>
      </draw:frame>
      <draw:frame draw:id="id198" presentation:style-name="a1686" draw:name="頁尾版面配置區 4" svg:x="3.77008in" svg:y="5.64882in" svg:width="3.49409in" svg:height="0.42756in" presentation:class="footer" presentation:placeholder="false">
        <draw:text-box>
          <text:p text:style-name="a1685" text:class-names="" text:cond-style-name=""><text:span text:style-name="a1684" text:class-names=""/></text:p>
        </draw:text-box>
        <svg:title/>
        <svg:desc/>
      </draw:frame>
      <draw:frame draw:id="id199" presentation:style-name="a1689" draw:name="投影片編號版面配置區 5" svg:x="7.90394in" svg:y="5.64882in" svg:width="2.56811in" svg:height="0.42756in" presentation:class="page-number" presentation:placeholder="false">
        <draw:text-box>
          <text:p text:style-name="a1688" text:class-names="" text:cond-style-name=""><text:span text:style-name="a1687" text:class-names=""><text:page-number style:num-format="1" text:fixed="false"/></text:span></text:p>
        </draw:text-box>
        <svg:title/>
        <svg:desc/>
      </draw:frame>
      <presentation:notes style:page-layout-name="pageLayout2" draw:style-name="a1706">
        <draw:page-thumbnail svg:x="0.23622in" svg:y="0.88858in" svg:width="7.79449in" svg:height="4.38425in" presentation:class="page" draw:id="id5" presentation:style-name="a1690" draw:name="投影片影像版面配置區 1">
          <svg:title/>
          <svg:desc/>
        </draw:page-thumbnail>
        <draw:frame draw:id="id6" presentation:style-name="a1693" draw:name="備忘稿版面配置區 2" svg:x="0.82677in" svg:y="5.55394in" svg:width="6.61378in" svg:height="5.26142in" presentation:class="notes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7" presentation:style-name="a1696" draw:name="頁首版面配置區 3" svg:x="0in" svg:y="0in" svg:width="3.5878in" svg:height="0.58425in" presentation:class="header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8" presentation:style-name="a1699" draw:name="日期版面配置區 4" svg:x="4.67953in" svg:y="0in" svg:width="3.5878in" svg:height="0.58425in" presentation:class="date-time" presentation:placeholder="false">
          <draw:text-box>
            <text:p text:style-name="a1698" text:class-names="" text:cond-style-name=""><text:span text:style-name="a1697" text:class-names=""/></text:p>
          </draw:text-box>
          <svg:title/>
          <svg:desc/>
        </draw:frame>
        <draw:frame draw:id="id9" presentation:style-name="a1702" draw:name="頁尾版面配置區 5" svg:x="0in" svg:y="11.10827in" svg:width="3.5878in" svg:height="0.58425in" presentation:class="footer" presentation:placeholder="false">
          <draw:text-box>
            <text:p text:style-name="a1701" text:class-names="" text:cond-style-name=""><text:span text:style-name="a1700" text:class-names=""/></text:p>
          </draw:text-box>
          <svg:title/>
          <svg:desc/>
        </draw:frame>
        <draw:frame draw:id="id10" presentation:style-name="a1705" draw:name="投影片編號版面配置區 6" svg:x="4.67953in" svg:y="11.10827in" svg:width="3.5878in" svg:height="0.58425in" presentation:class="page-number" presentation:placeholder="false">
          <draw:text-box>
            <text:p text:style-name="a1704" text:class-names="" text:cond-style-name=""><text:span text:style-name="a1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標題投影片" style:page-layout-name="pageLayout1" draw:style-name="a1708">
      <draw:frame draw:id="id200" presentation:style-name="a1712" draw:name="標題 1" svg:x="1.37847in" svg:y="1.01563in" svg:width="8.26736in" svg:height="2.15799in" presentation:class="title" presentation:placeholder="false">
        <draw:text-box>
          <text:p text:style-name="a1711" text:class-names="" text:cond-style-name=""><text:span text:style-name="a1709" text:class-names="">按一下以編輯母片標題樣式</text:span><text:span text:style-name="a1710" text:class-names=""/></text:p>
        </draw:text-box>
        <svg:title/>
        <svg:desc/>
      </draw:frame>
      <draw:frame draw:id="id201" presentation:style-name="a1716" draw:name="副標題 2" svg:x="1.37847in" svg:y="3.25694in" svg:width="8.26736in" svg:height="1.49826in" presentation:class="subtitle" presentation:placeholder="false">
        <draw:text-box>
          <text:p text:style-name="a1715" text:class-names="" text:cond-style-name=""><text:span text:style-name="a1713" text:class-names="">按一下以編輯母片子標題樣式</text:span><text:span text:style-name="a1714" text:class-names=""/></text:p>
        </draw:text-box>
        <svg:title/>
        <svg:desc/>
      </draw:frame>
      <draw:frame draw:id="id202" presentation:style-name="a1719" draw:name="日期版面配置區 3" svg:x="0.55118in" svg:y="5.64882in" svg:width="2.56811in" svg:height="0.42756in" presentation:class="date-time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203" presentation:style-name="a1722" draw:name="頁尾版面配置區 4" svg:x="3.77008in" svg:y="5.64882in" svg:width="3.49409in" svg:height="0.42756in" presentation:class="footer" presentation:placeholder="false">
        <draw:text-box>
          <text:p text:style-name="a1721" text:class-names="" text:cond-style-name=""><text:span text:style-name="a1720" text:class-names=""/></text:p>
        </draw:text-box>
        <svg:title/>
        <svg:desc/>
      </draw:frame>
      <draw:frame draw:id="id204" presentation:style-name="a1725" draw:name="投影片編號版面配置區 5" svg:x="7.90394in" svg:y="5.64882in" svg:width="2.56811in" svg:height="0.42756in" presentation:class="page-number" presentation:placeholder="false">
        <draw:text-box>
          <text:p text:style-name="a1724" text:class-names="" text:cond-style-name=""><text:span text:style-name="a1723" text:class-names=""><text:page-number style:num-format="1" text:fixed="false"/></text:span></text:p>
        </draw:text-box>
        <svg:title/>
        <svg:desc/>
      </draw:frame>
      <presentation:notes style:page-layout-name="pageLayout2" draw:style-name="a1742">
        <draw:page-thumbnail svg:x="0.23622in" svg:y="0.88858in" svg:width="7.79449in" svg:height="4.38425in" presentation:class="page" draw:id="id5" presentation:style-name="a1726" draw:name="投影片影像版面配置區 1">
          <svg:title/>
          <svg:desc/>
        </draw:page-thumbnail>
        <draw:frame draw:id="id6" presentation:style-name="a1729" draw:name="備忘稿版面配置區 2" svg:x="0.82677in" svg:y="5.55394in" svg:width="6.61378in" svg:height="5.26142in" presentation:class="notes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7" presentation:style-name="a1732" draw:name="頁首版面配置區 3" svg:x="0in" svg:y="0in" svg:width="3.5878in" svg:height="0.58425in" presentation:class="head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8" presentation:style-name="a1735" draw:name="日期版面配置區 4" svg:x="4.67953in" svg:y="0in" svg:width="3.5878in" svg:height="0.58425in" presentation:class="date-time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9" presentation:style-name="a1738" draw:name="頁尾版面配置區 5" svg:x="0in" svg:y="11.10827in" svg:width="3.5878in" svg:height="0.58425in" presentation:class="footer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10" presentation:style-name="a1741" draw:name="投影片編號版面配置區 6" svg:x="4.67953in" svg:y="11.10827in" svg:width="3.5878in" svg:height="0.58425in" presentation:class="page-number" presentation:placeholder="false">
          <draw:text-box>
            <text:p text:style-name="a1740" text:class-names="" text:cond-style-name=""><text:span text:style-name="a1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標題及內容" style:page-layout-name="pageLayout1" draw:style-name="a1744">
      <draw:frame draw:id="id205" presentation:style-name="a1748" draw:name="標題 1" svg:x="0.55118in" svg:y="0.24685in" svg:width="9.92087in" svg:height="1.03543in" presentation:class="title" presentation:placeholder="false">
        <draw:text-box>
          <text:p text:style-name="a1747" text:class-names="" text:cond-style-name=""><text:span text:style-name="a1745" text:class-names="">按一下以編輯母片標題樣式</text:span><text:span text:style-name="a1746" text:class-names=""/></text:p>
        </draw:text-box>
        <svg:title/>
        <svg:desc/>
      </draw:frame>
      <draw:frame draw:id="id206" presentation:style-name="a1764" draw:name="內容版面配置區 2" svg:x="0.55118in" svg:y="1.45079in" svg:width="9.92087in" svg:height="3.59606in" presentation:class="object" presentation:placeholder="false">
        <draw:text-box>
          <text:p text:style-name="a1750" text:class-names="" text:cond-style-name=""><text:span text:style-name="a1749" text:class-names="">編輯母片文字樣式</text:span></text:p>
          <text:list text:style-name="a1753">
            <text:list-item>
              <text:list text:style-name="a1753">
                <text:list-item>
                  <text:p text:style-name="a1752" text:class-names="" text:cond-style-name=""><text:span text:style-name="a1751" text:class-names="">第二層</text:span></text:p>
                </text:list-item>
              </text:list>
            </text:list-item>
          </text:list>
          <text:list text:style-name="a1756">
            <text:list-item>
              <text:list text:style-name="a1756">
                <text:list-item>
                  <text:list text:style-name="a1756">
                    <text:list-item>
                      <text:p text:style-name="a1755" text:class-names="" text:cond-style-name=""><text:span text:style-name="a1754" text:class-names="">第三層</text:span></text:p>
                    </text:list-item>
                  </text:list>
                </text:list-item>
              </text:list>
            </text:list-item>
          </text:list>
          <text:list text:style-name="a1759">
            <text:list-item>
              <text:list text:style-name="a1759">
                <text:list-item>
                  <text:list text:style-name="a1759">
                    <text:list-item>
                      <text:list text:style-name="a1759">
                        <text:list-item>
                          <text:p text:style-name="a1758" text:class-names="" text:cond-style-name=""><text:span text:style-name="a175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3">
            <text:list-item>
              <text:list text:style-name="a1763">
                <text:list-item>
                  <text:list text:style-name="a1763">
                    <text:list-item>
                      <text:list text:style-name="a1763">
                        <text:list-item>
                          <text:list text:style-name="a1763">
                            <text:list-item>
                              <text:p text:style-name="a1762" text:class-names="" text:cond-style-name=""><text:span text:style-name="a1760" text:class-names="">第五層</text:span><text:span text:style-name="a17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67" draw:name="日期版面配置區 3" svg:x="0.55118in" svg:y="5.64882in" svg:width="2.56811in" svg:height="0.42756in" presentation:class="date-time" presentation:placeholder="false">
        <draw:text-box>
          <text:p text:style-name="a1766" text:class-names="" text:cond-style-name=""><text:span text:style-name="a1765" text:class-names=""/></text:p>
        </draw:text-box>
        <svg:title/>
        <svg:desc/>
      </draw:frame>
      <draw:frame draw:id="id208" presentation:style-name="a1770" draw:name="頁尾版面配置區 4" svg:x="3.77008in" svg:y="5.64882in" svg:width="3.49409in" svg:height="0.42756in" presentation:class="footer" presentation:placeholder="false">
        <draw:text-box>
          <text:p text:style-name="a1769" text:class-names="" text:cond-style-name=""><text:span text:style-name="a1768" text:class-names=""/></text:p>
        </draw:text-box>
        <svg:title/>
        <svg:desc/>
      </draw:frame>
      <draw:frame draw:id="id209" presentation:style-name="a1773" draw:name="投影片編號版面配置區 5" svg:x="7.90394in" svg:y="5.64882in" svg:width="2.56811in" svg:height="0.42756in" presentation:class="page-number" presentation:placeholder="false">
        <draw:text-box>
          <text:p text:style-name="a1772" text:class-names="" text:cond-style-name=""><text:span text:style-name="a1771" text:class-names=""><text:page-number style:num-format="1" text:fixed="false"/></text:span></text:p>
        </draw:text-box>
        <svg:title/>
        <svg:desc/>
      </draw:frame>
      <presentation:notes style:page-layout-name="pageLayout2" draw:style-name="a1790">
        <draw:page-thumbnail svg:x="0.23622in" svg:y="0.88858in" svg:width="7.79449in" svg:height="4.38425in" presentation:class="page" draw:id="id5" presentation:style-name="a1774" draw:name="投影片影像版面配置區 1">
          <svg:title/>
          <svg:desc/>
        </draw:page-thumbnail>
        <draw:frame draw:id="id6" presentation:style-name="a1777" draw:name="備忘稿版面配置區 2" svg:x="0.82677in" svg:y="5.55394in" svg:width="6.61378in" svg:height="5.26142in" presentation:class="notes" presentation:placeholder="false">
          <draw:text-box>
            <text:p text:style-name="a1776" text:class-names="" text:cond-style-name=""><text:span text:style-name="a1775" text:class-names=""/></text:p>
          </draw:text-box>
          <svg:title/>
          <svg:desc/>
        </draw:frame>
        <draw:frame draw:id="id7" presentation:style-name="a1780" draw:name="頁首版面配置區 3" svg:x="0in" svg:y="0in" svg:width="3.5878in" svg:height="0.58425in" presentation:class="header" presentation:placeholder="false">
          <draw:text-box>
            <text:p text:style-name="a1779" text:class-names="" text:cond-style-name=""><text:span text:style-name="a1778" text:class-names=""/></text:p>
          </draw:text-box>
          <svg:title/>
          <svg:desc/>
        </draw:frame>
        <draw:frame draw:id="id8" presentation:style-name="a1783" draw:name="日期版面配置區 4" svg:x="4.67953in" svg:y="0in" svg:width="3.5878in" svg:height="0.58425in" presentation:class="date-time" presentation:placeholder="false">
          <draw:text-box>
            <text:p text:style-name="a1782" text:class-names="" text:cond-style-name=""><text:span text:style-name="a1781" text:class-names=""/></text:p>
          </draw:text-box>
          <svg:title/>
          <svg:desc/>
        </draw:frame>
        <draw:frame draw:id="id9" presentation:style-name="a1786" draw:name="頁尾版面配置區 5" svg:x="0in" svg:y="11.10827in" svg:width="3.5878in" svg:height="0.58425in" presentation:class="footer" presentation:placeholder="false">
          <draw:text-box>
            <text:p text:style-name="a1785" text:class-names="" text:cond-style-name=""><text:span text:style-name="a1784" text:class-names=""/></text:p>
          </draw:text-box>
          <svg:title/>
          <svg:desc/>
        </draw:frame>
        <draw:frame draw:id="id10" presentation:style-name="a1789" draw:name="投影片編號版面配置區 6" svg:x="4.67953in" svg:y="11.10827in" svg:width="3.5878in" svg:height="0.58425in" presentation:class="page-number" presentation:placeholder="false">
          <draw:text-box>
            <text:p text:style-name="a1788" text:class-names="" text:cond-style-name=""><text:span text:style-name="a17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章節標題" style:page-layout-name="pageLayout1" draw:style-name="a1792">
      <draw:frame draw:id="id210" presentation:style-name="a1796" draw:name="標題 1" svg:x="0.75174in" svg:y="1.54688in" svg:width="9.50868in" svg:height="2.57812in" presentation:class="title" presentation:placeholder="false">
        <draw:text-box>
          <text:p text:style-name="a1795" text:class-names="" text:cond-style-name=""><text:span text:style-name="a1793" text:class-names="">按一下以編輯母片標題樣式</text:span><text:span text:style-name="a1794" text:class-names=""/></text:p>
        </draw:text-box>
        <svg:title/>
        <svg:desc/>
      </draw:frame>
      <draw:frame draw:id="id211" presentation:style-name="a1800" draw:name="文字版面配置區 2" svg:x="0.75174in" svg:y="4.14931in" svg:width="9.50868in" svg:height="1.35764in" presentation:class="outline" presentation:placeholder="false">
        <draw:text-box>
          <text:list text:style-name="a1799">
            <text:list-item>
              <text:p text:style-name="a1798" text:class-names="" text:cond-style-name=""><text:span text:style-name="a1797" text:class-names="">編輯母片文字樣式</text:span></text:p>
            </text:list-item>
          </text:list>
        </draw:text-box>
        <svg:title/>
        <svg:desc/>
      </draw:frame>
      <draw:frame draw:id="id212" presentation:style-name="a1803" draw:name="日期版面配置區 3" svg:x="0.55118in" svg:y="5.64882in" svg:width="2.56811in" svg:height="0.42756in" presentation:class="date-time" presentation:placeholder="false">
        <draw:text-box>
          <text:p text:style-name="a1802" text:class-names="" text:cond-style-name=""><text:span text:style-name="a1801" text:class-names=""/></text:p>
        </draw:text-box>
        <svg:title/>
        <svg:desc/>
      </draw:frame>
      <draw:frame draw:id="id213" presentation:style-name="a1806" draw:name="頁尾版面配置區 4" svg:x="3.77008in" svg:y="5.64882in" svg:width="3.49409in" svg:height="0.42756in" presentation:class="footer" presentation:placeholder="false">
        <draw:text-box>
          <text:p text:style-name="a1805" text:class-names="" text:cond-style-name=""><text:span text:style-name="a1804" text:class-names=""/></text:p>
        </draw:text-box>
        <svg:title/>
        <svg:desc/>
      </draw:frame>
      <draw:frame draw:id="id214" presentation:style-name="a1809" draw:name="投影片編號版面配置區 5" svg:x="7.90394in" svg:y="5.64882in" svg:width="2.56811in" svg:height="0.42756in" presentation:class="page-number" presentation:placeholder="false">
        <draw:text-box>
          <text:p text:style-name="a1808" text:class-names="" text:cond-style-name=""><text:span text:style-name="a1807" text:class-names=""><text:page-number style:num-format="1" text:fixed="false"/></text:span></text:p>
        </draw:text-box>
        <svg:title/>
        <svg:desc/>
      </draw:frame>
      <presentation:notes style:page-layout-name="pageLayout2" draw:style-name="a1826">
        <draw:page-thumbnail svg:x="0.23622in" svg:y="0.88858in" svg:width="7.79449in" svg:height="4.38425in" presentation:class="page" draw:id="id5" presentation:style-name="a1810" draw:name="投影片影像版面配置區 1">
          <svg:title/>
          <svg:desc/>
        </draw:page-thumbnail>
        <draw:frame draw:id="id6" presentation:style-name="a1813" draw:name="備忘稿版面配置區 2" svg:x="0.82677in" svg:y="5.55394in" svg:width="6.61378in" svg:height="5.26142in" presentation:class="notes" presentation:placeholder="false">
          <draw:text-box>
            <text:p text:style-name="a1812" text:class-names="" text:cond-style-name=""><text:span text:style-name="a1811" text:class-names=""/></text:p>
          </draw:text-box>
          <svg:title/>
          <svg:desc/>
        </draw:frame>
        <draw:frame draw:id="id7" presentation:style-name="a1816" draw:name="頁首版面配置區 3" svg:x="0in" svg:y="0in" svg:width="3.5878in" svg:height="0.58425in" presentation:class="header" presentation:placeholder="false">
          <draw:text-box>
            <text:p text:style-name="a1815" text:class-names="" text:cond-style-name=""><text:span text:style-name="a1814" text:class-names=""/></text:p>
          </draw:text-box>
          <svg:title/>
          <svg:desc/>
        </draw:frame>
        <draw:frame draw:id="id8" presentation:style-name="a1819" draw:name="日期版面配置區 4" svg:x="4.67953in" svg:y="0in" svg:width="3.5878in" svg:height="0.58425in" presentation:class="date-time" presentation:placeholder="false">
          <draw:text-box>
            <text:p text:style-name="a1818" text:class-names="" text:cond-style-name=""><text:span text:style-name="a1817" text:class-names=""/></text:p>
          </draw:text-box>
          <svg:title/>
          <svg:desc/>
        </draw:frame>
        <draw:frame draw:id="id9" presentation:style-name="a1822" draw:name="頁尾版面配置區 5" svg:x="0in" svg:y="11.10827in" svg:width="3.5878in" svg:height="0.58425in" presentation:class="footer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10" presentation:style-name="a1825" draw:name="投影片編號版面配置區 6" svg:x="4.67953in" svg:y="11.10827in" svg:width="3.5878in" svg:height="0.58425in" presentation:class="page-number" presentation:placeholder="false">
          <draw:text-box>
            <text:p text:style-name="a1824" text:class-names="" text:cond-style-name=""><text:span text:style-name="a1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兩個內容" style:page-layout-name="pageLayout1" draw:style-name="a1828">
      <draw:frame draw:id="id215" presentation:style-name="a1832" draw:name="標題 1" svg:x="0.55118in" svg:y="0.24685in" svg:width="9.92087in" svg:height="1.03543in" presentation:class="title" presentation:placeholder="false">
        <draw:text-box>
          <text:p text:style-name="a1831" text:class-names="" text:cond-style-name=""><text:span text:style-name="a1829" text:class-names="">按一下以編輯母片標題樣式</text:span><text:span text:style-name="a1830" text:class-names=""/></text:p>
        </draw:text-box>
        <svg:title/>
        <svg:desc/>
      </draw:frame>
      <draw:frame draw:id="id216" presentation:style-name="a1848" draw:name="內容版面配置區 2" svg:x="0.55035in" svg:y="1.45139in" svg:width="4.87674in" svg:height="3.59549in" presentation:class="object" presentation:placeholder="false">
        <draw:text-box>
          <text:p text:style-name="a1834" text:class-names="" text:cond-style-name=""><text:span text:style-name="a1833" text:class-names="">編輯母片文字樣式</text:span></text:p>
          <text:list text:style-name="a1837">
            <text:list-item>
              <text:list text:style-name="a1837">
                <text:list-item>
                  <text:p text:style-name="a1836" text:class-names="" text:cond-style-name=""><text:span text:style-name="a1835" text:class-names="">第二層</text:span></text:p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p text:style-name="a1839" text:class-names="" text:cond-style-name=""><text:span text:style-name="a1838" text:class-names="">第三層</text:span></text:p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p text:style-name="a1842" text:class-names="" text:cond-style-name=""><text:span text:style-name="a1841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7">
            <text:list-item>
              <text:list text:style-name="a1847">
                <text:list-item>
                  <text:list text:style-name="a1847">
                    <text:list-item>
                      <text:list text:style-name="a1847">
                        <text:list-item>
                          <text:list text:style-name="a1847">
                            <text:list-item>
                              <text:p text:style-name="a1846" text:class-names="" text:cond-style-name=""><text:span text:style-name="a1844" text:class-names="">第五層</text:span><text:span text:style-name="a18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864" draw:name="內容版面配置區 3" svg:x="5.59375in" svg:y="1.45139in" svg:width="4.87847in" svg:height="3.59549in" presentation:class="object" presentation:placeholder="false">
        <draw:text-box>
          <text:p text:style-name="a1850" text:class-names="" text:cond-style-name=""><text:span text:style-name="a1849" text:class-names="">編輯母片文字樣式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第二層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第三層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3">
            <text:list-item>
              <text:list text:style-name="a1863">
                <text:list-item>
                  <text:list text:style-name="a1863">
                    <text:list-item>
                      <text:list text:style-name="a1863">
                        <text:list-item>
                          <text:list text:style-name="a1863">
                            <text:list-item>
                              <text:p text:style-name="a1862" text:class-names="" text:cond-style-name=""><text:span text:style-name="a1860" text:class-names="">第五層</text:span><text:span text:style-name="a18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867" draw:name="日期版面配置區 4" svg:x="0.55118in" svg:y="5.64882in" svg:width="2.56811in" svg:height="0.42756in" presentation:class="date-time" presentation:placeholder="false">
        <draw:text-box>
          <text:p text:style-name="a1866" text:class-names="" text:cond-style-name=""><text:span text:style-name="a1865" text:class-names=""/></text:p>
        </draw:text-box>
        <svg:title/>
        <svg:desc/>
      </draw:frame>
      <draw:frame draw:id="id219" presentation:style-name="a1870" draw:name="頁尾版面配置區 5" svg:x="3.77008in" svg:y="5.64882in" svg:width="3.49409in" svg:height="0.42756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0" presentation:style-name="a1873" draw:name="投影片編號版面配置區 6" svg:x="7.90394in" svg:y="5.64882in" svg:width="2.56811in" svg:height="0.42756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0.23622in" svg:y="0.88858in" svg:width="7.79449in" svg:height="4.38425in" presentation:class="page" draw:id="id5" presentation:style-name="a1874" draw:name="投影片影像版面配置區 1">
          <svg:title/>
          <svg:desc/>
        </draw:page-thumbnail>
        <draw:frame draw:id="id6" presentation:style-name="a1877" draw:name="備忘稿版面配置區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頁首版面配置區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日期版面配置區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頁尾版面配置區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投影片編號版面配置區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比較" style:page-layout-name="pageLayout1" draw:style-name="a1892">
      <draw:frame draw:id="id221" presentation:style-name="a1896" draw:name="標題 1" svg:x="0.75868in" svg:y="0.32986in" svg:width="9.50868in" svg:height="1.19965in" presentation:class="title" presentation:placeholder="false">
        <draw:text-box>
          <text:p text:style-name="a1895" text:class-names="" text:cond-style-name=""><text:span text:style-name="a1893" text:class-names="">按一下以編輯母片標題樣式</text:span><text:span text:style-name="a1894" text:class-names=""/></text:p>
        </draw:text-box>
        <svg:title/>
        <svg:desc/>
      </draw:frame>
      <draw:frame draw:id="id222" presentation:style-name="a1900" draw:name="文字版面配置區 2" svg:x="0.75868in" svg:y="1.52083in" svg:width="4.66493in" svg:height="0.74479in" presentation:class="outline" presentation:placeholder="false">
        <draw:text-box>
          <text:list text:style-name="a1899">
            <text:list-item>
              <text:p text:style-name="a1898" text:class-names="" text:cond-style-name=""><text:span text:style-name="a1897" text:class-names="">編輯母片文字樣式</text:span></text:p>
            </text:list-item>
          </text:list>
        </draw:text-box>
        <svg:title/>
        <svg:desc/>
      </draw:frame>
      <draw:frame draw:id="id223" presentation:style-name="a1916" draw:name="內容版面配置區 3" svg:x="0.75868in" svg:y="2.26563in" svg:width="4.66493in" svg:height="3.3316in" presentation:class="object" presentation:placeholder="false">
        <draw:text-box>
          <text:p text:style-name="a1902" text:class-names="" text:cond-style-name=""><text:span text:style-name="a1901" text:class-names="">編輯母片文字樣式</text:span></text:p>
          <text:list text:style-name="a1905">
            <text:list-item>
              <text:list text:style-name="a1905">
                <text:list-item>
                  <text:p text:style-name="a1904" text:class-names="" text:cond-style-name=""><text:span text:style-name="a1903" text:class-names="">第二層</text:span></text:p>
                </text:list-item>
              </text:list>
            </text:list-item>
          </text:list>
          <text:list text:style-name="a1908">
            <text:list-item>
              <text:list text:style-name="a1908">
                <text:list-item>
                  <text:list text:style-name="a1908">
                    <text:list-item>
                      <text:p text:style-name="a1907" text:class-names="" text:cond-style-name=""><text:span text:style-name="a1906" text:class-names="">第三層</text:span></text:p>
                    </text:list-item>
                  </text:list>
                </text:list-item>
              </text:list>
            </text:list-item>
          </text:list>
          <text:list text:style-name="a1911">
            <text:list-item>
              <text:list text:style-name="a1911">
                <text:list-item>
                  <text:list text:style-name="a1911">
                    <text:list-item>
                      <text:list text:style-name="a1911">
                        <text:list-item>
                          <text:p text:style-name="a1910" text:class-names="" text:cond-style-name=""><text:span text:style-name="a190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5">
            <text:list-item>
              <text:list text:style-name="a1915">
                <text:list-item>
                  <text:list text:style-name="a1915">
                    <text:list-item>
                      <text:list text:style-name="a1915">
                        <text:list-item>
                          <text:list text:style-name="a1915">
                            <text:list-item>
                              <text:p text:style-name="a1914" text:class-names="" text:cond-style-name=""><text:span text:style-name="a1912" text:class-names="">第五層</text:span><text:span text:style-name="a19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920" draw:name="文字版面配置區 4" svg:x="5.5816in" svg:y="1.52083in" svg:width="4.68576in" svg:height="0.74479in" presentation:class="outline" presentation:placeholder="false">
        <draw:text-box>
          <text:list text:style-name="a1919">
            <text:list-item>
              <text:p text:style-name="a1918" text:class-names="" text:cond-style-name=""><text:span text:style-name="a1917" text:class-names="">編輯母片文字樣式</text:span></text:p>
            </text:list-item>
          </text:list>
        </draw:text-box>
        <svg:title/>
        <svg:desc/>
      </draw:frame>
      <draw:frame draw:id="id225" presentation:style-name="a1936" draw:name="內容版面配置區 5" svg:x="5.5816in" svg:y="2.26563in" svg:width="4.68576in" svg:height="3.3316in" presentation:class="object" presentation:placeholder="false">
        <draw:text-box>
          <text:p text:style-name="a1922" text:class-names="" text:cond-style-name=""><text:span text:style-name="a1921" text:class-names="">編輯母片文字樣式</text:span></text:p>
          <text:list text:style-name="a1925">
            <text:list-item>
              <text:list text:style-name="a1925">
                <text:list-item>
                  <text:p text:style-name="a1924" text:class-names="" text:cond-style-name=""><text:span text:style-name="a1923" text:class-names="">第二層</text:span></text:p>
                </text:list-item>
              </text:list>
            </text:list-item>
          </text:list>
          <text:list text:style-name="a1928">
            <text:list-item>
              <text:list text:style-name="a1928">
                <text:list-item>
                  <text:list text:style-name="a1928">
                    <text:list-item>
                      <text:p text:style-name="a1927" text:class-names="" text:cond-style-name=""><text:span text:style-name="a1926" text:class-names="">第三層</text:span></text:p>
                    </text:list-item>
                  </text:list>
                </text:list-item>
              </text:list>
            </text:list-item>
          </text:list>
          <text:list text:style-name="a1931">
            <text:list-item>
              <text:list text:style-name="a1931">
                <text:list-item>
                  <text:list text:style-name="a1931">
                    <text:list-item>
                      <text:list text:style-name="a1931">
                        <text:list-item>
                          <text:p text:style-name="a1930" text:class-names="" text:cond-style-name=""><text:span text:style-name="a192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5">
            <text:list-item>
              <text:list text:style-name="a1935">
                <text:list-item>
                  <text:list text:style-name="a1935">
                    <text:list-item>
                      <text:list text:style-name="a1935">
                        <text:list-item>
                          <text:list text:style-name="a1935">
                            <text:list-item>
                              <text:p text:style-name="a1934" text:class-names="" text:cond-style-name=""><text:span text:style-name="a1932" text:class-names="">第五層</text:span><text:span text:style-name="a19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939" draw:name="日期版面配置區 6" svg:x="0.55118in" svg:y="5.64882in" svg:width="2.56811in" svg:height="0.42756in" presentation:class="date-time" presentation:placeholder="false">
        <draw:text-box>
          <text:p text:style-name="a1938" text:class-names="" text:cond-style-name=""><text:span text:style-name="a1937" text:class-names=""/></text:p>
        </draw:text-box>
        <svg:title/>
        <svg:desc/>
      </draw:frame>
      <draw:frame draw:id="id227" presentation:style-name="a1942" draw:name="頁尾版面配置區 7" svg:x="3.77008in" svg:y="5.64882in" svg:width="3.49409in" svg:height="0.42756in" presentation:class="footer" presentation:placeholder="false">
        <draw:text-box>
          <text:p text:style-name="a1941" text:class-names="" text:cond-style-name=""><text:span text:style-name="a1940" text:class-names=""/></text:p>
        </draw:text-box>
        <svg:title/>
        <svg:desc/>
      </draw:frame>
      <draw:frame draw:id="id228" presentation:style-name="a1945" draw:name="投影片編號版面配置區 8" svg:x="7.90394in" svg:y="5.64882in" svg:width="2.56811in" svg:height="0.42756in" presentation:class="page-number" presentation:placeholder="false">
        <draw:text-box>
          <text:p text:style-name="a1944" text:class-names="" text:cond-style-name=""><text:span text:style-name="a1943" text:class-names=""><text:page-number style:num-format="1" text:fixed="false"/></text:span></text:p>
        </draw:text-box>
        <svg:title/>
        <svg:desc/>
      </draw:frame>
      <presentation:notes style:page-layout-name="pageLayout2" draw:style-name="a1962">
        <draw:page-thumbnail svg:x="0.23622in" svg:y="0.88858in" svg:width="7.79449in" svg:height="4.38425in" presentation:class="page" draw:id="id5" presentation:style-name="a1946" draw:name="投影片影像版面配置區 1">
          <svg:title/>
          <svg:desc/>
        </draw:page-thumbnail>
        <draw:frame draw:id="id6" presentation:style-name="a1949" draw:name="備忘稿版面配置區 2" svg:x="0.82677in" svg:y="5.55394in" svg:width="6.61378in" svg:height="5.26142in" presentation:class="notes" presentation:placeholder="false">
          <draw:text-box>
            <text:p text:style-name="a1948" text:class-names="" text:cond-style-name=""><text:span text:style-name="a1947" text:class-names=""/></text:p>
          </draw:text-box>
          <svg:title/>
          <svg:desc/>
        </draw:frame>
        <draw:frame draw:id="id7" presentation:style-name="a1952" draw:name="頁首版面配置區 3" svg:x="0in" svg:y="0in" svg:width="3.5878in" svg:height="0.58425in" presentation:class="header" presentation:placeholder="false">
          <draw:text-box>
            <text:p text:style-name="a1951" text:class-names="" text:cond-style-name=""><text:span text:style-name="a1950" text:class-names=""/></text:p>
          </draw:text-box>
          <svg:title/>
          <svg:desc/>
        </draw:frame>
        <draw:frame draw:id="id8" presentation:style-name="a1955" draw:name="日期版面配置區 4" svg:x="4.67953in" svg:y="0in" svg:width="3.5878in" svg:height="0.58425in" presentation:class="date-time" presentation:placeholder="false">
          <draw:text-box>
            <text:p text:style-name="a1954" text:class-names="" text:cond-style-name=""><text:span text:style-name="a1953" text:class-names=""/></text:p>
          </draw:text-box>
          <svg:title/>
          <svg:desc/>
        </draw:frame>
        <draw:frame draw:id="id9" presentation:style-name="a1958" draw:name="頁尾版面配置區 5" svg:x="0in" svg:y="11.10827in" svg:width="3.5878in" svg:height="0.58425in" presentation:class="footer" presentation:placeholder="false">
          <draw:text-box>
            <text:p text:style-name="a1957" text:class-names="" text:cond-style-name=""><text:span text:style-name="a1956" text:class-names=""/></text:p>
          </draw:text-box>
          <svg:title/>
          <svg:desc/>
        </draw:frame>
        <draw:frame draw:id="id10" presentation:style-name="a1961" draw:name="投影片編號版面配置區 6" svg:x="4.67953in" svg:y="11.10827in" svg:width="3.5878in" svg:height="0.58425in" presentation:class="page-number" presentation:placeholder="false">
          <draw:text-box>
            <text:p text:style-name="a1960" text:class-names="" text:cond-style-name=""><text:span text:style-name="a19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只有標題" style:page-layout-name="pageLayout1" draw:style-name="a1964">
      <draw:frame draw:id="id229" presentation:style-name="a1968" draw:name="標題 1" svg:x="0.55118in" svg:y="0.24685in" svg:width="9.92087in" svg:height="1.03543in" presentation:class="title" presentation:placeholder="false">
        <draw:text-box>
          <text:p text:style-name="a1967" text:class-names="" text:cond-style-name=""><text:span text:style-name="a1965" text:class-names="">按一下以編輯母片標題樣式</text:span><text:span text:style-name="a1966" text:class-names=""/></text:p>
        </draw:text-box>
        <svg:title/>
        <svg:desc/>
      </draw:frame>
      <draw:frame draw:id="id230" presentation:style-name="a1971" draw:name="日期版面配置區 2" svg:x="0.55118in" svg:y="5.64882in" svg:width="2.56811in" svg:height="0.42756in" presentation:class="date-time" presentation:placeholder="false">
        <draw:text-box>
          <text:p text:style-name="a1970" text:class-names="" text:cond-style-name=""><text:span text:style-name="a1969" text:class-names=""/></text:p>
        </draw:text-box>
        <svg:title/>
        <svg:desc/>
      </draw:frame>
      <draw:frame draw:id="id231" presentation:style-name="a1974" draw:name="頁尾版面配置區 3" svg:x="3.77008in" svg:y="5.64882in" svg:width="3.49409in" svg:height="0.42756in" presentation:class="footer" presentation:placeholder="false">
        <draw:text-box>
          <text:p text:style-name="a1973" text:class-names="" text:cond-style-name=""><text:span text:style-name="a1972" text:class-names=""/></text:p>
        </draw:text-box>
        <svg:title/>
        <svg:desc/>
      </draw:frame>
      <draw:frame draw:id="id232" presentation:style-name="a1977" draw:name="投影片編號版面配置區 4" svg:x="7.90394in" svg:y="5.64882in" svg:width="2.56811in" svg:height="0.42756in" presentation:class="page-number" presentation:placeholder="false">
        <draw:text-box>
          <text:p text:style-name="a1976" text:class-names="" text:cond-style-name=""><text:span text:style-name="a1975" text:class-names=""><text:page-number style:num-format="1" text:fixed="false"/></text:span></text:p>
        </draw:text-box>
        <svg:title/>
        <svg:desc/>
      </draw:frame>
      <presentation:notes style:page-layout-name="pageLayout2" draw:style-name="a1994">
        <draw:page-thumbnail svg:x="0.23622in" svg:y="0.88858in" svg:width="7.79449in" svg:height="4.38425in" presentation:class="page" draw:id="id5" presentation:style-name="a1978" draw:name="投影片影像版面配置區 1">
          <svg:title/>
          <svg:desc/>
        </draw:page-thumbnail>
        <draw:frame draw:id="id6" presentation:style-name="a1981" draw:name="備忘稿版面配置區 2" svg:x="0.82677in" svg:y="5.55394in" svg:width="6.61378in" svg:height="5.26142in" presentation:class="notes" presentation:placeholder="false">
          <draw:text-box>
            <text:p text:style-name="a1980" text:class-names="" text:cond-style-name=""><text:span text:style-name="a1979" text:class-names=""/></text:p>
          </draw:text-box>
          <svg:title/>
          <svg:desc/>
        </draw:frame>
        <draw:frame draw:id="id7" presentation:style-name="a1984" draw:name="頁首版面配置區 3" svg:x="0in" svg:y="0in" svg:width="3.5878in" svg:height="0.58425in" presentation:class="header" presentation:placeholder="false">
          <draw:text-box>
            <text:p text:style-name="a1983" text:class-names="" text:cond-style-name=""><text:span text:style-name="a1982" text:class-names=""/></text:p>
          </draw:text-box>
          <svg:title/>
          <svg:desc/>
        </draw:frame>
        <draw:frame draw:id="id8" presentation:style-name="a1987" draw:name="日期版面配置區 4" svg:x="4.67953in" svg:y="0in" svg:width="3.5878in" svg:height="0.58425in" presentation:class="date-time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9" presentation:style-name="a1990" draw:name="頁尾版面配置區 5" svg:x="0in" svg:y="11.10827in" svg:width="3.5878in" svg:height="0.58425in" presentation:class="footer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10" presentation:style-name="a1993" draw:name="投影片編號版面配置區 6" svg:x="4.67953in" svg:y="11.10827in" svg:width="3.5878in" svg:height="0.58425in" presentation:class="page-number" presentation:placeholder="false">
          <draw:text-box>
            <text:p text:style-name="a1992" text:class-names="" text:cond-style-name=""><text:span text:style-name="a1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空白" style:page-layout-name="pageLayout1" draw:style-name="a1996">
      <draw:frame draw:id="id233" presentation:style-name="a1999" draw:name="日期版面配置區 1" svg:x="0.55118in" svg:y="5.64882in" svg:width="2.56811in" svg:height="0.42756in" presentation:class="date-time" presentation:placeholder="false">
        <draw:text-box>
          <text:p text:style-name="a1998" text:class-names="" text:cond-style-name=""><text:span text:style-name="a1997" text:class-names=""/></text:p>
        </draw:text-box>
        <svg:title/>
        <svg:desc/>
      </draw:frame>
      <draw:frame draw:id="id234" presentation:style-name="a2002" draw:name="頁尾版面配置區 2" svg:x="3.77008in" svg:y="5.64882in" svg:width="3.49409in" svg:height="0.42756in" presentation:class="footer" presentation:placeholder="false">
        <draw:text-box>
          <text:p text:style-name="a2001" text:class-names="" text:cond-style-name=""><text:span text:style-name="a2000" text:class-names=""/></text:p>
        </draw:text-box>
        <svg:title/>
        <svg:desc/>
      </draw:frame>
      <draw:frame draw:id="id235" presentation:style-name="a2005" draw:name="投影片編號版面配置區 3" svg:x="7.90394in" svg:y="5.64882in" svg:width="2.56811in" svg:height="0.42756in" presentation:class="page-number" presentation:placeholder="false">
        <draw:text-box>
          <text:p text:style-name="a2004" text:class-names="" text:cond-style-name=""><text:span text:style-name="a2003" text:class-names=""><text:page-number style:num-format="1" text:fixed="false"/></text:span></text:p>
        </draw:text-box>
        <svg:title/>
        <svg:desc/>
      </draw:frame>
      <presentation:notes style:page-layout-name="pageLayout2" draw:style-name="a2022">
        <draw:page-thumbnail svg:x="0.23622in" svg:y="0.88858in" svg:width="7.79449in" svg:height="4.38425in" presentation:class="page" draw:id="id5" presentation:style-name="a2006" draw:name="投影片影像版面配置區 1">
          <svg:title/>
          <svg:desc/>
        </draw:page-thumbnail>
        <draw:frame draw:id="id6" presentation:style-name="a2009" draw:name="備忘稿版面配置區 2" svg:x="0.82677in" svg:y="5.55394in" svg:width="6.61378in" svg:height="5.26142in" presentation:class="notes" presentation:placeholder="false">
          <draw:text-box>
            <text:p text:style-name="a2008" text:class-names="" text:cond-style-name=""><text:span text:style-name="a2007" text:class-names=""/></text:p>
          </draw:text-box>
          <svg:title/>
          <svg:desc/>
        </draw:frame>
        <draw:frame draw:id="id7" presentation:style-name="a2012" draw:name="頁首版面配置區 3" svg:x="0in" svg:y="0in" svg:width="3.5878in" svg:height="0.58425in" presentation:class="header" presentation:placeholder="false">
          <draw:text-box>
            <text:p text:style-name="a2011" text:class-names="" text:cond-style-name=""><text:span text:style-name="a2010" text:class-names=""/></text:p>
          </draw:text-box>
          <svg:title/>
          <svg:desc/>
        </draw:frame>
        <draw:frame draw:id="id8" presentation:style-name="a2015" draw:name="日期版面配置區 4" svg:x="4.67953in" svg:y="0in" svg:width="3.5878in" svg:height="0.58425in" presentation:class="date-time" presentation:placeholder="false">
          <draw:text-box>
            <text:p text:style-name="a2014" text:class-names="" text:cond-style-name=""><text:span text:style-name="a2013" text:class-names=""/></text:p>
          </draw:text-box>
          <svg:title/>
          <svg:desc/>
        </draw:frame>
        <draw:frame draw:id="id9" presentation:style-name="a2018" draw:name="頁尾版面配置區 5" svg:x="0in" svg:y="11.10827in" svg:width="3.5878in" svg:height="0.58425in" presentation:class="footer" presentation:placeholder="false">
          <draw:text-box>
            <text:p text:style-name="a2017" text:class-names="" text:cond-style-name=""><text:span text:style-name="a2016" text:class-names=""/></text:p>
          </draw:text-box>
          <svg:title/>
          <svg:desc/>
        </draw:frame>
        <draw:frame draw:id="id10" presentation:style-name="a2021" draw:name="投影片編號版面配置區 6" svg:x="4.67953in" svg:y="11.10827in" svg:width="3.5878in" svg:height="0.58425in" presentation:class="page-number" presentation:placeholder="false">
          <draw:text-box>
            <text:p text:style-name="a2020" text:class-names="" text:cond-style-name=""><text:span text:style-name="a20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含標題的內容" style:page-layout-name="pageLayout1" draw:style-name="a2024">
      <draw:frame draw:id="id236" presentation:style-name="a2028" draw:name="標題 1" svg:x="0.75868in" svg:y="0.41319in" svg:width="3.55556in" svg:height="1.44792in" presentation:class="title" presentation:placeholder="false">
        <draw:text-box>
          <text:p text:style-name="a2027" text:class-names="" text:cond-style-name=""><text:span text:style-name="a2025" text:class-names="">按一下以編輯母片標題樣式</text:span><text:span text:style-name="a2026" text:class-names=""/></text:p>
        </draw:text-box>
        <svg:title/>
        <svg:desc/>
      </draw:frame>
      <draw:frame draw:id="id237" presentation:style-name="a2044" draw:name="內容版面配置區 2" svg:x="4.6875in" svg:y="0.89236in" svg:width="5.57986in" svg:height="4.40799in" presentation:class="object" presentation:placeholder="false">
        <draw:text-box>
          <text:p text:style-name="a2030" text:class-names="" text:cond-style-name=""><text:span text:style-name="a2029" text:class-names="">編輯母片文字樣式</text:span></text:p>
          <text:list text:style-name="a2033">
            <text:list-item>
              <text:list text:style-name="a2033">
                <text:list-item>
                  <text:p text:style-name="a2032" text:class-names="" text:cond-style-name=""><text:span text:style-name="a2031" text:class-names="">第二層</text:span></text:p>
                </text:list-item>
              </text:list>
            </text:list-item>
          </text:list>
          <text:list text:style-name="a2036">
            <text:list-item>
              <text:list text:style-name="a2036">
                <text:list-item>
                  <text:list text:style-name="a2036">
                    <text:list-item>
                      <text:p text:style-name="a2035" text:class-names="" text:cond-style-name=""><text:span text:style-name="a2034" text:class-names="">第三層</text:span></text:p>
                    </text:list-item>
                  </text:list>
                </text:list-item>
              </text:list>
            </text:list-item>
          </text:list>
          <text:list text:style-name="a2039">
            <text:list-item>
              <text:list text:style-name="a2039">
                <text:list-item>
                  <text:list text:style-name="a2039">
                    <text:list-item>
                      <text:list text:style-name="a2039">
                        <text:list-item>
                          <text:p text:style-name="a2038" text:class-names="" text:cond-style-name=""><text:span text:style-name="a2037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3">
            <text:list-item>
              <text:list text:style-name="a2043">
                <text:list-item>
                  <text:list text:style-name="a2043">
                    <text:list-item>
                      <text:list text:style-name="a2043">
                        <text:list-item>
                          <text:list text:style-name="a2043">
                            <text:list-item>
                              <text:p text:style-name="a2042" text:class-names="" text:cond-style-name=""><text:span text:style-name="a2040" text:class-names="">第五層</text:span><text:span text:style-name="a20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48" draw:name="文字版面配置區 3" svg:x="0.75868in" svg:y="1.86111in" svg:width="3.55556in" svg:height="3.44618in" presentation:class="outline" presentation:placeholder="false">
        <draw:text-box>
          <text:list text:style-name="a2047">
            <text:list-item>
              <text:p text:style-name="a2046" text:class-names="" text:cond-style-name=""><text:span text:style-name="a2045" text:class-names="">編輯母片文字樣式</text:span></text:p>
            </text:list-item>
          </text:list>
        </draw:text-box>
        <svg:title/>
        <svg:desc/>
      </draw:frame>
      <draw:frame draw:id="id239" presentation:style-name="a2051" draw:name="日期版面配置區 4" svg:x="0.55118in" svg:y="5.64882in" svg:width="2.56811in" svg:height="0.42756in" presentation:class="date-time" presentation:placeholder="false">
        <draw:text-box>
          <text:p text:style-name="a2050" text:class-names="" text:cond-style-name=""><text:span text:style-name="a2049" text:class-names=""/></text:p>
        </draw:text-box>
        <svg:title/>
        <svg:desc/>
      </draw:frame>
      <draw:frame draw:id="id240" presentation:style-name="a2054" draw:name="頁尾版面配置區 5" svg:x="3.77008in" svg:y="5.64882in" svg:width="3.49409in" svg:height="0.42756in" presentation:class="footer" presentation:placeholder="false">
        <draw:text-box>
          <text:p text:style-name="a2053" text:class-names="" text:cond-style-name=""><text:span text:style-name="a2052" text:class-names=""/></text:p>
        </draw:text-box>
        <svg:title/>
        <svg:desc/>
      </draw:frame>
      <draw:frame draw:id="id241" presentation:style-name="a2057" draw:name="投影片編號版面配置區 6" svg:x="7.90394in" svg:y="5.64882in" svg:width="2.56811in" svg:height="0.42756in" presentation:class="page-number" presentation:placeholder="false">
        <draw:text-box>
          <text:p text:style-name="a2056" text:class-names="" text:cond-style-name=""><text:span text:style-name="a2055" text:class-names=""><text:page-number style:num-format="1" text:fixed="false"/></text:span></text:p>
        </draw:text-box>
        <svg:title/>
        <svg:desc/>
      </draw:frame>
      <presentation:notes style:page-layout-name="pageLayout2" draw:style-name="a2074">
        <draw:page-thumbnail svg:x="0.23622in" svg:y="0.88858in" svg:width="7.79449in" svg:height="4.38425in" presentation:class="page" draw:id="id5" presentation:style-name="a2058" draw:name="投影片影像版面配置區 1">
          <svg:title/>
          <svg:desc/>
        </draw:page-thumbnail>
        <draw:frame draw:id="id6" presentation:style-name="a2061" draw:name="備忘稿版面配置區 2" svg:x="0.82677in" svg:y="5.55394in" svg:width="6.61378in" svg:height="5.26142in" presentation:class="notes" presentation:placeholder="false">
          <draw:text-box>
            <text:p text:style-name="a2060" text:class-names="" text:cond-style-name=""><text:span text:style-name="a2059" text:class-names=""/></text:p>
          </draw:text-box>
          <svg:title/>
          <svg:desc/>
        </draw:frame>
        <draw:frame draw:id="id7" presentation:style-name="a2064" draw:name="頁首版面配置區 3" svg:x="0in" svg:y="0in" svg:width="3.5878in" svg:height="0.58425in" presentation:class="header" presentation:placeholder="false">
          <draw:text-box>
            <text:p text:style-name="a2063" text:class-names="" text:cond-style-name=""><text:span text:style-name="a2062" text:class-names=""/></text:p>
          </draw:text-box>
          <svg:title/>
          <svg:desc/>
        </draw:frame>
        <draw:frame draw:id="id8" presentation:style-name="a2067" draw:name="日期版面配置區 4" svg:x="4.67953in" svg:y="0in" svg:width="3.5878in" svg:height="0.58425in" presentation:class="date-time" presentation:placeholder="false">
          <draw:text-box>
            <text:p text:style-name="a2066" text:class-names="" text:cond-style-name=""><text:span text:style-name="a2065" text:class-names=""/></text:p>
          </draw:text-box>
          <svg:title/>
          <svg:desc/>
        </draw:frame>
        <draw:frame draw:id="id9" presentation:style-name="a2070" draw:name="頁尾版面配置區 5" svg:x="0in" svg:y="11.10827in" svg:width="3.5878in" svg:height="0.58425in" presentation:class="footer" presentation:placeholder="false">
          <draw:text-box>
            <text:p text:style-name="a2069" text:class-names="" text:cond-style-name=""><text:span text:style-name="a2068" text:class-names=""/></text:p>
          </draw:text-box>
          <svg:title/>
          <svg:desc/>
        </draw:frame>
        <draw:frame draw:id="id10" presentation:style-name="a2073" draw:name="投影片編號版面配置區 6" svg:x="4.67953in" svg:y="11.10827in" svg:width="3.5878in" svg:height="0.58425in" presentation:class="page-number" presentation:placeholder="false">
          <draw:text-box>
            <text:p text:style-name="a2072" text:class-names="" text:cond-style-name=""><text:span text:style-name="a20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含標題的圖片" style:page-layout-name="pageLayout1" draw:style-name="a2076">
      <draw:frame draw:id="id242" presentation:style-name="a2080" draw:name="標題 1" svg:x="0.75868in" svg:y="0.41319in" svg:width="3.55556in" svg:height="1.44792in" presentation:class="title" presentation:placeholder="false">
        <draw:text-box>
          <text:p text:style-name="a2079" text:class-names="" text:cond-style-name=""><text:span text:style-name="a2077" text:class-names="">按一下以編輯母片標題樣式</text:span><text:span text:style-name="a2078" text:class-names=""/></text:p>
        </draw:text-box>
        <svg:title/>
        <svg:desc/>
      </draw:frame>
      <draw:frame draw:id="id243" presentation:style-name="a2083" draw:name="圖片版面配置區 2" svg:x="4.6875in" svg:y="0.89236in" svg:width="5.57986in" svg:height="4.40799in" presentation:class="graphic" presentation:placeholder="false">
        <draw:text-box>
          <text:p text:style-name="a2082" text:class-names="" text:cond-style-name=""><text:span text:style-name="a2081" text:class-names=""/></text:p>
        </draw:text-box>
        <svg:title/>
        <svg:desc/>
      </draw:frame>
      <draw:frame draw:id="id244" presentation:style-name="a2087" draw:name="文字版面配置區 3" svg:x="0.75868in" svg:y="1.86111in" svg:width="3.55556in" svg:height="3.44618in" presentation:class="outline" presentation:placeholder="false">
        <draw:text-box>
          <text:list text:style-name="a2086">
            <text:list-item>
              <text:p text:style-name="a2085" text:class-names="" text:cond-style-name=""><text:span text:style-name="a2084" text:class-names="">編輯母片文字樣式</text:span></text:p>
            </text:list-item>
          </text:list>
        </draw:text-box>
        <svg:title/>
        <svg:desc/>
      </draw:frame>
      <draw:frame draw:id="id245" presentation:style-name="a2090" draw:name="日期版面配置區 4" svg:x="0.55118in" svg:y="5.64882in" svg:width="2.56811in" svg:height="0.42756in" presentation:class="date-time" presentation:placeholder="false">
        <draw:text-box>
          <text:p text:style-name="a2089" text:class-names="" text:cond-style-name=""><text:span text:style-name="a2088" text:class-names=""/></text:p>
        </draw:text-box>
        <svg:title/>
        <svg:desc/>
      </draw:frame>
      <draw:frame draw:id="id246" presentation:style-name="a2093" draw:name="頁尾版面配置區 5" svg:x="3.77008in" svg:y="5.64882in" svg:width="3.49409in" svg:height="0.42756in" presentation:class="footer" presentation:placeholder="false">
        <draw:text-box>
          <text:p text:style-name="a2092" text:class-names="" text:cond-style-name=""><text:span text:style-name="a2091" text:class-names=""/></text:p>
        </draw:text-box>
        <svg:title/>
        <svg:desc/>
      </draw:frame>
      <draw:frame draw:id="id247" presentation:style-name="a2096" draw:name="投影片編號版面配置區 6" svg:x="7.90394in" svg:y="5.64882in" svg:width="2.56811in" svg:height="0.42756in" presentation:class="page-number" presentation:placeholder="false">
        <draw:text-box>
          <text:p text:style-name="a2095" text:class-names="" text:cond-style-name=""><text:span text:style-name="a2094" text:class-names=""><text:page-number style:num-format="1" text:fixed="false"/></text:span></text:p>
        </draw:text-box>
        <svg:title/>
        <svg:desc/>
      </draw:frame>
      <presentation:notes style:page-layout-name="pageLayout2" draw:style-name="a2113">
        <draw:page-thumbnail svg:x="0.23622in" svg:y="0.88858in" svg:width="7.79449in" svg:height="4.38425in" presentation:class="page" draw:id="id5" presentation:style-name="a2097" draw:name="投影片影像版面配置區 1">
          <svg:title/>
          <svg:desc/>
        </draw:page-thumbnail>
        <draw:frame draw:id="id6" presentation:style-name="a2100" draw:name="備忘稿版面配置區 2" svg:x="0.82677in" svg:y="5.55394in" svg:width="6.61378in" svg:height="5.26142in" presentation:class="notes" presentation:placeholder="false">
          <draw:text-box>
            <text:p text:style-name="a2099" text:class-names="" text:cond-style-name=""><text:span text:style-name="a2098" text:class-names=""/></text:p>
          </draw:text-box>
          <svg:title/>
          <svg:desc/>
        </draw:frame>
        <draw:frame draw:id="id7" presentation:style-name="a2103" draw:name="頁首版面配置區 3" svg:x="0in" svg:y="0in" svg:width="3.5878in" svg:height="0.58425in" presentation:class="header" presentation:placeholder="false">
          <draw:text-box>
            <text:p text:style-name="a2102" text:class-names="" text:cond-style-name=""><text:span text:style-name="a2101" text:class-names=""/></text:p>
          </draw:text-box>
          <svg:title/>
          <svg:desc/>
        </draw:frame>
        <draw:frame draw:id="id8" presentation:style-name="a2106" draw:name="日期版面配置區 4" svg:x="4.67953in" svg:y="0in" svg:width="3.5878in" svg:height="0.58425in" presentation:class="date-time" presentation:placeholder="false">
          <draw:text-box>
            <text:p text:style-name="a2105" text:class-names="" text:cond-style-name=""><text:span text:style-name="a2104" text:class-names=""/></text:p>
          </draw:text-box>
          <svg:title/>
          <svg:desc/>
        </draw:frame>
        <draw:frame draw:id="id9" presentation:style-name="a2109" draw:name="頁尾版面配置區 5" svg:x="0in" svg:y="11.10827in" svg:width="3.5878in" svg:height="0.58425in" presentation:class="footer" presentation:placeholder="false">
          <draw:text-box>
            <text:p text:style-name="a2108" text:class-names="" text:cond-style-name=""><text:span text:style-name="a2107" text:class-names=""/></text:p>
          </draw:text-box>
          <svg:title/>
          <svg:desc/>
        </draw:frame>
        <draw:frame draw:id="id10" presentation:style-name="a2112" draw:name="投影片編號版面配置區 6" svg:x="4.67953in" svg:y="11.10827in" svg:width="3.5878in" svg:height="0.58425in" presentation:class="page-number" presentation:placeholder="false">
          <draw:text-box>
            <text:p text:style-name="a2111" text:class-names="" text:cond-style-name=""><text:span text:style-name="a2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標題及直排文字" style:page-layout-name="pageLayout1" draw:style-name="a2115">
      <draw:frame draw:id="id248" presentation:style-name="a2119" draw:name="標題 1" svg:x="0.55118in" svg:y="0.24685in" svg:width="9.92087in" svg:height="1.03543in" presentation:class="title" presentation:placeholder="false">
        <draw:text-box>
          <text:p text:style-name="a2118" text:class-names="" text:cond-style-name=""><text:span text:style-name="a2116" text:class-names="">按一下以編輯母片標題樣式</text:span><text:span text:style-name="a2117" text:class-names=""/></text:p>
        </draw:text-box>
        <svg:title/>
        <svg:desc/>
      </draw:frame>
      <draw:frame draw:id="id249" presentation:style-name="a2136" draw:name="直排文字版面配置區 2" svg:x="0.55118in" svg:y="1.45079in" svg:width="9.92087in" svg:height="3.59606in" presentation:class="outline" presentation:placeholder="false">
        <draw:text-box>
          <text:list text:style-name="a2122">
            <text:list-item>
              <text:p text:style-name="a2121" text:class-names="" text:cond-style-name=""><text:span text:style-name="a2120" text:class-names="">編輯母片文字樣式</text:span></text:p>
            </text:list-item>
          </text:list>
          <text:list text:style-name="a2125">
            <text:list-item>
              <text:list text:style-name="a2125">
                <text:list-item>
                  <text:p text:style-name="a2124" text:class-names="" text:cond-style-name=""><text:span text:style-name="a2123" text:class-names="">第二層</text:span></text:p>
                </text:list-item>
              </text:list>
            </text:list-item>
          </text:list>
          <text:list text:style-name="a2128">
            <text:list-item>
              <text:list text:style-name="a2128">
                <text:list-item>
                  <text:list text:style-name="a2128">
                    <text:list-item>
                      <text:p text:style-name="a2127" text:class-names="" text:cond-style-name=""><text:span text:style-name="a2126" text:class-names="">第三層</text:span></text:p>
                    </text:list-item>
                  </text:list>
                </text:list-item>
              </text:list>
            </text:list-item>
          </text:list>
          <text:list text:style-name="a2131">
            <text:list-item>
              <text:list text:style-name="a2131">
                <text:list-item>
                  <text:list text:style-name="a2131">
                    <text:list-item>
                      <text:list text:style-name="a2131">
                        <text:list-item>
                          <text:p text:style-name="a2130" text:class-names="" text:cond-style-name=""><text:span text:style-name="a2129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5">
            <text:list-item>
              <text:list text:style-name="a2135">
                <text:list-item>
                  <text:list text:style-name="a2135">
                    <text:list-item>
                      <text:list text:style-name="a2135">
                        <text:list-item>
                          <text:list text:style-name="a2135">
                            <text:list-item>
                              <text:p text:style-name="a2134" text:class-names="" text:cond-style-name=""><text:span text:style-name="a2132" text:class-names="">第五層</text:span><text:span text:style-name="a2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39" draw:name="日期版面配置區 3" svg:x="0.55118in" svg:y="5.64882in" svg:width="2.56811in" svg:height="0.42756in" presentation:class="date-time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51" presentation:style-name="a2142" draw:name="頁尾版面配置區 4" svg:x="3.77008in" svg:y="5.64882in" svg:width="3.49409in" svg:height="0.42756in" presentation:class="footer" presentation:placeholder="false">
        <draw:text-box>
          <text:p text:style-name="a2141" text:class-names="" text:cond-style-name=""><text:span text:style-name="a2140" text:class-names=""/></text:p>
        </draw:text-box>
        <svg:title/>
        <svg:desc/>
      </draw:frame>
      <draw:frame draw:id="id252" presentation:style-name="a2145" draw:name="投影片編號版面配置區 5" svg:x="7.90394in" svg:y="5.64882in" svg:width="2.56811in" svg:height="0.42756in" presentation:class="page-number" presentation:placeholder="false">
        <draw:text-box>
          <text:p text:style-name="a2144" text:class-names="" text:cond-style-name=""><text:span text:style-name="a2143" text:class-names=""><text:page-number style:num-format="1" text:fixed="false"/></text:span></text:p>
        </draw:text-box>
        <svg:title/>
        <svg:desc/>
      </draw:frame>
      <presentation:notes style:page-layout-name="pageLayout2" draw:style-name="a2162">
        <draw:page-thumbnail svg:x="0.23622in" svg:y="0.88858in" svg:width="7.79449in" svg:height="4.38425in" presentation:class="page" draw:id="id5" presentation:style-name="a2146" draw:name="投影片影像版面配置區 1">
          <svg:title/>
          <svg:desc/>
        </draw:page-thumbnail>
        <draw:frame draw:id="id6" presentation:style-name="a2149" draw:name="備忘稿版面配置區 2" svg:x="0.82677in" svg:y="5.55394in" svg:width="6.61378in" svg:height="5.26142in" presentation:class="notes" presentation:placeholder="false">
          <draw:text-box>
            <text:p text:style-name="a2148" text:class-names="" text:cond-style-name=""><text:span text:style-name="a2147" text:class-names=""/></text:p>
          </draw:text-box>
          <svg:title/>
          <svg:desc/>
        </draw:frame>
        <draw:frame draw:id="id7" presentation:style-name="a2152" draw:name="頁首版面配置區 3" svg:x="0in" svg:y="0in" svg:width="3.5878in" svg:height="0.58425in" presentation:class="header" presentation:placeholder="false">
          <draw:text-box>
            <text:p text:style-name="a2151" text:class-names="" text:cond-style-name=""><text:span text:style-name="a2150" text:class-names=""/></text:p>
          </draw:text-box>
          <svg:title/>
          <svg:desc/>
        </draw:frame>
        <draw:frame draw:id="id8" presentation:style-name="a2155" draw:name="日期版面配置區 4" svg:x="4.67953in" svg:y="0in" svg:width="3.5878in" svg:height="0.58425in" presentation:class="date-time" presentation:placeholder="false">
          <draw:text-box>
            <text:p text:style-name="a2154" text:class-names="" text:cond-style-name=""><text:span text:style-name="a2153" text:class-names=""/></text:p>
          </draw:text-box>
          <svg:title/>
          <svg:desc/>
        </draw:frame>
        <draw:frame draw:id="id9" presentation:style-name="a2158" draw:name="頁尾版面配置區 5" svg:x="0in" svg:y="11.10827in" svg:width="3.5878in" svg:height="0.58425in" presentation:class="footer" presentation:placeholder="false">
          <draw:text-box>
            <text:p text:style-name="a2157" text:class-names="" text:cond-style-name=""><text:span text:style-name="a2156" text:class-names=""/></text:p>
          </draw:text-box>
          <svg:title/>
          <svg:desc/>
        </draw:frame>
        <draw:frame draw:id="id10" presentation:style-name="a2161" draw:name="投影片編號版面配置區 6" svg:x="4.67953in" svg:y="11.10827in" svg:width="3.5878in" svg:height="0.58425in" presentation:class="page-number" presentation:placeholder="false">
          <draw:text-box>
            <text:p text:style-name="a2160" text:class-names="" text:cond-style-name=""><text:span text:style-name="a2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直排標題及文字" style:page-layout-name="pageLayout1" draw:style-name="a2164">
      <draw:frame draw:id="id253" presentation:style-name="a2168" draw:name="直排標題 1" svg:x="7.99306in" svg:y="0.24653in" svg:width="2.47917in" svg:height="4.80035in" presentation:class="title" presentation:placeholder="false">
        <draw:text-box>
          <text:p text:style-name="a2167" text:class-names="" text:cond-style-name=""><text:span text:style-name="a2165" text:class-names="">按一下以編輯母片標題樣式</text:span><text:span text:style-name="a2166" text:class-names=""/></text:p>
        </draw:text-box>
        <svg:title/>
        <svg:desc/>
      </draw:frame>
      <draw:frame draw:id="id254" presentation:style-name="a2185" draw:name="直排文字版面配置區 2" svg:x="0.55035in" svg:y="0.24653in" svg:width="7.27604in" svg:height="4.80035in" presentation:class="outline" presentation:placeholder="false">
        <draw:text-box>
          <text:list text:style-name="a2171">
            <text:list-item>
              <text:p text:style-name="a2170" text:class-names="" text:cond-style-name=""><text:span text:style-name="a2169" text:class-names="">編輯母片文字樣式</text:span></text:p>
            </text:list-item>
          </text:list>
          <text:list text:style-name="a2174">
            <text:list-item>
              <text:list text:style-name="a2174">
                <text:list-item>
                  <text:p text:style-name="a2173" text:class-names="" text:cond-style-name=""><text:span text:style-name="a2172" text:class-names="">第二層</text:span></text:p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p text:style-name="a2176" text:class-names="" text:cond-style-name=""><text:span text:style-name="a2175" text:class-names="">第三層</text:span></text:p>
                    </text:list-item>
                  </text:list>
                </text:list-item>
              </text:list>
            </text:list-item>
          </text:list>
          <text:list text:style-name="a2180">
            <text:list-item>
              <text:list text:style-name="a2180">
                <text:list-item>
                  <text:list text:style-name="a2180">
                    <text:list-item>
                      <text:list text:style-name="a2180">
                        <text:list-item>
                          <text:p text:style-name="a2179" text:class-names="" text:cond-style-name=""><text:span text:style-name="a2178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4">
            <text:list-item>
              <text:list text:style-name="a2184">
                <text:list-item>
                  <text:list text:style-name="a2184">
                    <text:list-item>
                      <text:list text:style-name="a2184">
                        <text:list-item>
                          <text:list text:style-name="a2184">
                            <text:list-item>
                              <text:p text:style-name="a2183" text:class-names="" text:cond-style-name=""><text:span text:style-name="a2181" text:class-names="">第五層</text:span><text:span text:style-name="a2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88" draw:name="日期版面配置區 3" svg:x="0.55118in" svg:y="5.64882in" svg:width="2.56811in" svg:height="0.42756in" presentation:class="date-time" presentation:placeholder="false">
        <draw:text-box>
          <text:p text:style-name="a2187" text:class-names="" text:cond-style-name=""><text:span text:style-name="a2186" text:class-names=""/></text:p>
        </draw:text-box>
        <svg:title/>
        <svg:desc/>
      </draw:frame>
      <draw:frame draw:id="id256" presentation:style-name="a2191" draw:name="頁尾版面配置區 4" svg:x="3.77008in" svg:y="5.64882in" svg:width="3.49409in" svg:height="0.42756in" presentation:class="footer" presentation:placeholder="false">
        <draw:text-box>
          <text:p text:style-name="a2190" text:class-names="" text:cond-style-name=""><text:span text:style-name="a2189" text:class-names=""/></text:p>
        </draw:text-box>
        <svg:title/>
        <svg:desc/>
      </draw:frame>
      <draw:frame draw:id="id257" presentation:style-name="a2194" draw:name="投影片編號版面配置區 5" svg:x="7.90394in" svg:y="5.64882in" svg:width="2.56811in" svg:height="0.42756in" presentation:class="page-number" presentation:placeholder="false">
        <draw:text-box>
          <text:p text:style-name="a2193" text:class-names="" text:cond-style-name=""><text:span text:style-name="a2192" text:class-names=""><text:page-number style:num-format="1" text:fixed="false"/></text:span></text:p>
        </draw:text-box>
        <svg:title/>
        <svg:desc/>
      </draw:frame>
      <presentation:notes style:page-layout-name="pageLayout2" draw:style-name="a2211">
        <draw:page-thumbnail svg:x="0.23622in" svg:y="0.88858in" svg:width="7.79449in" svg:height="4.38425in" presentation:class="page" draw:id="id5" presentation:style-name="a2195" draw:name="投影片影像版面配置區 1">
          <svg:title/>
          <svg:desc/>
        </draw:page-thumbnail>
        <draw:frame draw:id="id6" presentation:style-name="a2198" draw:name="備忘稿版面配置區 2" svg:x="0.82677in" svg:y="5.55394in" svg:width="6.61378in" svg:height="5.26142in" presentation:class="notes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7" presentation:style-name="a2201" draw:name="頁首版面配置區 3" svg:x="0in" svg:y="0in" svg:width="3.5878in" svg:height="0.58425in" presentation:class="head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8" presentation:style-name="a2204" draw:name="日期版面配置區 4" svg:x="4.67953in" svg:y="0in" svg:width="3.5878in" svg:height="0.58425in" presentation:class="date-time" presentation:placeholder="false">
          <draw:text-box>
            <text:p text:style-name="a2203" text:class-names="" text:cond-style-name=""><text:span text:style-name="a2202" text:class-names=""/></text:p>
          </draw:text-box>
          <svg:title/>
          <svg:desc/>
        </draw:frame>
        <draw:frame draw:id="id9" presentation:style-name="a2207" draw:name="頁尾版面配置區 5" svg:x="0in" svg:y="11.10827in" svg:width="3.5878in" svg:height="0.58425in" presentation:class="footer" presentation:placeholder="false">
          <draw:text-box>
            <text:p text:style-name="a2206" text:class-names="" text:cond-style-name=""><text:span text:style-name="a2205" text:class-names=""/></text:p>
          </draw:text-box>
          <svg:title/>
          <svg:desc/>
        </draw:frame>
        <draw:frame draw:id="id10" presentation:style-name="a2210" draw:name="投影片編號版面配置區 6" svg:x="4.67953in" svg:y="11.10827in" svg:width="3.5878in" svg:height="0.58425in" presentation:class="page-number" presentation:placeholder="false">
          <draw:text-box>
            <text:p text:style-name="a2209" text:class-names="" text:cond-style-name=""><text:span text:style-name="a2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12">
      <draw:frame draw:id="id258" presentation:style-name="a2215" draw:name="頁首版面配置區 1" svg:x="0in" svg:y="0in" svg:width="3.5878in" svg:height="0.58425in" presentation:class="header" presentation:placeholder="false">
        <draw:text-box>
          <text:p text:style-name="a2214" text:class-names="" text:cond-style-name=""><text:span text:style-name="a2213" text:class-names=""/></text:p>
        </draw:text-box>
        <svg:title/>
        <svg:desc/>
      </draw:frame>
      <draw:frame draw:id="id259" presentation:style-name="a2218" draw:name="日期版面配置區 2" svg:x="4.67953in" svg:y="0in" svg:width="3.5878in" svg:height="0.58425in" presentation:class="date-time" presentation:placeholder="false">
        <draw:text-box>
          <text:p text:style-name="a2217" text:class-names="" text:cond-style-name=""><text:span text:style-name="a2216" text:class-names=""/></text:p>
        </draw:text-box>
        <svg:title/>
        <svg:desc/>
      </draw:frame>
      <draw:frame draw:id="id260" presentation:style-name="a2221" draw:name="頁尾版面配置區 3" svg:x="0in" svg:y="11.10827in" svg:width="3.5878in" svg:height="0.58425in" presentation:class="footer" presentation:placeholder="false">
        <draw:text-box>
          <text:p text:style-name="a2220" text:class-names="" text:cond-style-name=""><text:span text:style-name="a2219" text:class-names=""/></text:p>
        </draw:text-box>
        <svg:title/>
        <svg:desc/>
      </draw:frame>
      <draw:frame draw:id="id261" presentation:style-name="a2224" draw:name="投影片編號版面配置區 4" svg:x="4.67953in" svg:y="11.10827in" svg:width="3.5878in" svg:height="0.58425in" presentation:class="page-number" presentation:placeholder="false">
        <draw:text-box>
          <text:p text:style-name="a2223" text:class-names="" text:cond-style-name=""><text:span text:style-name="a222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meta:initial-creator>Peter Wolf</meta:initial-creator>
    <dc:creator>蘇子權</dc:creator>
    <meta:creation-date>2020-12-15T13:38:10Z</meta:creation-date>
    <dc:date>2020-12-29T07:49:24Z</dc:date>
    <meta:editing-cycles>24</meta:editing-cycles>
    <meta:editing-duration>PT8351S</meta:editing-duration>
    <meta:document-statistic meta:paragraph-count="95" meta:word-count="733"/>
  </office:meta>
</office:document-meta>
</file>